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9.74pt"/>
    </style:style>
    <style:style style:name="co2" style:family="table-column">
      <style:table-column-properties fo:break-before="auto" style:column-width="43.46pt"/>
    </style:style>
    <style:style style:name="co3" style:family="table-column">
      <style:table-column-properties fo:break-before="auto" style:column-width="80.5pt"/>
    </style:style>
    <style:style style:name="co4" style:family="table-column">
      <style:table-column-properties fo:break-before="auto" style:column-width="54.26pt"/>
    </style:style>
    <style:style style:name="co5" style:family="table-column">
      <style:table-column-properties fo:break-before="auto" style:column-width="27.24pt"/>
    </style:style>
    <style:style style:name="co6" style:family="table-column">
      <style:table-column-properties fo:break-before="auto" style:column-width="53.49pt"/>
    </style:style>
    <style:style style:name="co7" style:family="table-column">
      <style:table-column-properties fo:break-before="auto" style:column-width="49.66pt"/>
    </style:style>
    <style:style style:name="co8" style:family="table-column">
      <style:table-column-properties fo:break-before="auto" style:column-width="98.25pt"/>
    </style:style>
    <style:style style:name="co9" style:family="table-column">
      <style:table-column-properties fo:break-before="auto" style:column-width="97.51pt"/>
    </style:style>
    <style:style style:name="co10" style:family="table-column">
      <style:table-column-properties fo:break-before="auto" style:column-width="113.7pt"/>
    </style:style>
    <style:style style:name="co11" style:family="table-column">
      <style:table-column-properties fo:break-before="auto" style:column-width="106.75pt"/>
    </style:style>
    <style:style style:name="co12" style:family="table-column">
      <style:table-column-properties fo:break-before="auto" style:column-width="112.14pt"/>
    </style:style>
    <style:style style:name="co13" style:family="table-column">
      <style:table-column-properties fo:break-before="auto" style:column-width="109.05pt"/>
    </style:style>
    <style:style style:name="co14" style:family="table-column">
      <style:table-column-properties fo:break-before="auto" style:column-width="173.14pt"/>
    </style:style>
    <style:style style:name="co15" style:family="table-column">
      <style:table-column-properties fo:break-before="auto" style:column-width="162.34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v_scores_total_20190927-16h47m53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number-columns-repeated="3" table:default-cell-style-name="Default"/>
        <table:table-column table:style-name="co9" table:number-columns-repeated="2" table:default-cell-style-name="Default"/>
        <table:table-column table:style-name="co8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0" table:number-columns-repeated="5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n_classe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calib_size</text:p>
          </table:table-cell>
          <table:table-cell office:value-type="string" calcext:value-type="string">
            <text:p>test_size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log-loss_mean</text:p>
          </table:table-cell>
          <table:table-cell office:value-type="string" calcext:value-type="string">
            <text:p>log-loss_std</text:p>
          </table:table-cell>
          <table:table-cell office:value-type="string" calcext:value-type="string">
            <text:p>ECE_mean</text:p>
          </table:table-cell>
          <table:table-cell office:value-type="string" calcext:value-type="string">
            <text:p>ECE_std</text:p>
          </table:table-cell>
          <table:table-cell office:value-type="string" calcext:value-type="string">
            <text:p>ECE_15bins_mean</text:p>
          </table:table-cell>
          <table:table-cell office:value-type="string" calcext:value-type="string">
            <text:p>ECE_15bins_std</text:p>
          </table:table-cell>
          <table:table-cell office:value-type="string" calcext:value-type="string">
            <text:p>MCE_mean</text:p>
          </table:table-cell>
          <table:table-cell office:value-type="string" calcext:value-type="string">
            <text:p>MCE_std</text:p>
          </table:table-cell>
          <table:table-cell office:value-type="string" calcext:value-type="string">
            <text:p>sharpness_mean</text:p>
          </table:table-cell>
          <table:table-cell office:value-type="string" calcext:value-type="string">
            <text:p>sharpness_std</text:p>
          </table:table-cell>
          <table:table-cell office:value-type="string" calcext:value-type="string">
            <text:p>overconfidence_mean</text:p>
          </table:table-cell>
          <table:table-cell office:value-type="string" calcext:value-type="string">
            <text:p>overconfidence_std</text:p>
          </table:table-cell>
          <table:table-cell office:value-type="string" calcext:value-type="string">
            <text:p>underconfidence_mean</text:p>
          </table:table-cell>
          <table:table-cell office:value-type="string" calcext:value-type="string">
            <text:p>underconfidence_std</text:p>
          </table:table-cell>
          <table:table-cell office:value-type="string" calcext:value-type="string">
            <text:p>avg_confidence_mean</text:p>
          </table:table-cell>
          <table:table-cell office:value-type="string" calcext:value-type="string">
            <text:p>avg_confidence_std</text:p>
          </table:table-cell>
          <table:table-cell office:value-type="string" calcext:value-type="string">
            <text:p>weighted_abs_conf_difference_mean</text:p>
          </table:table-cell>
          <table:table-cell office:value-type="string" calcext:value-type="string">
            <text:p>weighted_abs_conf_difference_std</text:p>
          </table:table-cell>
          <table:table-cell office:value-type="string" calcext:value-type="string">
            <text:p>brier_score_mean</text:p>
          </table:table-cell>
          <table:table-cell office:value-type="string" calcext:value-type="string">
            <text:p>brier_score_std</text:p>
          </table:table-cell>
          <table:table-cell office:value-type="string" calcext:value-type="string">
            <text:p>cal_time_mean</text:p>
          </table:table-cell>
          <table:table-cell office:value-type="string" calcext:value-type="string">
            <text:p>cal_time_std</text:p>
          </table:table-cell>
          <table:table-cell office:value-type="string" calcext:value-type="string">
            <text:p>fit_time_mean</text:p>
          </table:table-cell>
          <table:table-cell office:value-type="string" calcext:value-type="string">
            <text:p>fit_time_std</text:p>
          </table:table-cell>
        </table:table-row>
        <table:table-row table:style-name="ro1">
          <table:table-cell office:value-type="string" calcext:value-type="string">
            <text:p>Uncal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AdaBoost</text:p>
          </table:table-cell>
          <table:table-cell office:value-type="float" office:value="2" calcext:value-type="float">
            <text:p>2</text:p>
          </table:table-cell>
          <table:table-cell office:value-type="float" office:value="9090" calcext:value-type="float">
            <text:p>909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9463" calcext:value-type="float">
            <text:p>0.9463</text:p>
          </table:table-cell>
          <table:table-cell office:value-type="float" office:value="0.000559637779679366" calcext:value-type="float">
            <text:p>0.000559637779679</text:p>
          </table:table-cell>
          <table:table-cell office:value-type="float" office:value="0.667281623818576" calcext:value-type="float">
            <text:p>0.667281623818576</text:p>
          </table:table-cell>
          <table:table-cell office:value-type="float" office:value="0.0001107846302799" calcext:value-type="float">
            <text:p>0.00011078463028</text:p>
          </table:table-cell>
          <table:table-cell office:value-type="float" office:value="0.430114821969697" calcext:value-type="float">
            <text:p>0.430114821969697</text:p>
          </table:table-cell>
          <table:table-cell office:value-type="float" office:value="0.00054627035611817" calcext:value-type="float">
            <text:p>0.000546270356118</text:p>
          </table:table-cell>
          <table:table-cell office:value-type="float" office:value="0.410681220238095" calcext:value-type="float">
            <text:p>0.410681220238095</text:p>
          </table:table-cell>
          <table:table-cell office:value-type="float" office:value="0.000554904672039003" calcext:value-type="float">
            <text:p>0.000554904672039</text:p>
          </table:table-cell>
          <table:table-cell office:value-type="float" office:value="0.478125131610386" calcext:value-type="float">
            <text:p>0.478125131610386</text:p>
          </table:table-cell>
          <table:table-cell office:value-type="float" office:value="0.000405500275750278" calcext:value-type="float">
            <text:p>0.00040550027575</text:p>
          </table:table-cell>
          <table:table-cell office:value-type="float" office:value="0.0040196167837212" calcext:value-type="float">
            <text:p>0.004019616783721</text:p>
          </table:table-cell>
          <table:table-cell office:value-type="float" office:value="0.0000789575361414766" calcext:value-type="float">
            <text:p>7.89575361414766E-05</text:p>
          </table:table-cell>
          <table:table-cell office:value-type="float" office:value="0.503608295720701" calcext:value-type="float">
            <text:p>0.503608295720701</text:p>
          </table:table-cell>
          <table:table-cell office:value-type="float" office:value="0.0000637187218312397" calcext:value-type="float">
            <text:p>6.37187218312397E-05</text:p>
          </table:table-cell>
          <table:table-cell office:value-type="float" office:value="0.485703182246397" calcext:value-type="float">
            <text:p>0.485703182246397</text:p>
          </table:table-cell>
          <table:table-cell office:value-type="float" office:value="0.0000622602999740431" calcext:value-type="float">
            <text:p>6.22602999740431E-05</text:p>
          </table:table-cell>
          <table:table-cell office:value-type="float" office:value="0.5137228439256" calcext:value-type="float">
            <text:p>0.5137228439256</text:p>
          </table:table-cell>
          <table:table-cell office:value-type="float" office:value="0.0000607735238578707" calcext:value-type="float">
            <text:p>6.07735238578707E-05</text:p>
          </table:table-cell>
          <table:table-cell office:value-type="float" office:value="0.4325771560744" calcext:value-type="float">
            <text:p>0.4325771560744</text:p>
          </table:table-cell>
          <table:table-cell office:value-type="float" office:value="0.000546614372634027" calcext:value-type="float">
            <text:p>0.000546614372634</text:p>
          </table:table-cell>
          <table:table-cell office:value-type="float" office:value="0.237104190830188" calcext:value-type="float">
            <text:p>0.237104190830188</text:p>
          </table:table-cell>
          <table:table-cell office:value-type="float" office:value="0.0000546617655453673" calcext:value-type="float">
            <text:p>5.46617655453673E-05</text:p>
          </table:table-cell>
          <table:table-cell office:value-type="float" office:value="0.000000524520874023438" calcext:value-type="float">
            <text:p>5.24520874023438E-07</text:p>
          </table:table-cell>
          <table:table-cell office:value-type="float" office:value="0.000000150789149292392" calcext:value-type="float">
            <text:p>1.50789149292392E-07</text:p>
          </table:table-cell>
          <table:table-cell office:value-type="float" office:value="0.0000649690628051758" calcext:value-type="float">
            <text:p>6.49690628051758E-05</text:p>
          </table:table-cell>
          <table:table-cell office:value-type="float" office:value="0.00000639966274808386" calcext:value-type="float">
            <text:p>6.39966274808386E-06</text:p>
          </table:table-cell>
        </table:table-row>
        <table:table-row table:style-name="ro1">
          <table:table-cell office:value-type="string" calcext:value-type="string">
            <text:p>Uncal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XGBoost</text:p>
          </table:table-cell>
          <table:table-cell office:value-type="float" office:value="2" calcext:value-type="float">
            <text:p>2</text:p>
          </table:table-cell>
          <table:table-cell office:value-type="float" office:value="9090" calcext:value-type="float">
            <text:p>909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9674" calcext:value-type="float">
            <text:p>0.9674</text:p>
          </table:table-cell>
          <table:table-cell office:value-type="float" office:value="0.000623052521417319" calcext:value-type="float">
            <text:p>0.000623052521417</text:p>
          </table:table-cell>
          <table:table-cell office:value-type="float" office:value="0.118028828138923" calcext:value-type="float">
            <text:p>0.118028828138923</text:p>
          </table:table-cell>
          <table:table-cell office:value-type="float" office:value="0.00138128020605907" calcext:value-type="float">
            <text:p>0.001381280206059</text:p>
          </table:table-cell>
          <table:table-cell office:value-type="float" office:value="0.043403047979798" calcext:value-type="float">
            <text:p>0.043403047979798</text:p>
          </table:table-cell>
          <table:table-cell office:value-type="float" office:value="0.000697742801588112" calcext:value-type="float">
            <text:p>0.000697742801588</text:p>
          </table:table-cell>
          <table:table-cell office:value-type="float" office:value="0.0536097619047619" calcext:value-type="float">
            <text:p>0.053609761904762</text:p>
          </table:table-cell>
          <table:table-cell office:value-type="float" office:value="0.00067241220130351" calcext:value-type="float">
            <text:p>0.000672412201304</text:p>
          </table:table-cell>
          <table:table-cell office:value-type="float" office:value="0.472252525252525" calcext:value-type="float">
            <text:p>0.472252525252525</text:p>
          </table:table-cell>
          <table:table-cell office:value-type="float" office:value="0.0281529324305561" calcext:value-type="float">
            <text:p>0.028152932430556</text:p>
          </table:table-cell>
          <table:table-cell office:value-type="float" office:value="0.146446551734976" calcext:value-type="float">
            <text:p>0.146446551734976</text:p>
          </table:table-cell>
          <table:table-cell office:value-type="float" office:value="0.00162499314819165" calcext:value-type="float">
            <text:p>0.001624993148192</text:p>
          </table:table-cell>
          <table:table-cell office:value-type="float" office:value="0.724975673668195" calcext:value-type="float">
            <text:p>0.724975673668195</text:p>
          </table:table-cell>
          <table:table-cell office:value-type="float" office:value="0.00379676167305944" calcext:value-type="float">
            <text:p>0.003796761673059</text:p>
          </table:table-cell>
          <table:table-cell office:value-type="float" office:value="0.0643431130985358" calcext:value-type="float">
            <text:p>0.064343113098536</text:p>
          </table:table-cell>
          <table:table-cell office:value-type="float" office:value="0.000402782489190567" calcext:value-type="float">
            <text:p>0.000402782489191</text:p>
          </table:table-cell>
          <table:table-cell office:value-type="float" office:value="0.928789114760608" calcext:value-type="float">
            <text:p>0.928789114760608</text:p>
          </table:table-cell>
          <table:table-cell office:value-type="float" office:value="0.000445645006921752" calcext:value-type="float">
            <text:p>0.000445645006922</text:p>
          </table:table-cell>
          <table:table-cell office:value-type="float" office:value="0.0386108852393925" calcext:value-type="float">
            <text:p>0.038610885239393</text:p>
          </table:table-cell>
          <table:table-cell office:value-type="float" office:value="0.000548379304883992" calcext:value-type="float">
            <text:p>0.000548379304884</text:p>
          </table:table-cell>
          <table:table-cell office:value-type="float" office:value="0.0288920808789297" calcext:value-type="float">
            <text:p>0.02889208087893</text:p>
          </table:table-cell>
          <table:table-cell office:value-type="float" office:value="0.000456485745478817" calcext:value-type="float">
            <text:p>0.000456485745479</text:p>
          </table:table-cell>
          <table:table-cell office:value-type="float" office:value="0.000000500679016113281" calcext:value-type="float">
            <text:p>5.00679016113281E-07</text:p>
          </table:table-cell>
          <table:table-cell office:value-type="float" office:value="0.000000175920674174457" calcext:value-type="float">
            <text:p>1.75920674174457E-07</text:p>
          </table:table-cell>
          <table:table-cell office:value-type="float" office:value="0.0000663280487060547" calcext:value-type="float">
            <text:p>6.63280487060547E-05</text:p>
          </table:table-cell>
          <table:table-cell office:value-type="float" office:value="0.0000135988257943958" calcext:value-type="float">
            <text:p>1.35988257943958E-05</text:p>
          </table:table-cell>
        </table:table-row>
        <table:table-row table:style-name="ro1">
          <table:table-cell office:value-type="string" calcext:value-type="string">
            <text:p>Uncal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mondrian_forest</text:p>
          </table:table-cell>
          <table:table-cell office:value-type="float" office:value="2" calcext:value-type="float">
            <text:p>2</text:p>
          </table:table-cell>
          <table:table-cell office:value-type="float" office:value="9031" calcext:value-type="float">
            <text:p>9031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9535875" calcext:value-type="float">
            <text:p>0.9535875</text:p>
          </table:table-cell>
          <table:table-cell office:value-type="float" office:value="0.000317597316669326" calcext:value-type="float">
            <text:p>0.000317597316669</text:p>
          </table:table-cell>
          <table:table-cell office:value-type="float" office:value="0.175261738698465" calcext:value-type="float">
            <text:p>0.175261738698465</text:p>
          </table:table-cell>
          <table:table-cell office:value-type="float" office:value="0.00250431005190583" calcext:value-type="float">
            <text:p>0.002504310051906</text:p>
          </table:table-cell>
          <table:table-cell office:value-type="float" office:value="0.0546364621212121" calcext:value-type="float">
            <text:p>0.054636462121212</text:p>
          </table:table-cell>
          <table:table-cell office:value-type="float" office:value="0.000567990297182622" calcext:value-type="float">
            <text:p>0.000567990297183</text:p>
          </table:table-cell>
          <table:table-cell office:value-type="float" office:value="0.0662170288254359" calcext:value-type="float">
            <text:p>0.066217028825436</text:p>
          </table:table-cell>
          <table:table-cell office:value-type="float" office:value="0.000569457505407764" calcext:value-type="float">
            <text:p>0.000569457505408</text:p>
          </table:table-cell>
          <table:table-cell office:value-type="float" office:value="0.37463480963481" calcext:value-type="float">
            <text:p>0.37463480963481</text:p>
          </table:table-cell>
          <table:table-cell office:value-type="float" office:value="0.0412445246866167" calcext:value-type="float">
            <text:p>0.041244524686617</text:p>
          </table:table-cell>
          <table:table-cell office:value-type="float" office:value="0.230162539198488" calcext:value-type="float">
            <text:p>0.230162539198488</text:p>
          </table:table-cell>
          <table:table-cell office:value-type="float" office:value="0.00103636677571161" calcext:value-type="float">
            <text:p>0.001036366775712</text:p>
          </table:table-cell>
          <table:table-cell office:value-type="float" office:value="0.686163798824237" calcext:value-type="float">
            <text:p>0.686163798824237</text:p>
          </table:table-cell>
          <table:table-cell office:value-type="float" office:value="0.00183210381807467" calcext:value-type="float">
            <text:p>0.001832103818075</text:p>
          </table:table-cell>
          <table:table-cell office:value-type="float" office:value="0.0843670195668637" calcext:value-type="float">
            <text:p>0.084367019566864</text:p>
          </table:table-cell>
          <table:table-cell office:value-type="float" office:value="0.000364475515265345" calcext:value-type="float">
            <text:p>0.000364475515265</text:p>
          </table:table-cell>
          <table:table-cell office:value-type="float" office:value="0.904982660053318" calcext:value-type="float">
            <text:p>0.904982660053318</text:p>
          </table:table-cell>
          <table:table-cell office:value-type="float" office:value="0.000320329175241541" calcext:value-type="float">
            <text:p>0.000320329175242</text:p>
          </table:table-cell>
          <table:table-cell office:value-type="float" office:value="0.0486048399466814" calcext:value-type="float">
            <text:p>0.048604839946681</text:p>
          </table:table-cell>
          <table:table-cell office:value-type="float" office:value="0.000410598891315693" calcext:value-type="float">
            <text:p>0.000410598891316</text:p>
          </table:table-cell>
          <table:table-cell office:value-type="float" office:value="0.040692256227333" calcext:value-type="float">
            <text:p>0.040692256227333</text:p>
          </table:table-cell>
          <table:table-cell office:value-type="float" office:value="0.000238245536025626" calcext:value-type="float">
            <text:p>0.000238245536026</text:p>
          </table:table-cell>
          <table:table-cell office:value-type="float" office:value="0.000000524520874023438" calcext:value-type="float">
            <text:p>5.24520874023438E-07</text:p>
          </table:table-cell>
          <table:table-cell office:value-type="float" office:value="0.000000219091554516001" calcext:value-type="float">
            <text:p>2.19091554516001E-07</text:p>
          </table:table-cell>
          <table:table-cell office:value-type="float" office:value="0.0000666618347167969" calcext:value-type="float">
            <text:p>6.66618347167969E-05</text:p>
          </table:table-cell>
          <table:table-cell office:value-type="float" office:value="0.00000849742903461133" calcext:value-type="float">
            <text:p>8.49742903461133E-06</text:p>
          </table:table-cell>
        </table:table-row>
        <table:table-row table:style-name="ro1">
          <table:table-cell office:value-type="string" calcext:value-type="string">
            <text:p>Uncal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random_forest</text:p>
          </table:table-cell>
          <table:table-cell office:value-type="float" office:value="2" calcext:value-type="float">
            <text:p>2</text:p>
          </table:table-cell>
          <table:table-cell office:value-type="float" office:value="9090" calcext:value-type="float">
            <text:p>909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9638625" calcext:value-type="float">
            <text:p>0.9638625</text:p>
          </table:table-cell>
          <table:table-cell office:value-type="float" office:value="0.000683257109569875" calcext:value-type="float">
            <text:p>0.00068325710957</text:p>
          </table:table-cell>
          <table:table-cell office:value-type="float" office:value="0.160142772134182" calcext:value-type="float">
            <text:p>0.160142772134182</text:p>
          </table:table-cell>
          <table:table-cell office:value-type="float" office:value="0.00117072638126889" calcext:value-type="float">
            <text:p>0.001170726381269</text:p>
          </table:table-cell>
          <table:table-cell office:value-type="float" office:value="0.0767729065656566" calcext:value-type="float">
            <text:p>0.076772906565657</text:p>
          </table:table-cell>
          <table:table-cell office:value-type="float" office:value="0.000587932169524951" calcext:value-type="float">
            <text:p>0.000587932169525</text:p>
          </table:table-cell>
          <table:table-cell office:value-type="float" office:value="0.083970744047619" calcext:value-type="float">
            <text:p>0.083970744047619</text:p>
          </table:table-cell>
          <table:table-cell office:value-type="float" office:value="0.000715225806760624" calcext:value-type="float">
            <text:p>0.000715225806761</text:p>
          </table:table-cell>
          <table:table-cell office:value-type="float" office:value="0.97520202020202" calcext:value-type="float">
            <text:p>0.97520202020202</text:p>
          </table:table-cell>
          <table:table-cell office:value-type="float" office:value="0" calcext:value-type="float">
            <text:p>0</text:p>
          </table:table-cell>
          <table:table-cell office:value-type="float" office:value="0.217453818273707" calcext:value-type="float">
            <text:p>0.217453818273707</text:p>
          </table:table-cell>
          <table:table-cell office:value-type="float" office:value="0.00152892336794988" calcext:value-type="float">
            <text:p>0.00152892336795</text:p>
          </table:table-cell>
          <table:table-cell office:value-type="float" office:value="0.672266589501625" calcext:value-type="float">
            <text:p>0.672266589501625</text:p>
          </table:table-cell>
          <table:table-cell office:value-type="float" office:value="0.00316140778425135" calcext:value-type="float">
            <text:p>0.003161407784251</text:p>
          </table:table-cell>
          <table:table-cell office:value-type="float" office:value="0.101281705051325" calcext:value-type="float">
            <text:p>0.101281705051325</text:p>
          </table:table-cell>
          <table:table-cell office:value-type="float" office:value="0.000477723224386741" calcext:value-type="float">
            <text:p>0.000477723224387</text:p>
          </table:table-cell>
          <table:table-cell office:value-type="float" office:value="0.890535720238476" calcext:value-type="float">
            <text:p>0.890535720238476</text:p>
          </table:table-cell>
          <table:table-cell office:value-type="float" office:value="0.000504023210715129" calcext:value-type="float">
            <text:p>0.000504023210715</text:p>
          </table:table-cell>
          <table:table-cell office:value-type="float" office:value="0.0733267797615242" calcext:value-type="float">
            <text:p>0.073326779761524</text:p>
          </table:table-cell>
          <table:table-cell office:value-type="float" office:value="0.000728803752645006" calcext:value-type="float">
            <text:p>0.000728803752645</text:p>
          </table:table-cell>
          <table:table-cell office:value-type="float" office:value="0.0380239979199631" calcext:value-type="float">
            <text:p>0.038023997919963</text:p>
          </table:table-cell>
          <table:table-cell office:value-type="float" office:value="0.000437030898292001" calcext:value-type="float">
            <text:p>0.000437030898292</text:p>
          </table:table-cell>
          <table:table-cell office:value-type="float" office:value="0.00000057220458984375" calcext:value-type="float">
            <text:p>5.7220458984375E-07</text:p>
          </table:table-cell>
          <table:table-cell office:value-type="float" office:value="0.000000230334230203461" calcext:value-type="float">
            <text:p>2.30334230203461E-07</text:p>
          </table:table-cell>
          <table:table-cell office:value-type="float" office:value="0.0000604152679443359" calcext:value-type="float">
            <text:p>6.04152679443359E-05</text:p>
          </table:table-cell>
          <table:table-cell office:value-type="float" office:value="0.00000462611236434561" calcext:value-type="float">
            <text:p>4.62611236434561E-06</text:p>
          </table:table-cell>
        </table:table-row>
        <table:table-row table:style-name="ro1">
          <table:table-cell office:value-type="string" calcext:value-type="string">
            <text:p>Uncal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1layer_NN</text:p>
          </table:table-cell>
          <table:table-cell office:value-type="float" office:value="2" calcext:value-type="float">
            <text:p>2</text:p>
          </table:table-cell>
          <table:table-cell office:value-type="float" office:value="9090" calcext:value-type="float">
            <text:p>909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961975" calcext:value-type="float">
            <text:p>0.961975</text:p>
          </table:table-cell>
          <table:table-cell office:value-type="float" office:value="0.000561496017597436" calcext:value-type="float">
            <text:p>0.000561496017597</text:p>
          </table:table-cell>
          <table:table-cell office:value-type="float" office:value="0.122105342660953" calcext:value-type="float">
            <text:p>0.122105342660953</text:p>
          </table:table-cell>
          <table:table-cell office:value-type="float" office:value="0.00169263499298717" calcext:value-type="float">
            <text:p>0.001692634992987</text:p>
          </table:table-cell>
          <table:table-cell office:value-type="float" office:value="0.0153107047619347" calcext:value-type="float">
            <text:p>0.015310704761935</text:p>
          </table:table-cell>
          <table:table-cell office:value-type="float" office:value="0.00103430026006757" calcext:value-type="float">
            <text:p>0.001034300260068</text:p>
          </table:table-cell>
          <table:table-cell office:value-type="float" office:value="0.0259807956130448" calcext:value-type="float">
            <text:p>0.025980795613045</text:p>
          </table:table-cell>
          <table:table-cell office:value-type="float" office:value="0.00063205741101419" calcext:value-type="float">
            <text:p>0.000632057411014</text:p>
          </table:table-cell>
          <table:table-cell office:value-type="float" office:value="0.448969696969697" calcext:value-type="float">
            <text:p>0.448969696969697</text:p>
          </table:table-cell>
          <table:table-cell office:value-type="float" office:value="0.0311333330493087" calcext:value-type="float">
            <text:p>0.031133333049309</text:p>
          </table:table-cell>
          <table:table-cell office:value-type="float" office:value="0.116911572318212" calcext:value-type="float">
            <text:p>0.116911572318212</text:p>
          </table:table-cell>
          <table:table-cell office:value-type="float" office:value="0.0022903096894642" calcext:value-type="float">
            <text:p>0.002290309689464</text:p>
          </table:table-cell>
          <table:table-cell office:value-type="float" office:value="0.795216708259133" calcext:value-type="float">
            <text:p>0.795216708259133</text:p>
          </table:table-cell>
          <table:table-cell office:value-type="float" office:value="0.00431081205608517" calcext:value-type="float">
            <text:p>0.004310812056085</text:p>
          </table:table-cell>
          <table:table-cell office:value-type="float" office:value="0.0331314123936915" calcext:value-type="float">
            <text:p>0.033131412393692</text:p>
          </table:table-cell>
          <table:table-cell office:value-type="float" office:value="0.000339913731465332" calcext:value-type="float">
            <text:p>0.000339913731465</text:p>
          </table:table-cell>
          <table:table-cell office:value-type="float" office:value="0.96034171490719" calcext:value-type="float">
            <text:p>0.96034171490719</text:p>
          </table:table-cell>
          <table:table-cell office:value-type="float" office:value="0.000433361628082356" calcext:value-type="float">
            <text:p>0.000433361628082</text:p>
          </table:table-cell>
          <table:table-cell office:value-type="float" office:value="0.00163328509281003" calcext:value-type="float">
            <text:p>0.00163328509281</text:p>
          </table:table-cell>
          <table:table-cell office:value-type="float" office:value="0.000605945750366956" calcext:value-type="float">
            <text:p>0.000605945750367</text:p>
          </table:table-cell>
          <table:table-cell office:value-type="float" office:value="0.0313305802874205" calcext:value-type="float">
            <text:p>0.031330580287421</text:p>
          </table:table-cell>
          <table:table-cell office:value-type="float" office:value="0.000456088931686883" calcext:value-type="float">
            <text:p>0.000456088931687</text:p>
          </table:table-cell>
          <table:table-cell office:value-type="float" office:value="0.000000524520874023438" calcext:value-type="float">
            <text:p>5.24520874023438E-07</text:p>
          </table:table-cell>
          <table:table-cell office:value-type="float" office:value="0.000000150789149292392" calcext:value-type="float">
            <text:p>1.50789149292392E-07</text:p>
          </table:table-cell>
          <table:table-cell office:value-type="float" office:value="0.0000635623931884766" calcext:value-type="float">
            <text:p>6.35623931884766E-05</text:p>
          </table:table-cell>
          <table:table-cell office:value-type="float" office:value="0.00000427117640622136" calcext:value-type="float">
            <text:p>4.27117640622136E-06</text:p>
          </table:table-cell>
        </table:table-row>
        <table:table-row table:style-name="ro1">
          <table:table-cell office:value-type="string" calcext:value-type="string">
            <text:p>GPcalib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AdaBoost</text:p>
          </table:table-cell>
          <table:table-cell office:value-type="float" office:value="2" calcext:value-type="float">
            <text:p>2</text:p>
          </table:table-cell>
          <table:table-cell office:value-type="float" office:value="9090" calcext:value-type="float">
            <text:p>909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946275" calcext:value-type="float">
            <text:p>0.946275</text:p>
          </table:table-cell>
          <table:table-cell office:value-type="float" office:value="0.000594535299391217" calcext:value-type="float">
            <text:p>0.000594535299391</text:p>
          </table:table-cell>
          <table:table-cell office:value-type="float" office:value="0.14504562127322" calcext:value-type="float">
            <text:p>0.14504562127322</text:p>
          </table:table-cell>
          <table:table-cell office:value-type="float" office:value="0.00149189973280518" calcext:value-type="float">
            <text:p>0.001491899732805</text:p>
          </table:table-cell>
          <table:table-cell office:value-type="float" office:value="0.0197340606060606" calcext:value-type="float">
            <text:p>0.019734060606061</text:p>
          </table:table-cell>
          <table:table-cell office:value-type="float" office:value="0.00157575310267062" calcext:value-type="float">
            <text:p>0.001575753102671</text:p>
          </table:table-cell>
          <table:table-cell office:value-type="float" office:value="0.0265304166666667" calcext:value-type="float">
            <text:p>0.026530416666667</text:p>
          </table:table-cell>
          <table:table-cell office:value-type="float" office:value="0.00180258970500481" calcext:value-type="float">
            <text:p>0.001802589705005</text:p>
          </table:table-cell>
          <table:table-cell office:value-type="float" office:value="0.40781122145828" calcext:value-type="float">
            <text:p>0.40781122145828</text:p>
          </table:table-cell>
          <table:table-cell office:value-type="float" office:value="0.0649075125052527" calcext:value-type="float">
            <text:p>0.064907512505253</text:p>
          </table:table-cell>
          <table:table-cell office:value-type="float" office:value="0.154847219401465" calcext:value-type="float">
            <text:p>0.154847219401465</text:p>
          </table:table-cell>
          <table:table-cell office:value-type="float" office:value="0.00779794267980178" calcext:value-type="float">
            <text:p>0.007797942679802</text:p>
          </table:table-cell>
          <table:table-cell office:value-type="float" office:value="0.756868078354868" calcext:value-type="float">
            <text:p>0.756868078354868</text:p>
          </table:table-cell>
          <table:table-cell office:value-type="float" office:value="0.0103894619845137" calcext:value-type="float">
            <text:p>0.010389461984514</text:p>
          </table:table-cell>
          <table:table-cell office:value-type="float" office:value="0.044728140600541" calcext:value-type="float">
            <text:p>0.044728140600541</text:p>
          </table:table-cell>
          <table:table-cell office:value-type="float" office:value="0.003250389484533" calcext:value-type="float">
            <text:p>0.003250389484533</text:p>
          </table:table-cell>
          <table:table-cell office:value-type="float" office:value="0.944612245010191" calcext:value-type="float">
            <text:p>0.944612245010191</text:p>
          </table:table-cell>
          <table:table-cell office:value-type="float" office:value="0.00360555389152463" calcext:value-type="float">
            <text:p>0.003605553891525</text:p>
          </table:table-cell>
          <table:table-cell office:value-type="float" office:value="0.00348589734744913" calcext:value-type="float">
            <text:p>0.003485897347449</text:p>
          </table:table-cell>
          <table:table-cell office:value-type="float" office:value="0.00175358690881853" calcext:value-type="float">
            <text:p>0.001753586908819</text:p>
          </table:table-cell>
          <table:table-cell office:value-type="float" office:value="0.040356278620983" calcext:value-type="float">
            <text:p>0.040356278620983</text:p>
          </table:table-cell>
          <table:table-cell office:value-type="float" office:value="0.000429236154267003" calcext:value-type="float">
            <text:p>0.000429236154267</text:p>
          </table:table-cell>
          <table:table-cell office:value-type="float" office:value="0.160043382644653" calcext:value-type="float">
            <text:p>0.160043382644653</text:p>
          </table:table-cell>
          <table:table-cell office:value-type="float" office:value="0.0185857900187467" calcext:value-type="float">
            <text:p>0.018585790018747</text:p>
          </table:table-cell>
          <table:table-cell office:value-type="float" office:value="1.81395506858826" calcext:value-type="float">
            <text:p>1.81395506858826</text:p>
          </table:table-cell>
          <table:table-cell office:value-type="float" office:value="0.213440469188524" calcext:value-type="float">
            <text:p>0.213440469188524</text:p>
          </table:table-cell>
        </table:table-row>
        <table:table-row table:style-name="ro1">
          <table:table-cell office:value-type="string" calcext:value-type="string">
            <text:p>GPcalib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XGBoost</text:p>
          </table:table-cell>
          <table:table-cell office:value-type="float" office:value="2" calcext:value-type="float">
            <text:p>2</text:p>
          </table:table-cell>
          <table:table-cell office:value-type="float" office:value="9090" calcext:value-type="float">
            <text:p>909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96745" calcext:value-type="float">
            <text:p>0.96745</text:p>
          </table:table-cell>
          <table:table-cell office:value-type="float" office:value="0.000682621580542404" calcext:value-type="float">
            <text:p>0.000682621580542</text:p>
          </table:table-cell>
          <table:table-cell office:value-type="float" office:value="0.0999221969951331" calcext:value-type="float">
            <text:p>0.099922196995133</text:p>
          </table:table-cell>
          <table:table-cell office:value-type="float" office:value="0.00138623131624783" calcext:value-type="float">
            <text:p>0.001386231316248</text:p>
          </table:table-cell>
          <table:table-cell office:value-type="float" office:value="0.0182255568181818" calcext:value-type="float">
            <text:p>0.018225556818182</text:p>
          </table:table-cell>
          <table:table-cell office:value-type="float" office:value="0.00183169317671602" calcext:value-type="float">
            <text:p>0.001831693176716</text:p>
          </table:table-cell>
          <table:table-cell office:value-type="float" office:value="0.0272484523809524" calcext:value-type="float">
            <text:p>0.027248452380952</text:p>
          </table:table-cell>
          <table:table-cell office:value-type="float" office:value="0.00244473870722902" calcext:value-type="float">
            <text:p>0.002444738707229</text:p>
          </table:table-cell>
          <table:table-cell office:value-type="float" office:value="0.600030303030303" calcext:value-type="float">
            <text:p>0.600030303030303</text:p>
          </table:table-cell>
          <table:table-cell office:value-type="float" office:value="0.0412655844763534" calcext:value-type="float">
            <text:p>0.041265584476354</text:p>
          </table:table-cell>
          <table:table-cell office:value-type="float" office:value="0.0841603611685027" calcext:value-type="float">
            <text:p>0.084160361168503</text:p>
          </table:table-cell>
          <table:table-cell office:value-type="float" office:value="0.0080493981794278" calcext:value-type="float">
            <text:p>0.008049398179428</text:p>
          </table:table-cell>
          <table:table-cell office:value-type="float" office:value="0.80293727615964" calcext:value-type="float">
            <text:p>0.80293727615964</text:p>
          </table:table-cell>
          <table:table-cell office:value-type="float" office:value="0.0127449902936798" calcext:value-type="float">
            <text:p>0.01274499029368</text:p>
          </table:table-cell>
          <table:table-cell office:value-type="float" office:value="0.0301772443734348" calcext:value-type="float">
            <text:p>0.030177244373435</text:p>
          </table:table-cell>
          <table:table-cell office:value-type="float" office:value="0.00403831780842428" calcext:value-type="float">
            <text:p>0.004038317808424</text:p>
          </table:table-cell>
          <table:table-cell office:value-type="float" office:value="0.96439432480662" calcext:value-type="float">
            <text:p>0.96439432480662</text:p>
          </table:table-cell>
          <table:table-cell office:value-type="float" office:value="0.00421658343406749" calcext:value-type="float">
            <text:p>0.004216583434067</text:p>
          </table:table-cell>
          <table:table-cell office:value-type="float" office:value="0.0047549154420053" calcext:value-type="float">
            <text:p>0.004754915442005</text:p>
          </table:table-cell>
          <table:table-cell office:value-type="float" office:value="0.00287464587498024" calcext:value-type="float">
            <text:p>0.00287464587498</text:p>
          </table:table-cell>
          <table:table-cell office:value-type="float" office:value="0.0262759159611248" calcext:value-type="float">
            <text:p>0.026275915961125</text:p>
          </table:table-cell>
          <table:table-cell office:value-type="float" office:value="0.000483711420163482" calcext:value-type="float">
            <text:p>0.000483711420163</text:p>
          </table:table-cell>
          <table:table-cell office:value-type="float" office:value="0.164757466316223" calcext:value-type="float">
            <text:p>0.164757466316223</text:p>
          </table:table-cell>
          <table:table-cell office:value-type="float" office:value="0.0195482501079488" calcext:value-type="float">
            <text:p>0.019548250107949</text:p>
          </table:table-cell>
          <table:table-cell office:value-type="float" office:value="0.880036520957947" calcext:value-type="float">
            <text:p>0.880036520957947</text:p>
          </table:table-cell>
          <table:table-cell office:value-type="float" office:value="0.0863517689261683" calcext:value-type="float">
            <text:p>0.086351768926168</text:p>
          </table:table-cell>
        </table:table-row>
        <table:table-row table:style-name="ro1">
          <table:table-cell office:value-type="string" calcext:value-type="string">
            <text:p>GPcalib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mondrian_forest</text:p>
          </table:table-cell>
          <table:table-cell office:value-type="float" office:value="2" calcext:value-type="float">
            <text:p>2</text:p>
          </table:table-cell>
          <table:table-cell office:value-type="float" office:value="9031" calcext:value-type="float">
            <text:p>9031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9535375" calcext:value-type="float">
            <text:p>0.9535375</text:p>
          </table:table-cell>
          <table:table-cell office:value-type="float" office:value="0.000523907593633315" calcext:value-type="float">
            <text:p>0.000523907593633</text:p>
          </table:table-cell>
          <table:table-cell office:value-type="float" office:value="0.150645034888758" calcext:value-type="float">
            <text:p>0.150645034888758</text:p>
          </table:table-cell>
          <table:table-cell office:value-type="float" office:value="0.00232066146733196" calcext:value-type="float">
            <text:p>0.002320661467332</text:p>
          </table:table-cell>
          <table:table-cell office:value-type="float" office:value="0.0198302394545144" calcext:value-type="float">
            <text:p>0.019830239454515</text:p>
          </table:table-cell>
          <table:table-cell office:value-type="float" office:value="0.00177578124173696" calcext:value-type="float">
            <text:p>0.001775781241737</text:p>
          </table:table-cell>
          <table:table-cell office:value-type="float" office:value="0.0281589953109129" calcext:value-type="float">
            <text:p>0.028158995310913</text:p>
          </table:table-cell>
          <table:table-cell office:value-type="float" office:value="0.00269485784016982" calcext:value-type="float">
            <text:p>0.00269485784017</text:p>
          </table:table-cell>
          <table:table-cell office:value-type="float" office:value="0.501290043290043" calcext:value-type="float">
            <text:p>0.501290043290043</text:p>
          </table:table-cell>
          <table:table-cell office:value-type="float" office:value="0.100124870749427" calcext:value-type="float">
            <text:p>0.100124870749427</text:p>
          </table:table-cell>
          <table:table-cell office:value-type="float" office:value="0.12362674784196" calcext:value-type="float">
            <text:p>0.12362674784196</text:p>
          </table:table-cell>
          <table:table-cell office:value-type="float" office:value="0.00612585039980879" calcext:value-type="float">
            <text:p>0.006125850399809</text:p>
          </table:table-cell>
          <table:table-cell office:value-type="float" office:value="0.773805224485751" calcext:value-type="float">
            <text:p>0.773805224485751</text:p>
          </table:table-cell>
          <table:table-cell office:value-type="float" office:value="0.00613541129558183" calcext:value-type="float">
            <text:p>0.006135411295582</text:p>
          </table:table-cell>
          <table:table-cell office:value-type="float" office:value="0.0395646699904268" calcext:value-type="float">
            <text:p>0.039564669990427</text:p>
          </table:table-cell>
          <table:table-cell office:value-type="float" office:value="0.00209405294164555" calcext:value-type="float">
            <text:p>0.002094052941646</text:p>
          </table:table-cell>
          <table:table-cell office:value-type="float" office:value="0.951763069226667" calcext:value-type="float">
            <text:p>0.951763069226667</text:p>
          </table:table-cell>
          <table:table-cell office:value-type="float" office:value="0.00215214483045828" calcext:value-type="float">
            <text:p>0.002152144830458</text:p>
          </table:table-cell>
          <table:table-cell office:value-type="float" office:value="0.00239894684742984" calcext:value-type="float">
            <text:p>0.00239894684743</text:p>
          </table:table-cell>
          <table:table-cell office:value-type="float" office:value="0.00168170057756755" calcext:value-type="float">
            <text:p>0.001681700577568</text:p>
          </table:table-cell>
          <table:table-cell office:value-type="float" office:value="0.0354990253773789" calcext:value-type="float">
            <text:p>0.035499025377379</text:p>
          </table:table-cell>
          <table:table-cell office:value-type="float" office:value="0.000215192631686186" calcext:value-type="float">
            <text:p>0.000215192631686</text:p>
          </table:table-cell>
          <table:table-cell office:value-type="float" office:value="0.163283205032349" calcext:value-type="float">
            <text:p>0.163283205032349</text:p>
          </table:table-cell>
          <table:table-cell office:value-type="float" office:value="0.0230162127771321" calcext:value-type="float">
            <text:p>0.023016212777132</text:p>
          </table:table-cell>
          <table:table-cell office:value-type="float" office:value="0.944336652755737" calcext:value-type="float">
            <text:p>0.944336652755737</text:p>
          </table:table-cell>
          <table:table-cell office:value-type="float" office:value="0.239655181841338" calcext:value-type="float">
            <text:p>0.239655181841338</text:p>
          </table:table-cell>
        </table:table-row>
        <table:table-row table:style-name="ro1">
          <table:table-cell office:value-type="string" calcext:value-type="string">
            <text:p>GPcalib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random_forest</text:p>
          </table:table-cell>
          <table:table-cell office:value-type="float" office:value="2" calcext:value-type="float">
            <text:p>2</text:p>
          </table:table-cell>
          <table:table-cell office:value-type="float" office:value="9090" calcext:value-type="float">
            <text:p>909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9637" calcext:value-type="float">
            <text:p>0.9637</text:p>
          </table:table-cell>
          <table:table-cell office:value-type="float" office:value="0.000635194633338662" calcext:value-type="float">
            <text:p>0.000635194633339</text:p>
          </table:table-cell>
          <table:table-cell office:value-type="float" office:value="0.113950060557485" calcext:value-type="float">
            <text:p>0.113950060557485</text:p>
          </table:table-cell>
          <table:table-cell office:value-type="float" office:value="0.00162400124065212" calcext:value-type="float">
            <text:p>0.001624001240652</text:p>
          </table:table-cell>
          <table:table-cell office:value-type="float" office:value="0.0180580012626263" calcext:value-type="float">
            <text:p>0.018058001262626</text:p>
          </table:table-cell>
          <table:table-cell office:value-type="float" office:value="0.00280495304123234" calcext:value-type="float">
            <text:p>0.002804953041232</text:p>
          </table:table-cell>
          <table:table-cell office:value-type="float" office:value="0.0274087202380952" calcext:value-type="float">
            <text:p>0.027408720238095</text:p>
          </table:table-cell>
          <table:table-cell office:value-type="float" office:value="0.00348154797820207" calcext:value-type="float">
            <text:p>0.003481547978202</text:p>
          </table:table-cell>
          <table:table-cell office:value-type="float" office:value="0.608919191919192" calcext:value-type="float">
            <text:p>0.608919191919192</text:p>
          </table:table-cell>
          <table:table-cell office:value-type="float" office:value="0.111438877850006" calcext:value-type="float">
            <text:p>0.111438877850006</text:p>
          </table:table-cell>
          <table:table-cell office:value-type="float" office:value="0.108749811508923" calcext:value-type="float">
            <text:p>0.108749811508923</text:p>
          </table:table-cell>
          <table:table-cell office:value-type="float" office:value="0.0121384299863361" calcext:value-type="float">
            <text:p>0.012138429986336</text:p>
          </table:table-cell>
          <table:table-cell office:value-type="float" office:value="0.785522352132993" calcext:value-type="float">
            <text:p>0.785522352132993</text:p>
          </table:table-cell>
          <table:table-cell office:value-type="float" office:value="0.0188274516631309" calcext:value-type="float">
            <text:p>0.018827451663131</text:p>
          </table:table-cell>
          <table:table-cell office:value-type="float" office:value="0.0337197472213002" calcext:value-type="float">
            <text:p>0.0337197472213</text:p>
          </table:table-cell>
          <table:table-cell office:value-type="float" office:value="0.00559104577227138" calcext:value-type="float">
            <text:p>0.005591045772271</text:p>
          </table:table-cell>
          <table:table-cell office:value-type="float" office:value="0.959724128628652" calcext:value-type="float">
            <text:p>0.959724128628652</text:p>
          </table:table-cell>
          <table:table-cell office:value-type="float" office:value="0.00597993147104723" calcext:value-type="float">
            <text:p>0.005979931471047</text:p>
          </table:table-cell>
          <table:table-cell office:value-type="float" office:value="0.00615308232546275" calcext:value-type="float">
            <text:p>0.006153082325463</text:p>
          </table:table-cell>
          <table:table-cell office:value-type="float" office:value="0.00412785815519575" calcext:value-type="float">
            <text:p>0.004127858155196</text:p>
          </table:table-cell>
          <table:table-cell office:value-type="float" office:value="0.0291946203716083" calcext:value-type="float">
            <text:p>0.029194620371608</text:p>
          </table:table-cell>
          <table:table-cell office:value-type="float" office:value="0.00054197397380309" calcext:value-type="float">
            <text:p>0.000541973973803</text:p>
          </table:table-cell>
          <table:table-cell office:value-type="float" office:value="0.166528415679932" calcext:value-type="float">
            <text:p>0.166528415679932</text:p>
          </table:table-cell>
          <table:table-cell office:value-type="float" office:value="0.0266145391860464" calcext:value-type="float">
            <text:p>0.026614539186046</text:p>
          </table:table-cell>
          <table:table-cell office:value-type="float" office:value="0.867575716972351" calcext:value-type="float">
            <text:p>0.867575716972351</text:p>
          </table:table-cell>
          <table:table-cell office:value-type="float" office:value="0.0594389505384957" calcext:value-type="float">
            <text:p>0.059438950538496</text:p>
          </table:table-cell>
        </table:table-row>
        <table:table-row table:style-name="ro1">
          <table:table-cell office:value-type="string" calcext:value-type="string">
            <text:p>GPcalib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1layer_NN</text:p>
          </table:table-cell>
          <table:table-cell office:value-type="float" office:value="2" calcext:value-type="float">
            <text:p>2</text:p>
          </table:table-cell>
          <table:table-cell office:value-type="float" office:value="9090" calcext:value-type="float">
            <text:p>909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9619875" calcext:value-type="float">
            <text:p>0.9619875</text:p>
          </table:table-cell>
          <table:table-cell office:value-type="float" office:value="0.000560412794286503" calcext:value-type="float">
            <text:p>0.000560412794287</text:p>
          </table:table-cell>
          <table:table-cell office:value-type="float" office:value="0.122341190829343" calcext:value-type="float">
            <text:p>0.122341190829343</text:p>
          </table:table-cell>
          <table:table-cell office:value-type="float" office:value="0.00137206165430668" calcext:value-type="float">
            <text:p>0.001372061654307</text:p>
          </table:table-cell>
          <table:table-cell office:value-type="float" office:value="0.0158135449925105" calcext:value-type="float">
            <text:p>0.015813544992511</text:p>
          </table:table-cell>
          <table:table-cell office:value-type="float" office:value="0.00230797732221107" calcext:value-type="float">
            <text:p>0.002307977322211</text:p>
          </table:table-cell>
          <table:table-cell office:value-type="float" office:value="0.0268131079900963" calcext:value-type="float">
            <text:p>0.026813107990096</text:p>
          </table:table-cell>
          <table:table-cell office:value-type="float" office:value="0.00319206648864154" calcext:value-type="float">
            <text:p>0.003192066488642</text:p>
          </table:table-cell>
          <table:table-cell office:value-type="float" office:value="0.444515151515152" calcext:value-type="float">
            <text:p>0.444515151515152</text:p>
          </table:table-cell>
          <table:table-cell office:value-type="float" office:value="0.0332268066199882" calcext:value-type="float">
            <text:p>0.033226806619988</text:p>
          </table:table-cell>
          <table:table-cell office:value-type="float" office:value="0.120492527610533" calcext:value-type="float">
            <text:p>0.120492527610533</text:p>
          </table:table-cell>
          <table:table-cell office:value-type="float" office:value="0.0124154173586302" calcext:value-type="float">
            <text:p>0.01241541735863</text:p>
          </table:table-cell>
          <table:table-cell office:value-type="float" office:value="0.791932526806338" calcext:value-type="float">
            <text:p>0.791932526806338</text:p>
          </table:table-cell>
          <table:table-cell office:value-type="float" office:value="0.013922119763276" calcext:value-type="float">
            <text:p>0.013922119763276</text:p>
          </table:table-cell>
          <table:table-cell office:value-type="float" office:value="0.034155684009574" calcext:value-type="float">
            <text:p>0.034155684009574</text:p>
          </table:table-cell>
          <table:table-cell office:value-type="float" office:value="0.0033937483580555" calcext:value-type="float">
            <text:p>0.003393748358056</text:p>
          </table:table-cell>
          <table:table-cell office:value-type="float" office:value="0.959235740207504" calcext:value-type="float">
            <text:p>0.959235740207504</text:p>
          </table:table-cell>
          <table:table-cell office:value-type="float" office:value="0.00372211232786844" calcext:value-type="float">
            <text:p>0.003722112327868</text:p>
          </table:table-cell>
          <table:table-cell office:value-type="float" office:value="0.00275175979249545" calcext:value-type="float">
            <text:p>0.002751759792495</text:p>
          </table:table-cell>
          <table:table-cell office:value-type="float" office:value="0.00402691300888871" calcext:value-type="float">
            <text:p>0.004026913008889</text:p>
          </table:table-cell>
          <table:table-cell office:value-type="float" office:value="0.0314044712883945" calcext:value-type="float">
            <text:p>0.031404471288395</text:p>
          </table:table-cell>
          <table:table-cell office:value-type="float" office:value="0.000336482170184511" calcext:value-type="float">
            <text:p>0.000336482170185</text:p>
          </table:table-cell>
          <table:table-cell office:value-type="float" office:value="0.158068704605103" calcext:value-type="float">
            <text:p>0.158068704605103</text:p>
          </table:table-cell>
          <table:table-cell office:value-type="float" office:value="0.0191643601475598" calcext:value-type="float">
            <text:p>0.01916436014756</text:p>
          </table:table-cell>
          <table:table-cell office:value-type="float" office:value="0.752433490753174" calcext:value-type="float">
            <text:p>0.752433490753174</text:p>
          </table:table-cell>
          <table:table-cell office:value-type="float" office:value="0.0321185452381734" calcext:value-type="float">
            <text:p>0.032118545238173</text:p>
          </table:table-cell>
        </table:table-row>
        <table:table-row table:style-name="ro1">
          <table:table-cell office:value-type="string" calcext:value-type="string">
            <text:p>GPcalib_lin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AdaBoost</text:p>
          </table:table-cell>
          <table:table-cell office:value-type="float" office:value="2" calcext:value-type="float">
            <text:p>2</text:p>
          </table:table-cell>
          <table:table-cell office:value-type="float" office:value="9090" calcext:value-type="float">
            <text:p>909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94635" calcext:value-type="float">
            <text:p>0.94635</text:p>
          </table:table-cell>
          <table:table-cell office:value-type="float" office:value="0.000597448277631153" calcext:value-type="float">
            <text:p>0.000597448277631</text:p>
          </table:table-cell>
          <table:table-cell office:value-type="float" office:value="0.143773333181168" calcext:value-type="float">
            <text:p>0.143773333181168</text:p>
          </table:table-cell>
          <table:table-cell office:value-type="float" office:value="0.00159071031935366" calcext:value-type="float">
            <text:p>0.001590710319354</text:p>
          </table:table-cell>
          <table:table-cell office:value-type="float" office:value="0.018221135436082" calcext:value-type="float">
            <text:p>0.018221135436082</text:p>
          </table:table-cell>
          <table:table-cell office:value-type="float" office:value="0.00174320628914308" calcext:value-type="float">
            <text:p>0.001743206289143</text:p>
          </table:table-cell>
          <table:table-cell office:value-type="float" office:value="0.0266321622104425" calcext:value-type="float">
            <text:p>0.026632162210443</text:p>
          </table:table-cell>
          <table:table-cell office:value-type="float" office:value="0.00244007946047432" calcext:value-type="float">
            <text:p>0.002440079460474</text:p>
          </table:table-cell>
          <table:table-cell office:value-type="float" office:value="0.362333333333333" calcext:value-type="float">
            <text:p>0.362333333333333</text:p>
          </table:table-cell>
          <table:table-cell office:value-type="float" office:value="0.0478380966184844" calcext:value-type="float">
            <text:p>0.047838096618484</text:p>
          </table:table-cell>
          <table:table-cell office:value-type="float" office:value="0.162655865332644" calcext:value-type="float">
            <text:p>0.162655865332644</text:p>
          </table:table-cell>
          <table:table-cell office:value-type="float" office:value="0.0106758971601475" calcext:value-type="float">
            <text:p>0.010675897160148</text:p>
          </table:table-cell>
          <table:table-cell office:value-type="float" office:value="0.753298259074547" calcext:value-type="float">
            <text:p>0.753298259074547</text:p>
          </table:table-cell>
          <table:table-cell office:value-type="float" office:value="0.0113665563362854" calcext:value-type="float">
            <text:p>0.011366556336286</text:p>
          </table:table-cell>
          <table:table-cell office:value-type="float" office:value="0.0432763635732384" calcext:value-type="float">
            <text:p>0.043276363573239</text:p>
          </table:table-cell>
          <table:table-cell office:value-type="float" office:value="0.0036705141929573" calcext:value-type="float">
            <text:p>0.003670514192957</text:p>
          </table:table-cell>
          <table:table-cell office:value-type="float" office:value="0.945809495193763" calcext:value-type="float">
            <text:p>0.945809495193763</text:p>
          </table:table-cell>
          <table:table-cell office:value-type="float" office:value="0.00397978145104502" calcext:value-type="float">
            <text:p>0.003979781451045</text:p>
          </table:table-cell>
          <table:table-cell office:value-type="float" office:value="0.00337896233417109" calcext:value-type="float">
            <text:p>0.003378962334171</text:p>
          </table:table-cell>
          <table:table-cell office:value-type="float" office:value="0.00221400242542674" calcext:value-type="float">
            <text:p>0.002214002425427</text:p>
          </table:table-cell>
          <table:table-cell office:value-type="float" office:value="0.0402948801278286" calcext:value-type="float">
            <text:p>0.040294880127829</text:p>
          </table:table-cell>
          <table:table-cell office:value-type="float" office:value="0.000413718659036924" calcext:value-type="float">
            <text:p>0.000413718659037</text:p>
          </table:table-cell>
          <table:table-cell office:value-type="float" office:value="0.15689263343811" calcext:value-type="float">
            <text:p>0.15689263343811</text:p>
          </table:table-cell>
          <table:table-cell office:value-type="float" office:value="0.0199924001163202" calcext:value-type="float">
            <text:p>0.01999240011632</text:p>
          </table:table-cell>
          <table:table-cell office:value-type="float" office:value="1.48866653442383" calcext:value-type="float">
            <text:p>1.48866653442383</text:p>
          </table:table-cell>
          <table:table-cell office:value-type="float" office:value="0.54077331873013" calcext:value-type="float">
            <text:p>0.54077331873013</text:p>
          </table:table-cell>
        </table:table-row>
        <table:table-row table:style-name="ro1">
          <table:table-cell office:value-type="string" calcext:value-type="string">
            <text:p>GPcalib_lin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XGBoost</text:p>
          </table:table-cell>
          <table:table-cell office:value-type="float" office:value="2" calcext:value-type="float">
            <text:p>2</text:p>
          </table:table-cell>
          <table:table-cell office:value-type="float" office:value="9090" calcext:value-type="float">
            <text:p>909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9674125" calcext:value-type="float">
            <text:p>0.9674125</text:p>
          </table:table-cell>
          <table:table-cell office:value-type="float" office:value="0.000592341164832891" calcext:value-type="float">
            <text:p>0.000592341164833</text:p>
          </table:table-cell>
          <table:table-cell office:value-type="float" office:value="0.103637737729891" calcext:value-type="float">
            <text:p>0.103637737729891</text:p>
          </table:table-cell>
          <table:table-cell office:value-type="float" office:value="0.00162365051918384" calcext:value-type="float">
            <text:p>0.001623650519184</text:p>
          </table:table-cell>
          <table:table-cell office:value-type="float" office:value="0.0200571426767677" calcext:value-type="float">
            <text:p>0.020057142676768</text:p>
          </table:table-cell>
          <table:table-cell office:value-type="float" office:value="0.00154357192633486" calcext:value-type="float">
            <text:p>0.001543571926335</text:p>
          </table:table-cell>
          <table:table-cell office:value-type="float" office:value="0.0249268452380952" calcext:value-type="float">
            <text:p>0.024926845238095</text:p>
          </table:table-cell>
          <table:table-cell office:value-type="float" office:value="0.000631826379417358" calcext:value-type="float">
            <text:p>0.000631826379417</text:p>
          </table:table-cell>
          <table:table-cell office:value-type="float" office:value="0.680212121212121" calcext:value-type="float">
            <text:p>0.680212121212121</text:p>
          </table:table-cell>
          <table:table-cell office:value-type="float" office:value="0.00626067092316167" calcext:value-type="float">
            <text:p>0.006260670923162</text:p>
          </table:table-cell>
          <table:table-cell office:value-type="float" office:value="0.0611408344094552" calcext:value-type="float">
            <text:p>0.061140834409455</text:p>
          </table:table-cell>
          <table:table-cell office:value-type="float" office:value="0.00400439375115795" calcext:value-type="float">
            <text:p>0.004004393751158</text:p>
          </table:table-cell>
          <table:table-cell office:value-type="float" office:value="0.832826740993476" calcext:value-type="float">
            <text:p>0.832826740993476</text:p>
          </table:table-cell>
          <table:table-cell office:value-type="float" office:value="0.0104945028307141" calcext:value-type="float">
            <text:p>0.010494502830714</text:p>
          </table:table-cell>
          <table:table-cell office:value-type="float" office:value="0.0258529760744384" calcext:value-type="float">
            <text:p>0.025852976074438</text:p>
          </table:table-cell>
          <table:table-cell office:value-type="float" office:value="0.00338738665773737" calcext:value-type="float">
            <text:p>0.003387386657737</text:p>
          </table:table-cell>
          <table:table-cell office:value-type="float" office:value="0.969544517807087" calcext:value-type="float">
            <text:p>0.969544517807087</text:p>
          </table:table-cell>
          <table:table-cell office:value-type="float" office:value="0.00353965225501442" calcext:value-type="float">
            <text:p>0.003539652255014</text:p>
          </table:table-cell>
          <table:table-cell office:value-type="float" office:value="0.00333163213244857" calcext:value-type="float">
            <text:p>0.003331632132449</text:p>
          </table:table-cell>
          <table:table-cell office:value-type="float" office:value="0.00303096562245372" calcext:value-type="float">
            <text:p>0.003030965622454</text:p>
          </table:table-cell>
          <table:table-cell office:value-type="float" office:value="0.0264602942859267" calcext:value-type="float">
            <text:p>0.026460294285927</text:p>
          </table:table-cell>
          <table:table-cell office:value-type="float" office:value="0.000588700644859579" calcext:value-type="float">
            <text:p>0.00058870064486</text:p>
          </table:table-cell>
          <table:table-cell office:value-type="float" office:value="0.165833163261414" calcext:value-type="float">
            <text:p>0.165833163261414</text:p>
          </table:table-cell>
          <table:table-cell office:value-type="float" office:value="0.0255152160996973" calcext:value-type="float">
            <text:p>0.025515216099697</text:p>
          </table:table-cell>
          <table:table-cell office:value-type="float" office:value="0.817574715614319" calcext:value-type="float">
            <text:p>0.817574715614319</text:p>
          </table:table-cell>
          <table:table-cell office:value-type="float" office:value="0.0758047753008936" calcext:value-type="float">
            <text:p>0.075804775300894</text:p>
          </table:table-cell>
        </table:table-row>
        <table:table-row table:style-name="ro1">
          <table:table-cell office:value-type="string" calcext:value-type="string">
            <text:p>GPcalib_lin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mondrian_forest</text:p>
          </table:table-cell>
          <table:table-cell office:value-type="float" office:value="2" calcext:value-type="float">
            <text:p>2</text:p>
          </table:table-cell>
          <table:table-cell office:value-type="float" office:value="9031" calcext:value-type="float">
            <text:p>9031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9535875" calcext:value-type="float">
            <text:p>0.9535875</text:p>
          </table:table-cell>
          <table:table-cell office:value-type="float" office:value="0.000317597316669326" calcext:value-type="float">
            <text:p>0.000317597316669</text:p>
          </table:table-cell>
          <table:table-cell office:value-type="float" office:value="0.131988627034956" calcext:value-type="float">
            <text:p>0.131988627034956</text:p>
          </table:table-cell>
          <table:table-cell office:value-type="float" office:value="0.000961850256452473" calcext:value-type="float">
            <text:p>0.000961850256452</text:p>
          </table:table-cell>
          <table:table-cell office:value-type="float" office:value="0.0200657070707071" calcext:value-type="float">
            <text:p>0.020065707070707</text:p>
          </table:table-cell>
          <table:table-cell office:value-type="float" office:value="0.00089831476102059" calcext:value-type="float">
            <text:p>0.000898314761021</text:p>
          </table:table-cell>
          <table:table-cell office:value-type="float" office:value="0.0233290476190476" calcext:value-type="float">
            <text:p>0.023329047619048</text:p>
          </table:table-cell>
          <table:table-cell office:value-type="float" office:value="0.000458619164635357" calcext:value-type="float">
            <text:p>0.000458619164635</text:p>
          </table:table-cell>
          <table:table-cell office:value-type="float" office:value="0.570323232323232" calcext:value-type="float">
            <text:p>0.570323232323232</text:p>
          </table:table-cell>
          <table:table-cell office:value-type="float" office:value="0.059815571509209" calcext:value-type="float">
            <text:p>0.059815571509209</text:p>
          </table:table-cell>
          <table:table-cell office:value-type="float" office:value="0.106214303257681" calcext:value-type="float">
            <text:p>0.106214303257681</text:p>
          </table:table-cell>
          <table:table-cell office:value-type="float" office:value="0.00164290538011098" calcext:value-type="float">
            <text:p>0.001642905380111</text:p>
          </table:table-cell>
          <table:table-cell office:value-type="float" office:value="0.790783310854031" calcext:value-type="float">
            <text:p>0.790783310854031</text:p>
          </table:table-cell>
          <table:table-cell office:value-type="float" office:value="0.0044951304442369" calcext:value-type="float">
            <text:p>0.004495130444237</text:p>
          </table:table-cell>
          <table:table-cell office:value-type="float" office:value="0.0355568197829918" calcext:value-type="float">
            <text:p>0.035556819782992</text:p>
          </table:table-cell>
          <table:table-cell office:value-type="float" office:value="0.0018436307085501" calcext:value-type="float">
            <text:p>0.00184363070855</text:p>
          </table:table-cell>
          <table:table-cell office:value-type="float" office:value="0.956383387810658" calcext:value-type="float">
            <text:p>0.956383387810658</text:p>
          </table:table-cell>
          <table:table-cell office:value-type="float" office:value="0.00192725085226596" calcext:value-type="float">
            <text:p>0.001927250852266</text:p>
          </table:table-cell>
          <table:table-cell office:value-type="float" office:value="0.0028290752426813" calcext:value-type="float">
            <text:p>0.002829075242681</text:p>
          </table:table-cell>
          <table:table-cell office:value-type="float" office:value="0.00205626381046424" calcext:value-type="float">
            <text:p>0.002056263810464</text:p>
          </table:table-cell>
          <table:table-cell office:value-type="float" office:value="0.0355362407715473" calcext:value-type="float">
            <text:p>0.035536240771547</text:p>
          </table:table-cell>
          <table:table-cell office:value-type="float" office:value="0.00029052385465342" calcext:value-type="float">
            <text:p>0.000290523854653</text:p>
          </table:table-cell>
          <table:table-cell office:value-type="float" office:value="0.159041380882263" calcext:value-type="float">
            <text:p>0.159041380882263</text:p>
          </table:table-cell>
          <table:table-cell office:value-type="float" office:value="0.0191165506638849" calcext:value-type="float">
            <text:p>0.019116550663885</text:p>
          </table:table-cell>
          <table:table-cell office:value-type="float" office:value="0.813408327102661" calcext:value-type="float">
            <text:p>0.813408327102661</text:p>
          </table:table-cell>
          <table:table-cell office:value-type="float" office:value="0.0400570957345977" calcext:value-type="float">
            <text:p>0.040057095734598</text:p>
          </table:table-cell>
        </table:table-row>
        <table:table-row table:style-name="ro1">
          <table:table-cell office:value-type="string" calcext:value-type="string">
            <text:p>GPcalib_lin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random_forest</text:p>
          </table:table-cell>
          <table:table-cell office:value-type="float" office:value="2" calcext:value-type="float">
            <text:p>2</text:p>
          </table:table-cell>
          <table:table-cell office:value-type="float" office:value="9090" calcext:value-type="float">
            <text:p>909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9636625" calcext:value-type="float">
            <text:p>0.9636625</text:p>
          </table:table-cell>
          <table:table-cell office:value-type="float" office:value="0.000766145656299565" calcext:value-type="float">
            <text:p>0.0007661456563</text:p>
          </table:table-cell>
          <table:table-cell office:value-type="float" office:value="0.111021418592053" calcext:value-type="float">
            <text:p>0.111021418592053</text:p>
          </table:table-cell>
          <table:table-cell office:value-type="float" office:value="0.00204934180329813" calcext:value-type="float">
            <text:p>0.002049341803298</text:p>
          </table:table-cell>
          <table:table-cell office:value-type="float" office:value="0.0126419318181818" calcext:value-type="float">
            <text:p>0.012641931818182</text:p>
          </table:table-cell>
          <table:table-cell office:value-type="float" office:value="0.00204428658585059" calcext:value-type="float">
            <text:p>0.002044286585851</text:p>
          </table:table-cell>
          <table:table-cell office:value-type="float" office:value="0.025190505952381" calcext:value-type="float">
            <text:p>0.025190505952381</text:p>
          </table:table-cell>
          <table:table-cell office:value-type="float" office:value="0.00211419962593495" calcext:value-type="float">
            <text:p>0.002114199625935</text:p>
          </table:table-cell>
          <table:table-cell office:value-type="float" office:value="0.874727272727273" calcext:value-type="float">
            <text:p>0.874727272727273</text:p>
          </table:table-cell>
          <table:table-cell office:value-type="float" office:value="0.0324182473453264" calcext:value-type="float">
            <text:p>0.032418247345326</text:p>
          </table:table-cell>
          <table:table-cell office:value-type="float" office:value="0.101923145984485" calcext:value-type="float">
            <text:p>0.101923145984485</text:p>
          </table:table-cell>
          <table:table-cell office:value-type="float" office:value="0.00645949886007862" calcext:value-type="float">
            <text:p>0.006459498860079</text:p>
          </table:table-cell>
          <table:table-cell office:value-type="float" office:value="0.793319388440044" calcext:value-type="float">
            <text:p>0.793319388440044</text:p>
          </table:table-cell>
          <table:table-cell office:value-type="float" office:value="0.0146398510265363" calcext:value-type="float">
            <text:p>0.014639851026536</text:p>
          </table:table-cell>
          <table:table-cell office:value-type="float" office:value="0.0312240177562473" calcext:value-type="float">
            <text:p>0.031224017756247</text:p>
          </table:table-cell>
          <table:table-cell office:value-type="float" office:value="0.00485333807643793" calcext:value-type="float">
            <text:p>0.004853338076438</text:p>
          </table:table-cell>
          <table:table-cell office:value-type="float" office:value="0.962402633750192" calcext:value-type="float">
            <text:p>0.962402633750192</text:p>
          </table:table-cell>
          <table:table-cell office:value-type="float" office:value="0.00510826094484951" calcext:value-type="float">
            <text:p>0.00510826094485</text:p>
          </table:table-cell>
          <table:table-cell office:value-type="float" office:value="0.00472766108974398" calcext:value-type="float">
            <text:p>0.004727661089744</text:p>
          </table:table-cell>
          <table:table-cell office:value-type="float" office:value="0.00286324016323148" calcext:value-type="float">
            <text:p>0.002863240163231</text:p>
          </table:table-cell>
          <table:table-cell office:value-type="float" office:value="0.0291321913773795" calcext:value-type="float">
            <text:p>0.02913219137738</text:p>
          </table:table-cell>
          <table:table-cell office:value-type="float" office:value="0.000599819130202482" calcext:value-type="float">
            <text:p>0.000599819130202</text:p>
          </table:table-cell>
          <table:table-cell office:value-type="float" office:value="0.167408967018127" calcext:value-type="float">
            <text:p>0.167408967018127</text:p>
          </table:table-cell>
          <table:table-cell office:value-type="float" office:value="0.0271224034124911" calcext:value-type="float">
            <text:p>0.027122403412491</text:p>
          </table:table-cell>
          <table:table-cell office:value-type="float" office:value="0.801518678665161" calcext:value-type="float">
            <text:p>0.801518678665161</text:p>
          </table:table-cell>
          <table:table-cell office:value-type="float" office:value="0.0425523640087827" calcext:value-type="float">
            <text:p>0.042552364008783</text:p>
          </table:table-cell>
        </table:table-row>
        <table:table-row table:style-name="ro1">
          <table:table-cell office:value-type="string" calcext:value-type="string">
            <text:p>GPcalib_lin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1layer_NN</text:p>
          </table:table-cell>
          <table:table-cell office:value-type="float" office:value="2" calcext:value-type="float">
            <text:p>2</text:p>
          </table:table-cell>
          <table:table-cell office:value-type="float" office:value="9090" calcext:value-type="float">
            <text:p>909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9619875" calcext:value-type="float">
            <text:p>0.9619875</text:p>
          </table:table-cell>
          <table:table-cell office:value-type="float" office:value="0.00056657474744684" calcext:value-type="float">
            <text:p>0.000566574747447</text:p>
          </table:table-cell>
          <table:table-cell office:value-type="float" office:value="0.127574942602057" calcext:value-type="float">
            <text:p>0.127574942602057</text:p>
          </table:table-cell>
          <table:table-cell office:value-type="float" office:value="0.00239631636441798" calcext:value-type="float">
            <text:p>0.002396316364418</text:p>
          </table:table-cell>
          <table:table-cell office:value-type="float" office:value="0.0275651717171717" calcext:value-type="float">
            <text:p>0.027565171717172</text:p>
          </table:table-cell>
          <table:table-cell office:value-type="float" office:value="0.00224666347305941" calcext:value-type="float">
            <text:p>0.002246663473059</text:p>
          </table:table-cell>
          <table:table-cell office:value-type="float" office:value="0.0258508630952381" calcext:value-type="float">
            <text:p>0.025850863095238</text:p>
          </table:table-cell>
          <table:table-cell office:value-type="float" office:value="0.0015808948858558" calcext:value-type="float">
            <text:p>0.001580894885856</text:p>
          </table:table-cell>
          <table:table-cell office:value-type="float" office:value="0.739606060606061" calcext:value-type="float">
            <text:p>0.739606060606061</text:p>
          </table:table-cell>
          <table:table-cell office:value-type="float" office:value="0.0550757198815682" calcext:value-type="float">
            <text:p>0.055075719881568</text:p>
          </table:table-cell>
          <table:table-cell office:value-type="float" office:value="0.0572515688249829" calcext:value-type="float">
            <text:p>0.057251568824983</text:p>
          </table:table-cell>
          <table:table-cell office:value-type="float" office:value="0.00790179001478813" calcext:value-type="float">
            <text:p>0.007901790014788</text:p>
          </table:table-cell>
          <table:table-cell office:value-type="float" office:value="0.858434100348354" calcext:value-type="float">
            <text:p>0.858434100348354</text:p>
          </table:table-cell>
          <table:table-cell office:value-type="float" office:value="0.0138876181898012" calcext:value-type="float">
            <text:p>0.013887618189801</text:p>
          </table:table-cell>
          <table:table-cell office:value-type="float" office:value="0.0312891371316306" calcext:value-type="float">
            <text:p>0.031289137131631</text:p>
          </table:table-cell>
          <table:table-cell office:value-type="float" office:value="0.00481316281399636" calcext:value-type="float">
            <text:p>0.004813162813996</text:p>
          </table:table-cell>
          <table:table-cell office:value-type="float" office:value="0.96452091600969" calcext:value-type="float">
            <text:p>0.96452091600969</text:p>
          </table:table-cell>
          <table:table-cell office:value-type="float" office:value="0.00497827214064633" calcext:value-type="float">
            <text:p>0.004978272140646</text:p>
          </table:table-cell>
          <table:table-cell office:value-type="float" office:value="0.00461571578789694" calcext:value-type="float">
            <text:p>0.004615715787897</text:p>
          </table:table-cell>
          <table:table-cell office:value-type="float" office:value="0.00349802602160876" calcext:value-type="float">
            <text:p>0.003498026021609</text:p>
          </table:table-cell>
          <table:table-cell office:value-type="float" office:value="0.0321159157054371" calcext:value-type="float">
            <text:p>0.032115915705437</text:p>
          </table:table-cell>
          <table:table-cell office:value-type="float" office:value="0.00066757585973199" calcext:value-type="float">
            <text:p>0.000667575859732</text:p>
          </table:table-cell>
          <table:table-cell office:value-type="float" office:value="0.163115215301514" calcext:value-type="float">
            <text:p>0.163115215301514</text:p>
          </table:table-cell>
          <table:table-cell office:value-type="float" office:value="0.0253321894602373" calcext:value-type="float">
            <text:p>0.025332189460237</text:p>
          </table:table-cell>
          <table:table-cell office:value-type="float" office:value="0.881224870681763" calcext:value-type="float">
            <text:p>0.881224870681763</text:p>
          </table:table-cell>
          <table:table-cell office:value-type="float" office:value="0.280491958094936" calcext:value-type="float">
            <text:p>0.280491958094936</text:p>
          </table:table-cell>
        </table:table-row>
        <table:table-row table:style-name="ro1">
          <table:table-cell office:value-type="string" calcext:value-type="string">
            <text:p>GPcalib_approx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AdaBoost</text:p>
          </table:table-cell>
          <table:table-cell office:value-type="float" office:value="2" calcext:value-type="float">
            <text:p>2</text:p>
          </table:table-cell>
          <table:table-cell office:value-type="float" office:value="9090" calcext:value-type="float">
            <text:p>909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9463" calcext:value-type="float">
            <text:p>0.9463</text:p>
          </table:table-cell>
          <table:table-cell office:value-type="float" office:value="0.000559637779679366" calcext:value-type="float">
            <text:p>0.000559637779679</text:p>
          </table:table-cell>
          <table:table-cell office:value-type="float" office:value="0.143508053845155" calcext:value-type="float">
            <text:p>0.143508053845155</text:p>
          </table:table-cell>
          <table:table-cell office:value-type="float" office:value="0.00157507614998056" calcext:value-type="float">
            <text:p>0.001575076149981</text:p>
          </table:table-cell>
          <table:table-cell office:value-type="float" office:value="0.018670053030303" calcext:value-type="float">
            <text:p>0.018670053030303</text:p>
          </table:table-cell>
          <table:table-cell office:value-type="float" office:value="0.00140890082481659" calcext:value-type="float">
            <text:p>0.001408900824817</text:p>
          </table:table-cell>
          <table:table-cell office:value-type="float" office:value="0.0264539880952381" calcext:value-type="float">
            <text:p>0.026453988095238</text:p>
          </table:table-cell>
          <table:table-cell office:value-type="float" office:value="0.00144502790114173" calcext:value-type="float">
            <text:p>0.001445027901142</text:p>
          </table:table-cell>
          <table:table-cell office:value-type="float" office:value="0.417108225108225" calcext:value-type="float">
            <text:p>0.417108225108225</text:p>
          </table:table-cell>
          <table:table-cell office:value-type="float" office:value="0.0624659462235842" calcext:value-type="float">
            <text:p>0.062465946223584</text:p>
          </table:table-cell>
          <table:table-cell office:value-type="float" office:value="0.1555636138546" calcext:value-type="float">
            <text:p>0.1555636138546</text:p>
          </table:table-cell>
          <table:table-cell office:value-type="float" office:value="0.00786387029899326" calcext:value-type="float">
            <text:p>0.007863870298993</text:p>
          </table:table-cell>
          <table:table-cell office:value-type="float" office:value="0.758381523004846" calcext:value-type="float">
            <text:p>0.758381523004846</text:p>
          </table:table-cell>
          <table:table-cell office:value-type="float" office:value="0.00993510363229701" calcext:value-type="float">
            <text:p>0.009935103632297</text:p>
          </table:table-cell>
          <table:table-cell office:value-type="float" office:value="0.0419962462313639" calcext:value-type="float">
            <text:p>0.041996246231364</text:p>
          </table:table-cell>
          <table:table-cell office:value-type="float" office:value="0.00337145105486283" calcext:value-type="float">
            <text:p>0.003371451054863</text:p>
          </table:table-cell>
          <table:table-cell office:value-type="float" office:value="0.947284787302389" calcext:value-type="float">
            <text:p>0.947284787302389</text:p>
          </table:table-cell>
          <table:table-cell office:value-type="float" office:value="0.00369107149673829" calcext:value-type="float">
            <text:p>0.003691071496738</text:p>
          </table:table-cell>
          <table:table-cell office:value-type="float" office:value="0.00299137208695078" calcext:value-type="float">
            <text:p>0.002991372086951</text:p>
          </table:table-cell>
          <table:table-cell office:value-type="float" office:value="0.00243294900360116" calcext:value-type="float">
            <text:p>0.002432949003601</text:p>
          </table:table-cell>
          <table:table-cell office:value-type="float" office:value="0.0402651305396322" calcext:value-type="float">
            <text:p>0.040265130539632</text:p>
          </table:table-cell>
          <table:table-cell office:value-type="float" office:value="0.000439440665644682" calcext:value-type="float">
            <text:p>0.000439440665645</text:p>
          </table:table-cell>
          <table:table-cell office:value-type="float" office:value="0.121636986732483" calcext:value-type="float">
            <text:p>0.121636986732483</text:p>
          </table:table-cell>
          <table:table-cell office:value-type="float" office:value="0.0205941264885118" calcext:value-type="float">
            <text:p>0.020594126488512</text:p>
          </table:table-cell>
          <table:table-cell office:value-type="float" office:value="1.78314120769501" calcext:value-type="float">
            <text:p>1.78314120769501</text:p>
          </table:table-cell>
          <table:table-cell office:value-type="float" office:value="0.202902238995051" calcext:value-type="float">
            <text:p>0.202902238995051</text:p>
          </table:table-cell>
        </table:table-row>
        <table:table-row table:style-name="ro1">
          <table:table-cell office:value-type="string" calcext:value-type="string">
            <text:p>GPcalib_approx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XGBoost</text:p>
          </table:table-cell>
          <table:table-cell office:value-type="float" office:value="2" calcext:value-type="float">
            <text:p>2</text:p>
          </table:table-cell>
          <table:table-cell office:value-type="float" office:value="9090" calcext:value-type="float">
            <text:p>909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9674" calcext:value-type="float">
            <text:p>0.9674</text:p>
          </table:table-cell>
          <table:table-cell office:value-type="float" office:value="0.000623052521417319" calcext:value-type="float">
            <text:p>0.000623052521417</text:p>
          </table:table-cell>
          <table:table-cell office:value-type="float" office:value="0.0998089253134003" calcext:value-type="float">
            <text:p>0.0998089253134</text:p>
          </table:table-cell>
          <table:table-cell office:value-type="float" office:value="0.0015423449024918" calcext:value-type="float">
            <text:p>0.001542344902492</text:p>
          </table:table-cell>
          <table:table-cell office:value-type="float" office:value="0.0181348648989899" calcext:value-type="float">
            <text:p>0.01813486489899</text:p>
          </table:table-cell>
          <table:table-cell office:value-type="float" office:value="0.00181171450070784" calcext:value-type="float">
            <text:p>0.001811714500708</text:p>
          </table:table-cell>
          <table:table-cell office:value-type="float" office:value="0.0269988095238095" calcext:value-type="float">
            <text:p>0.02699880952381</text:p>
          </table:table-cell>
          <table:table-cell office:value-type="float" office:value="0.00222366204595502" calcext:value-type="float">
            <text:p>0.002223662045955</text:p>
          </table:table-cell>
          <table:table-cell office:value-type="float" office:value="0.600030303030303" calcext:value-type="float">
            <text:p>0.600030303030303</text:p>
          </table:table-cell>
          <table:table-cell office:value-type="float" office:value="0.0628150516019123" calcext:value-type="float">
            <text:p>0.062815051601912</text:p>
          </table:table-cell>
          <table:table-cell office:value-type="float" office:value="0.0830883696032917" calcext:value-type="float">
            <text:p>0.083088369603292</text:p>
          </table:table-cell>
          <table:table-cell office:value-type="float" office:value="0.00803361148050539" calcext:value-type="float">
            <text:p>0.008033611480505</text:p>
          </table:table-cell>
          <table:table-cell office:value-type="float" office:value="0.804312152643941" calcext:value-type="float">
            <text:p>0.804312152643941</text:p>
          </table:table-cell>
          <table:table-cell office:value-type="float" office:value="0.0132638524140758" calcext:value-type="float">
            <text:p>0.013263852414076</text:p>
          </table:table-cell>
          <table:table-cell office:value-type="float" office:value="0.0293266972217157" calcext:value-type="float">
            <text:p>0.029326697221716</text:p>
          </table:table-cell>
          <table:table-cell office:value-type="float" office:value="0.0040593881600396" calcext:value-type="float">
            <text:p>0.00405938816004</text:p>
          </table:table-cell>
          <table:table-cell office:value-type="float" office:value="0.965253771269377" calcext:value-type="float">
            <text:p>0.965253771269377</text:p>
          </table:table-cell>
          <table:table-cell office:value-type="float" office:value="0.00426594381256404" calcext:value-type="float">
            <text:p>0.004265943812564</text:p>
          </table:table-cell>
          <table:table-cell office:value-type="float" office:value="0.00420191187850433" calcext:value-type="float">
            <text:p>0.004201911878504</text:p>
          </table:table-cell>
          <table:table-cell office:value-type="float" office:value="0.00291671582245028" calcext:value-type="float">
            <text:p>0.00291671582245</text:p>
          </table:table-cell>
          <table:table-cell office:value-type="float" office:value="0.0262687311373069" calcext:value-type="float">
            <text:p>0.026268731137307</text:p>
          </table:table-cell>
          <table:table-cell office:value-type="float" office:value="0.000497480318170675" calcext:value-type="float">
            <text:p>0.000497480318171</text:p>
          </table:table-cell>
          <table:table-cell office:value-type="float" office:value="0.122066926956177" calcext:value-type="float">
            <text:p>0.122066926956177</text:p>
          </table:table-cell>
          <table:table-cell office:value-type="float" office:value="0.0206379872339344" calcext:value-type="float">
            <text:p>0.020637987233935</text:p>
          </table:table-cell>
          <table:table-cell office:value-type="float" office:value="0.868258786201477" calcext:value-type="float">
            <text:p>0.868258786201477</text:p>
          </table:table-cell>
          <table:table-cell office:value-type="float" office:value="0.0779431070860678" calcext:value-type="float">
            <text:p>0.077943107086068</text:p>
          </table:table-cell>
        </table:table-row>
        <table:table-row table:style-name="ro1">
          <table:table-cell office:value-type="string" calcext:value-type="string">
            <text:p>GPcalib_approx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mondrian_forest</text:p>
          </table:table-cell>
          <table:table-cell office:value-type="float" office:value="2" calcext:value-type="float">
            <text:p>2</text:p>
          </table:table-cell>
          <table:table-cell office:value-type="float" office:value="9031" calcext:value-type="float">
            <text:p>9031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9535875" calcext:value-type="float">
            <text:p>0.9535875</text:p>
          </table:table-cell>
          <table:table-cell office:value-type="float" office:value="0.000317597316669326" calcext:value-type="float">
            <text:p>0.000317597316669</text:p>
          </table:table-cell>
          <table:table-cell office:value-type="float" office:value="0.15052770888143" calcext:value-type="float">
            <text:p>0.15052770888143</text:p>
          </table:table-cell>
          <table:table-cell office:value-type="float" office:value="0.00233277111193638" calcext:value-type="float">
            <text:p>0.002332771111936</text:p>
          </table:table-cell>
          <table:table-cell office:value-type="float" office:value="0.0203032226052491" calcext:value-type="float">
            <text:p>0.020303222605249</text:p>
          </table:table-cell>
          <table:table-cell office:value-type="float" office:value="0.00188221898618668" calcext:value-type="float">
            <text:p>0.001882218986187</text:p>
          </table:table-cell>
          <table:table-cell office:value-type="float" office:value="0.0274201332236591" calcext:value-type="float">
            <text:p>0.027420133223659</text:p>
          </table:table-cell>
          <table:table-cell office:value-type="float" office:value="0.00238873798537786" calcext:value-type="float">
            <text:p>0.002388737985378</text:p>
          </table:table-cell>
          <table:table-cell office:value-type="float" office:value="0.531075757575758" calcext:value-type="float">
            <text:p>0.531075757575758</text:p>
          </table:table-cell>
          <table:table-cell office:value-type="float" office:value="0.0835042088857284" calcext:value-type="float">
            <text:p>0.083504208885728</text:p>
          </table:table-cell>
          <table:table-cell office:value-type="float" office:value="0.122294556661224" calcext:value-type="float">
            <text:p>0.122294556661224</text:p>
          </table:table-cell>
          <table:table-cell office:value-type="float" office:value="0.00610533001101696" calcext:value-type="float">
            <text:p>0.006105330011017</text:p>
          </table:table-cell>
          <table:table-cell office:value-type="float" office:value="0.775831925598487" calcext:value-type="float">
            <text:p>0.775831925598487</text:p>
          </table:table-cell>
          <table:table-cell office:value-type="float" office:value="0.00532919234162126" calcext:value-type="float">
            <text:p>0.005329192341621</text:p>
          </table:table-cell>
          <table:table-cell office:value-type="float" office:value="0.0386374167719865" calcext:value-type="float">
            <text:p>0.038637416771987</text:p>
          </table:table-cell>
          <table:table-cell office:value-type="float" office:value="0.00215598481450899" calcext:value-type="float">
            <text:p>0.002155984814509</text:p>
          </table:table-cell>
          <table:table-cell office:value-type="float" office:value="0.95275201917438" calcext:value-type="float">
            <text:p>0.95275201917438</text:p>
          </table:table-cell>
          <table:table-cell office:value-type="float" office:value="0.00222292504136079" calcext:value-type="float">
            <text:p>0.002222925041361</text:p>
          </table:table-cell>
          <table:table-cell office:value-type="float" office:value="0.00229456790842423" calcext:value-type="float">
            <text:p>0.002294567908424</text:p>
          </table:table-cell>
          <table:table-cell office:value-type="float" office:value="0.0009702350092177" calcext:value-type="float">
            <text:p>0.000970235009218</text:p>
          </table:table-cell>
          <table:table-cell office:value-type="float" office:value="0.0354850018216334" calcext:value-type="float">
            <text:p>0.035485001821634</text:p>
          </table:table-cell>
          <table:table-cell office:value-type="float" office:value="0.000223106584857769" calcext:value-type="float">
            <text:p>0.000223106584858</text:p>
          </table:table-cell>
          <table:table-cell office:value-type="float" office:value="0.114789652824402" calcext:value-type="float">
            <text:p>0.114789652824402</text:p>
          </table:table-cell>
          <table:table-cell office:value-type="float" office:value="0.000734314172230633" calcext:value-type="float">
            <text:p>0.000734314172231</text:p>
          </table:table-cell>
          <table:table-cell office:value-type="float" office:value="0.952026319503784" calcext:value-type="float">
            <text:p>0.952026319503784</text:p>
          </table:table-cell>
          <table:table-cell office:value-type="float" office:value="0.273362514400699" calcext:value-type="float">
            <text:p>0.273362514400699</text:p>
          </table:table-cell>
        </table:table-row>
        <table:table-row table:style-name="ro1">
          <table:table-cell office:value-type="string" calcext:value-type="string">
            <text:p>GPcalib_approx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random_forest</text:p>
          </table:table-cell>
          <table:table-cell office:value-type="float" office:value="2" calcext:value-type="float">
            <text:p>2</text:p>
          </table:table-cell>
          <table:table-cell office:value-type="float" office:value="9090" calcext:value-type="float">
            <text:p>909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9638625" calcext:value-type="float">
            <text:p>0.9638625</text:p>
          </table:table-cell>
          <table:table-cell office:value-type="float" office:value="0.000683257109569875" calcext:value-type="float">
            <text:p>0.00068325710957</text:p>
          </table:table-cell>
          <table:table-cell office:value-type="float" office:value="0.113885274307052" calcext:value-type="float">
            <text:p>0.113885274307052</text:p>
          </table:table-cell>
          <table:table-cell office:value-type="float" office:value="0.00186863938313695" calcext:value-type="float">
            <text:p>0.001868639383137</text:p>
          </table:table-cell>
          <table:table-cell office:value-type="float" office:value="0.013481446969697" calcext:value-type="float">
            <text:p>0.013481446969697</text:p>
          </table:table-cell>
          <table:table-cell office:value-type="float" office:value="0.00257259957942852" calcext:value-type="float">
            <text:p>0.002572599579429</text:p>
          </table:table-cell>
          <table:table-cell office:value-type="float" office:value="0.0272594345238095" calcext:value-type="float">
            <text:p>0.02725943452381</text:p>
          </table:table-cell>
          <table:table-cell office:value-type="float" office:value="0.00354613886653818" calcext:value-type="float">
            <text:p>0.003546138866538</text:p>
          </table:table-cell>
          <table:table-cell office:value-type="float" office:value="0.86730303030303" calcext:value-type="float">
            <text:p>0.86730303030303</text:p>
          </table:table-cell>
          <table:table-cell office:value-type="float" office:value="0.0194931641454372" calcext:value-type="float">
            <text:p>0.019493164145437</text:p>
          </table:table-cell>
          <table:table-cell office:value-type="float" office:value="0.107927914357566" calcext:value-type="float">
            <text:p>0.107927914357566</text:p>
          </table:table-cell>
          <table:table-cell office:value-type="float" office:value="0.0121615442222108" calcext:value-type="float">
            <text:p>0.012161544222211</text:p>
          </table:table-cell>
          <table:table-cell office:value-type="float" office:value="0.788515296216085" calcext:value-type="float">
            <text:p>0.788515296216085</text:p>
          </table:table-cell>
          <table:table-cell office:value-type="float" office:value="0.0184801416229887" calcext:value-type="float">
            <text:p>0.018480141622989</text:p>
          </table:table-cell>
          <table:table-cell office:value-type="float" office:value="0.032807148968191" calcext:value-type="float">
            <text:p>0.032807148968191</text:p>
          </table:table-cell>
          <table:table-cell office:value-type="float" office:value="0.00567661033471237" calcext:value-type="float">
            <text:p>0.005676610334712</text:p>
          </table:table-cell>
          <table:table-cell office:value-type="float" office:value="0.960741933389089" calcext:value-type="float">
            <text:p>0.960741933389089</text:p>
          </table:table-cell>
          <table:table-cell office:value-type="float" office:value="0.00603182959997328" calcext:value-type="float">
            <text:p>0.006031829599973</text:p>
          </table:table-cell>
          <table:table-cell office:value-type="float" office:value="0.00588583968587015" calcext:value-type="float">
            <text:p>0.00588583968587</text:p>
          </table:table-cell>
          <table:table-cell office:value-type="float" office:value="0.00395066701173774" calcext:value-type="float">
            <text:p>0.003950667011738</text:p>
          </table:table-cell>
          <table:table-cell office:value-type="float" office:value="0.029188617736665" calcext:value-type="float">
            <text:p>0.029188617736665</text:p>
          </table:table-cell>
          <table:table-cell office:value-type="float" office:value="0.000558190644749493" calcext:value-type="float">
            <text:p>0.000558190644749</text:p>
          </table:table-cell>
          <table:table-cell office:value-type="float" office:value="0.127852654457092" calcext:value-type="float">
            <text:p>0.127852654457092</text:p>
          </table:table-cell>
          <table:table-cell office:value-type="float" office:value="0.0253323159825426" calcext:value-type="float">
            <text:p>0.025332315982543</text:p>
          </table:table-cell>
          <table:table-cell office:value-type="float" office:value="0.874111342430115" calcext:value-type="float">
            <text:p>0.874111342430115</text:p>
          </table:table-cell>
          <table:table-cell office:value-type="float" office:value="0.0723951544710014" calcext:value-type="float">
            <text:p>0.072395154471001</text:p>
          </table:table-cell>
        </table:table-row>
        <table:table-row table:style-name="ro1">
          <table:table-cell office:value-type="string" calcext:value-type="string">
            <text:p>GPcalib_approx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1layer_NN</text:p>
          </table:table-cell>
          <table:table-cell office:value-type="float" office:value="2" calcext:value-type="float">
            <text:p>2</text:p>
          </table:table-cell>
          <table:table-cell office:value-type="float" office:value="9090" calcext:value-type="float">
            <text:p>909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961975" calcext:value-type="float">
            <text:p>0.961975</text:p>
          </table:table-cell>
          <table:table-cell office:value-type="float" office:value="0.000561496017597436" calcext:value-type="float">
            <text:p>0.000561496017597</text:p>
          </table:table-cell>
          <table:table-cell office:value-type="float" office:value="0.122333552789155" calcext:value-type="float">
            <text:p>0.122333552789155</text:p>
          </table:table-cell>
          <table:table-cell office:value-type="float" office:value="0.001377350925395" calcext:value-type="float">
            <text:p>0.001377350925395</text:p>
          </table:table-cell>
          <table:table-cell office:value-type="float" office:value="0.0157029349389547" calcext:value-type="float">
            <text:p>0.015702934938955</text:p>
          </table:table-cell>
          <table:table-cell office:value-type="float" office:value="0.00202202469643327" calcext:value-type="float">
            <text:p>0.002022024696433</text:p>
          </table:table-cell>
          <table:table-cell office:value-type="float" office:value="0.0267676265637933" calcext:value-type="float">
            <text:p>0.026767626563793</text:p>
          </table:table-cell>
          <table:table-cell office:value-type="float" office:value="0.0030301136231285" calcext:value-type="float">
            <text:p>0.003030113623129</text:p>
          </table:table-cell>
          <table:table-cell office:value-type="float" office:value="0.449959595959596" calcext:value-type="float">
            <text:p>0.449959595959596</text:p>
          </table:table-cell>
          <table:table-cell office:value-type="float" office:value="0.0315156713099958" calcext:value-type="float">
            <text:p>0.031515671309996</text:p>
          </table:table-cell>
          <table:table-cell office:value-type="float" office:value="0.120358209582616" calcext:value-type="float">
            <text:p>0.120358209582616</text:p>
          </table:table-cell>
          <table:table-cell office:value-type="float" office:value="0.0119972832675376" calcext:value-type="float">
            <text:p>0.011997283267538</text:p>
          </table:table-cell>
          <table:table-cell office:value-type="float" office:value="0.791978984562289" calcext:value-type="float">
            <text:p>0.791978984562289</text:p>
          </table:table-cell>
          <table:table-cell office:value-type="float" office:value="0.0134260628101282" calcext:value-type="float">
            <text:p>0.013426062810128</text:p>
          </table:table-cell>
          <table:table-cell office:value-type="float" office:value="0.0341047613084234" calcext:value-type="float">
            <text:p>0.034104761308424</text:p>
          </table:table-cell>
          <table:table-cell office:value-type="float" office:value="0.00325398791618051" calcext:value-type="float">
            <text:p>0.003253987916181</text:p>
          </table:table-cell>
          <table:table-cell office:value-type="float" office:value="0.959284301078672" calcext:value-type="float">
            <text:p>0.959284301078672</text:p>
          </table:table-cell>
          <table:table-cell office:value-type="float" office:value="0.00356938797120725" calcext:value-type="float">
            <text:p>0.003569387971207</text:p>
          </table:table-cell>
          <table:table-cell office:value-type="float" office:value="0.00269069892132779" calcext:value-type="float">
            <text:p>0.002690698921328</text:p>
          </table:table-cell>
          <table:table-cell office:value-type="float" office:value="0.00387746387450202" calcext:value-type="float">
            <text:p>0.003877463874502</text:p>
          </table:table-cell>
          <table:table-cell office:value-type="float" office:value="0.031401853222621" calcext:value-type="float">
            <text:p>0.031401853222621</text:p>
          </table:table-cell>
          <table:table-cell office:value-type="float" office:value="0.000338750387281687" calcext:value-type="float">
            <text:p>0.000338750387282</text:p>
          </table:table-cell>
          <table:table-cell office:value-type="float" office:value="0.126929092407227" calcext:value-type="float">
            <text:p>0.126929092407227</text:p>
          </table:table-cell>
          <table:table-cell office:value-type="float" office:value="0.0253708014144392" calcext:value-type="float">
            <text:p>0.025370801414439</text:p>
          </table:table-cell>
          <table:table-cell office:value-type="float" office:value="0.743153738975525" calcext:value-type="float">
            <text:p>0.743153738975525</text:p>
          </table:table-cell>
          <table:table-cell office:value-type="float" office:value="0.0516373452032564" calcext:value-type="float">
            <text:p>0.051637345203256</text:p>
          </table:table-cell>
        </table:table-row>
        <table:table-row table:style-name="ro1">
          <table:table-cell office:value-type="string" calcext:value-type="string">
            <text:p>Platt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AdaBoost</text:p>
          </table:table-cell>
          <table:table-cell office:value-type="float" office:value="2" calcext:value-type="float">
            <text:p>2</text:p>
          </table:table-cell>
          <table:table-cell office:value-type="float" office:value="9090" calcext:value-type="float">
            <text:p>909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94985" calcext:value-type="float">
            <text:p>0.94985</text:p>
          </table:table-cell>
          <table:table-cell office:value-type="float" office:value="0.00092383560346106" calcext:value-type="float">
            <text:p>0.000923835603461</text:p>
          </table:table-cell>
          <table:table-cell office:value-type="float" office:value="0.139905778678428" calcext:value-type="float">
            <text:p>0.139905778678428</text:p>
          </table:table-cell>
          <table:table-cell office:value-type="float" office:value="0.00153429045619369" calcext:value-type="float">
            <text:p>0.001534290456194</text:p>
          </table:table-cell>
          <table:table-cell office:value-type="float" office:value="0.0181808173528966" calcext:value-type="float">
            <text:p>0.018180817352897</text:p>
          </table:table-cell>
          <table:table-cell office:value-type="float" office:value="0.00178415971201569" calcext:value-type="float">
            <text:p>0.001784159712016</text:p>
          </table:table-cell>
          <table:table-cell office:value-type="float" office:value="0.0259129616772758" calcext:value-type="float">
            <text:p>0.025912961677276</text:p>
          </table:table-cell>
          <table:table-cell office:value-type="float" office:value="0.00204032194168642" calcext:value-type="float">
            <text:p>0.002040321941686</text:p>
          </table:table-cell>
          <table:table-cell office:value-type="float" office:value="0.399479076479076" calcext:value-type="float">
            <text:p>0.399479076479076</text:p>
          </table:table-cell>
          <table:table-cell office:value-type="float" office:value="0.0654008765753742" calcext:value-type="float">
            <text:p>0.065400876575374</text:p>
          </table:table-cell>
          <table:table-cell office:value-type="float" office:value="0.156139944504365" calcext:value-type="float">
            <text:p>0.156139944504365</text:p>
          </table:table-cell>
          <table:table-cell office:value-type="float" office:value="0.00742280521768876" calcext:value-type="float">
            <text:p>0.007422805217689</text:p>
          </table:table-cell>
          <table:table-cell office:value-type="float" office:value="0.761431340770843" calcext:value-type="float">
            <text:p>0.761431340770843</text:p>
          </table:table-cell>
          <table:table-cell office:value-type="float" office:value="0.00903507860165118" calcext:value-type="float">
            <text:p>0.009035078601651</text:p>
          </table:table-cell>
          <table:table-cell office:value-type="float" office:value="0.0416189229074769" calcext:value-type="float">
            <text:p>0.041618922907477</text:p>
          </table:table-cell>
          <table:table-cell office:value-type="float" office:value="0.00353964570348029" calcext:value-type="float">
            <text:p>0.00353964570348</text:p>
          </table:table-cell>
          <table:table-cell office:value-type="float" office:value="0.948503962161933" calcext:value-type="float">
            <text:p>0.948503962161933</text:p>
          </table:table-cell>
          <table:table-cell office:value-type="float" office:value="0.00371040104413294" calcext:value-type="float">
            <text:p>0.003710401044133</text:p>
          </table:table-cell>
          <table:table-cell office:value-type="float" office:value="0.00335308299286392" calcext:value-type="float">
            <text:p>0.003353082992864</text:p>
          </table:table-cell>
          <table:table-cell office:value-type="float" office:value="0.00258049608717182" calcext:value-type="float">
            <text:p>0.002580496087172</text:p>
          </table:table-cell>
          <table:table-cell office:value-type="float" office:value="0.038645724844032" calcext:value-type="float">
            <text:p>0.038645724844032</text:p>
          </table:table-cell>
          <table:table-cell office:value-type="float" office:value="0.00041311349375379" calcext:value-type="float">
            <text:p>0.000413113493754</text:p>
          </table:table-cell>
          <table:table-cell office:value-type="float" office:value="0.000172996520996094" calcext:value-type="float">
            <text:p>0.000172996520996</text:p>
          </table:table-cell>
          <table:table-cell office:value-type="float" office:value="0.00000877964705152931" calcext:value-type="float">
            <text:p>8.77964705152931E-06</text:p>
          </table:table-cell>
          <table:table-cell office:value-type="float" office:value="0.00333566665649414" calcext:value-type="float">
            <text:p>0.003335666656494</text:p>
          </table:table-cell>
          <table:table-cell office:value-type="float" office:value="0.000124642523223961" calcext:value-type="float">
            <text:p>0.000124642523224</text:p>
          </table:table-cell>
        </table:table-row>
        <table:table-row table:style-name="ro1">
          <table:table-cell office:value-type="string" calcext:value-type="string">
            <text:p>Platt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XGBoost</text:p>
          </table:table-cell>
          <table:table-cell office:value-type="float" office:value="2" calcext:value-type="float">
            <text:p>2</text:p>
          </table:table-cell>
          <table:table-cell office:value-type="float" office:value="9090" calcext:value-type="float">
            <text:p>909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967325" calcext:value-type="float">
            <text:p>0.967325</text:p>
          </table:table-cell>
          <table:table-cell office:value-type="float" office:value="0.00068516015970314" calcext:value-type="float">
            <text:p>0.000685160159703</text:p>
          </table:table-cell>
          <table:table-cell office:value-type="float" office:value="0.104465399711576" calcext:value-type="float">
            <text:p>0.104465399711576</text:p>
          </table:table-cell>
          <table:table-cell office:value-type="float" office:value="0.0021376845443027" calcext:value-type="float">
            <text:p>0.002137684544303</text:p>
          </table:table-cell>
          <table:table-cell office:value-type="float" office:value="0.0197854924242424" calcext:value-type="float">
            <text:p>0.019785492424243</text:p>
          </table:table-cell>
          <table:table-cell office:value-type="float" office:value="0.00186225205519468" calcext:value-type="float">
            <text:p>0.001862252055195</text:p>
          </table:table-cell>
          <table:table-cell office:value-type="float" office:value="0.0253810714285714" calcext:value-type="float">
            <text:p>0.025381071428572</text:p>
          </table:table-cell>
          <table:table-cell office:value-type="float" office:value="0.000790073475458988" calcext:value-type="float">
            <text:p>0.000790073475459</text:p>
          </table:table-cell>
          <table:table-cell office:value-type="float" office:value="0.669818181818182" calcext:value-type="float">
            <text:p>0.669818181818182</text:p>
          </table:table-cell>
          <table:table-cell office:value-type="float" office:value="0.0335731619925913" calcext:value-type="float">
            <text:p>0.033573161992591</text:p>
          </table:table-cell>
          <table:table-cell office:value-type="float" office:value="0.0618206791969812" calcext:value-type="float">
            <text:p>0.061820679196981</text:p>
          </table:table-cell>
          <table:table-cell office:value-type="float" office:value="0.00318989827174584" calcext:value-type="float">
            <text:p>0.003189898271746</text:p>
          </table:table-cell>
          <table:table-cell office:value-type="float" office:value="0.833363260297616" calcext:value-type="float">
            <text:p>0.833363260297616</text:p>
          </table:table-cell>
          <table:table-cell office:value-type="float" office:value="0.0102376798122196" calcext:value-type="float">
            <text:p>0.01023767981222</text:p>
          </table:table-cell>
          <table:table-cell office:value-type="float" office:value="0.025717292772787" calcext:value-type="float">
            <text:p>0.025717292772787</text:p>
          </table:table-cell>
          <table:table-cell office:value-type="float" office:value="0.00350882155246237" calcext:value-type="float">
            <text:p>0.003508821552462</text:p>
          </table:table-cell>
          <table:table-cell office:value-type="float" office:value="0.969680103567515" calcext:value-type="float">
            <text:p>0.969680103567515</text:p>
          </table:table-cell>
          <table:table-cell office:value-type="float" office:value="0.00362517751918709" calcext:value-type="float">
            <text:p>0.003625177519187</text:p>
          </table:table-cell>
          <table:table-cell office:value-type="float" office:value="0.00342584670686836" calcext:value-type="float">
            <text:p>0.003425846706868</text:p>
          </table:table-cell>
          <table:table-cell office:value-type="float" office:value="0.00328328418200672" calcext:value-type="float">
            <text:p>0.003283284182007</text:p>
          </table:table-cell>
          <table:table-cell office:value-type="float" office:value="0.0265872328888958" calcext:value-type="float">
            <text:p>0.026587232888896</text:p>
          </table:table-cell>
          <table:table-cell office:value-type="float" office:value="0.000624768492789188" calcext:value-type="float">
            <text:p>0.000624768492789</text:p>
          </table:table-cell>
          <table:table-cell office:value-type="float" office:value="0.000166678428649902" calcext:value-type="float">
            <text:p>0.00016667842865</text:p>
          </table:table-cell>
          <table:table-cell office:value-type="float" office:value="0.00000369604338980726" calcext:value-type="float">
            <text:p>3.69604338980726E-06</text:p>
          </table:table-cell>
          <table:table-cell office:value-type="float" office:value="0.00190963745117188" calcext:value-type="float">
            <text:p>0.001909637451172</text:p>
          </table:table-cell>
          <table:table-cell office:value-type="float" office:value="0.000109684478184421" calcext:value-type="float">
            <text:p>0.000109684478184</text:p>
          </table:table-cell>
        </table:table-row>
        <table:table-row table:style-name="ro1">
          <table:table-cell office:value-type="string" calcext:value-type="string">
            <text:p>Platt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mondrian_forest</text:p>
          </table:table-cell>
          <table:table-cell office:value-type="float" office:value="2" calcext:value-type="float">
            <text:p>2</text:p>
          </table:table-cell>
          <table:table-cell office:value-type="float" office:value="9031" calcext:value-type="float">
            <text:p>9031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9539" calcext:value-type="float">
            <text:p>0.9539</text:p>
          </table:table-cell>
          <table:table-cell office:value-type="float" office:value="0.000415832498329155" calcext:value-type="float">
            <text:p>0.000415832498329</text:p>
          </table:table-cell>
          <table:table-cell office:value-type="float" office:value="0.13200589753923" calcext:value-type="float">
            <text:p>0.13200589753923</text:p>
          </table:table-cell>
          <table:table-cell office:value-type="float" office:value="0.00103471197900056" calcext:value-type="float">
            <text:p>0.001034711979001</text:p>
          </table:table-cell>
          <table:table-cell office:value-type="float" office:value="0.0197561553030303" calcext:value-type="float">
            <text:p>0.01975615530303</text:p>
          </table:table-cell>
          <table:table-cell office:value-type="float" office:value="0.00110264930111951" calcext:value-type="float">
            <text:p>0.00110264930112</text:p>
          </table:table-cell>
          <table:table-cell office:value-type="float" office:value="0.0235342261904762" calcext:value-type="float">
            <text:p>0.023534226190476</text:p>
          </table:table-cell>
          <table:table-cell office:value-type="float" office:value="0.000637769911959572" calcext:value-type="float">
            <text:p>0.00063776991196</text:p>
          </table:table-cell>
          <table:table-cell office:value-type="float" office:value="0.588929292929293" calcext:value-type="float">
            <text:p>0.588929292929293</text:p>
          </table:table-cell>
          <table:table-cell office:value-type="float" office:value="0.0884398469323146" calcext:value-type="float">
            <text:p>0.088439846932315</text:p>
          </table:table-cell>
          <table:table-cell office:value-type="float" office:value="0.105864849501073" calcext:value-type="float">
            <text:p>0.105864849501073</text:p>
          </table:table-cell>
          <table:table-cell office:value-type="float" office:value="0.00180897406030592" calcext:value-type="float">
            <text:p>0.001808974060306</text:p>
          </table:table-cell>
          <table:table-cell office:value-type="float" office:value="0.793945107132056" calcext:value-type="float">
            <text:p>0.793945107132056</text:p>
          </table:table-cell>
          <table:table-cell office:value-type="float" office:value="0.00563334895871381" calcext:value-type="float">
            <text:p>0.005633348958714</text:p>
          </table:table-cell>
          <table:table-cell office:value-type="float" office:value="0.0356667473799254" calcext:value-type="float">
            <text:p>0.035666747379925</text:p>
          </table:table-cell>
          <table:table-cell office:value-type="float" office:value="0.00182383954452252" calcext:value-type="float">
            <text:p>0.001823839544523</text:p>
          </table:table-cell>
          <table:table-cell office:value-type="float" office:value="0.95647765190889" calcext:value-type="float">
            <text:p>0.95647765190889</text:p>
          </table:table-cell>
          <table:table-cell office:value-type="float" office:value="0.00194341147679464" calcext:value-type="float">
            <text:p>0.001943411476795</text:p>
          </table:table-cell>
          <table:table-cell office:value-type="float" office:value="0.00261158844963207" calcext:value-type="float">
            <text:p>0.002611588449632</text:p>
          </table:table-cell>
          <table:table-cell office:value-type="float" office:value="0.00200333558265366" calcext:value-type="float">
            <text:p>0.002003335582654</text:p>
          </table:table-cell>
          <table:table-cell office:value-type="float" office:value="0.0356139958976163" calcext:value-type="float">
            <text:p>0.035613995897616</text:p>
          </table:table-cell>
          <table:table-cell office:value-type="float" office:value="0.000271114798562133" calcext:value-type="float">
            <text:p>0.000271114798562</text:p>
          </table:table-cell>
          <table:table-cell office:value-type="float" office:value="0.000168061256408691" calcext:value-type="float">
            <text:p>0.000168061256409</text:p>
          </table:table-cell>
          <table:table-cell office:value-type="float" office:value="0.00000457704339332493" calcext:value-type="float">
            <text:p>4.57704339332493E-06</text:p>
          </table:table-cell>
          <table:table-cell office:value-type="float" office:value="0.00199732780456543" calcext:value-type="float">
            <text:p>0.001997327804565</text:p>
          </table:table-cell>
          <table:table-cell office:value-type="float" office:value="0.0000844613833340243" calcext:value-type="float">
            <text:p>8.44613833340243E-05</text:p>
          </table:table-cell>
        </table:table-row>
        <table:table-row table:style-name="ro1">
          <table:table-cell office:value-type="string" calcext:value-type="string">
            <text:p>Platt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random_forest</text:p>
          </table:table-cell>
          <table:table-cell office:value-type="float" office:value="2" calcext:value-type="float">
            <text:p>2</text:p>
          </table:table-cell>
          <table:table-cell office:value-type="float" office:value="9090" calcext:value-type="float">
            <text:p>909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962825" calcext:value-type="float">
            <text:p>0.962825</text:p>
          </table:table-cell>
          <table:table-cell office:value-type="float" office:value="0.0010544219058591" calcext:value-type="float">
            <text:p>0.001054421905859</text:p>
          </table:table-cell>
          <table:table-cell office:value-type="float" office:value="0.111542429829025" calcext:value-type="float">
            <text:p>0.111542429829025</text:p>
          </table:table-cell>
          <table:table-cell office:value-type="float" office:value="0.00223640291409898" calcext:value-type="float">
            <text:p>0.002236402914099</text:p>
          </table:table-cell>
          <table:table-cell office:value-type="float" office:value="0.0147254103535354" calcext:value-type="float">
            <text:p>0.014725410353535</text:p>
          </table:table-cell>
          <table:table-cell office:value-type="float" office:value="0.00268370329787758" calcext:value-type="float">
            <text:p>0.002683703297878</text:p>
          </table:table-cell>
          <table:table-cell office:value-type="float" office:value="0.0254177380952381" calcext:value-type="float">
            <text:p>0.025417738095238</text:p>
          </table:table-cell>
          <table:table-cell office:value-type="float" office:value="0.00194507512852486" calcext:value-type="float">
            <text:p>0.001945075128525</text:p>
          </table:table-cell>
          <table:table-cell office:value-type="float" office:value="0.829686868686868" calcext:value-type="float">
            <text:p>0.829686868686868</text:p>
          </table:table-cell>
          <table:table-cell office:value-type="float" office:value="0.088637579650226" calcext:value-type="float">
            <text:p>0.088637579650226</text:p>
          </table:table-cell>
          <table:table-cell office:value-type="float" office:value="0.10207143250951" calcext:value-type="float">
            <text:p>0.10207143250951</text:p>
          </table:table-cell>
          <table:table-cell office:value-type="float" office:value="0.00670945561299483" calcext:value-type="float">
            <text:p>0.006709455612995</text:p>
          </table:table-cell>
          <table:table-cell office:value-type="float" office:value="0.789947381343834" calcext:value-type="float">
            <text:p>0.789947381343834</text:p>
          </table:table-cell>
          <table:table-cell office:value-type="float" office:value="0.0138142550838182" calcext:value-type="float">
            <text:p>0.013814255083818</text:p>
          </table:table-cell>
          <table:table-cell office:value-type="float" office:value="0.0307641485191657" calcext:value-type="float">
            <text:p>0.030764148519166</text:p>
          </table:table-cell>
          <table:table-cell office:value-type="float" office:value="0.00497359759437707" calcext:value-type="float">
            <text:p>0.004973597594377</text:p>
          </table:table-cell>
          <table:table-cell office:value-type="float" office:value="0.962571950777675" calcext:value-type="float">
            <text:p>0.962571950777675</text:p>
          </table:table-cell>
          <table:table-cell office:value-type="float" office:value="0.00515325056790851" calcext:value-type="float">
            <text:p>0.005153250567909</text:p>
          </table:table-cell>
          <table:table-cell office:value-type="float" office:value="0.0046840714951249" calcext:value-type="float">
            <text:p>0.004684071495125</text:p>
          </table:table-cell>
          <table:table-cell office:value-type="float" office:value="0.0030822499405595" calcext:value-type="float">
            <text:p>0.00308224994056</text:p>
          </table:table-cell>
          <table:table-cell office:value-type="float" office:value="0.0293691122162949" calcext:value-type="float">
            <text:p>0.029369112216295</text:p>
          </table:table-cell>
          <table:table-cell office:value-type="float" office:value="0.000632474544760694" calcext:value-type="float">
            <text:p>0.000632474544761</text:p>
          </table:table-cell>
          <table:table-cell office:value-type="float" office:value="0.00017390251159668" calcext:value-type="float">
            <text:p>0.000173902511597</text:p>
          </table:table-cell>
          <table:table-cell office:value-type="float" office:value="0.0000118945147014619" calcext:value-type="float">
            <text:p>1.18945147014619E-05</text:p>
          </table:table-cell>
          <table:table-cell office:value-type="float" office:value="0.00207693576812744" calcext:value-type="float">
            <text:p>0.002076935768127</text:p>
          </table:table-cell>
          <table:table-cell office:value-type="float" office:value="0.000132904573523141" calcext:value-type="float">
            <text:p>0.000132904573523</text:p>
          </table:table-cell>
        </table:table-row>
        <table:table-row table:style-name="ro1">
          <table:table-cell office:value-type="string" calcext:value-type="string">
            <text:p>Platt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1layer_NN</text:p>
          </table:table-cell>
          <table:table-cell office:value-type="float" office:value="2" calcext:value-type="float">
            <text:p>2</text:p>
          </table:table-cell>
          <table:table-cell office:value-type="float" office:value="9090" calcext:value-type="float">
            <text:p>909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964425" calcext:value-type="float">
            <text:p>0.964425</text:p>
          </table:table-cell>
          <table:table-cell office:value-type="float" office:value="0.000743490267439843" calcext:value-type="float">
            <text:p>0.00074349026744</text:p>
          </table:table-cell>
          <table:table-cell office:value-type="float" office:value="0.120483242743982" calcext:value-type="float">
            <text:p>0.120483242743982</text:p>
          </table:table-cell>
          <table:table-cell office:value-type="float" office:value="0.00160129456695567" calcext:value-type="float">
            <text:p>0.001601294566956</text:p>
          </table:table-cell>
          <table:table-cell office:value-type="float" office:value="0.0284594734848485" calcext:value-type="float">
            <text:p>0.028459473484849</text:p>
          </table:table-cell>
          <table:table-cell office:value-type="float" office:value="0.00336314814446681" calcext:value-type="float">
            <text:p>0.003363148144467</text:p>
          </table:table-cell>
          <table:table-cell office:value-type="float" office:value="0.0307334821428571" calcext:value-type="float">
            <text:p>0.030733482142857</text:p>
          </table:table-cell>
          <table:table-cell office:value-type="float" office:value="0.00219157820117139" calcext:value-type="float">
            <text:p>0.002191578201171</text:p>
          </table:table-cell>
          <table:table-cell office:value-type="float" office:value="0.682191919191919" calcext:value-type="float">
            <text:p>0.682191919191919</text:p>
          </table:table-cell>
          <table:table-cell office:value-type="float" office:value="0.0541084418083617" calcext:value-type="float">
            <text:p>0.054108441808362</text:p>
          </table:table-cell>
          <table:table-cell office:value-type="float" office:value="0.0482928542190322" calcext:value-type="float">
            <text:p>0.048292854219032</text:p>
          </table:table-cell>
          <table:table-cell office:value-type="float" office:value="0.00291817295006675" calcext:value-type="float">
            <text:p>0.002918172950067</text:p>
          </table:table-cell>
          <table:table-cell office:value-type="float" office:value="0.854947282379781" calcext:value-type="float">
            <text:p>0.854947282379781</text:p>
          </table:table-cell>
          <table:table-cell office:value-type="float" office:value="0.0104300614818476" calcext:value-type="float">
            <text:p>0.010430061481848</text:p>
          </table:table-cell>
          <table:table-cell office:value-type="float" office:value="0.0290349783037565" calcext:value-type="float">
            <text:p>0.029034978303757</text:p>
          </table:table-cell>
          <table:table-cell office:value-type="float" office:value="0.00536970337041281" calcext:value-type="float">
            <text:p>0.005369703370413</text:p>
          </table:table-cell>
          <table:table-cell office:value-type="float" office:value="0.966838323256534" calcext:value-type="float">
            <text:p>0.966838323256534</text:p>
          </table:table-cell>
          <table:table-cell office:value-type="float" office:value="0.00546390066516213" calcext:value-type="float">
            <text:p>0.005463900665162</text:p>
          </table:table-cell>
          <table:table-cell office:value-type="float" office:value="0.00512952812226758" calcext:value-type="float">
            <text:p>0.005129528122268</text:p>
          </table:table-cell>
          <table:table-cell office:value-type="float" office:value="0.00347286714354359" calcext:value-type="float">
            <text:p>0.003472867143544</text:p>
          </table:table-cell>
          <table:table-cell office:value-type="float" office:value="0.0294043018331682" calcext:value-type="float">
            <text:p>0.029404301833168</text:p>
          </table:table-cell>
          <table:table-cell office:value-type="float" office:value="0.000623247271432696" calcext:value-type="float">
            <text:p>0.000623247271433</text:p>
          </table:table-cell>
          <table:table-cell office:value-type="float" office:value="0.000176692008972168" calcext:value-type="float">
            <text:p>0.000176692008972</text:p>
          </table:table-cell>
          <table:table-cell office:value-type="float" office:value="0.0000285320737706498" calcext:value-type="float">
            <text:p>2.85320737706498E-05</text:p>
          </table:table-cell>
          <table:table-cell office:value-type="float" office:value="0.00218839645385742" calcext:value-type="float">
            <text:p>0.002188396453857</text:p>
          </table:table-cell>
          <table:table-cell office:value-type="float" office:value="0.0000850761176147434" calcext:value-type="float">
            <text:p>8.50761176147434E-05</text:p>
          </table:table-cell>
        </table:table-row>
        <table:table-row table:style-name="ro1">
          <table:table-cell office:value-type="string" calcext:value-type="string">
            <text:p>Isotonic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AdaBoost</text:p>
          </table:table-cell>
          <table:table-cell office:value-type="float" office:value="2" calcext:value-type="float">
            <text:p>2</text:p>
          </table:table-cell>
          <table:table-cell office:value-type="float" office:value="9090" calcext:value-type="float">
            <text:p>909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9496625" calcext:value-type="float">
            <text:p>0.9496625</text:p>
          </table:table-cell>
          <table:table-cell office:value-type="float" office:value="0.000574486485674126" calcext:value-type="float">
            <text:p>0.000574486485674</text:p>
          </table:table-cell>
          <table:table-cell office:value-type="float" office:value="0.186332413807911" calcext:value-type="float">
            <text:p>0.186332413807911</text:p>
          </table:table-cell>
          <table:table-cell office:value-type="float" office:value="0.0258130927087418" calcext:value-type="float">
            <text:p>0.025813092708742</text:p>
          </table:table-cell>
          <table:table-cell office:value-type="float" office:value="0.0133918851010101" calcext:value-type="float">
            <text:p>0.01339188510101</text:p>
          </table:table-cell>
          <table:table-cell office:value-type="float" office:value="0.00211181299181388" calcext:value-type="float">
            <text:p>0.002111812991814</text:p>
          </table:table-cell>
          <table:table-cell office:value-type="float" office:value="0.0259095535714286" calcext:value-type="float">
            <text:p>0.025909553571429</text:p>
          </table:table-cell>
          <table:table-cell office:value-type="float" office:value="0.00286592709824246" calcext:value-type="float">
            <text:p>0.002865927098242</text:p>
          </table:table-cell>
          <table:table-cell office:value-type="float" office:value="0.861363636363636" calcext:value-type="float">
            <text:p>0.861363636363636</text:p>
          </table:table-cell>
          <table:table-cell office:value-type="float" office:value="0.0985489618357355" calcext:value-type="float">
            <text:p>0.098548961835736</text:p>
          </table:table-cell>
          <table:table-cell office:value-type="float" office:value="0.148799935491938" calcext:value-type="float">
            <text:p>0.148799935491938</text:p>
          </table:table-cell>
          <table:table-cell office:value-type="float" office:value="0.0269932534981406" calcext:value-type="float">
            <text:p>0.026993253498141</text:p>
          </table:table-cell>
          <table:table-cell office:value-type="float" office:value="0.777092125432717" calcext:value-type="float">
            <text:p>0.777092125432717</text:p>
          </table:table-cell>
          <table:table-cell office:value-type="float" office:value="0.0207707827282025" calcext:value-type="float">
            <text:p>0.020770782728203</text:p>
          </table:table-cell>
          <table:table-cell office:value-type="float" office:value="0.0376873533177874" calcext:value-type="float">
            <text:p>0.037687353317787</text:p>
          </table:table-cell>
          <table:table-cell office:value-type="float" office:value="0.00362664884827366" calcext:value-type="float">
            <text:p>0.003626648848274</text:p>
          </table:table-cell>
          <table:table-cell office:value-type="float" office:value="0.952992719592621" calcext:value-type="float">
            <text:p>0.952992719592621</text:p>
          </table:table-cell>
          <table:table-cell office:value-type="float" office:value="0.0042886943642108" calcext:value-type="float">
            <text:p>0.004288694364211</text:p>
          </table:table-cell>
          <table:table-cell office:value-type="float" office:value="0.00430425303395956" calcext:value-type="float">
            <text:p>0.00430425303396</text:p>
          </table:table-cell>
          <table:table-cell office:value-type="float" office:value="0.00343181973313212" calcext:value-type="float">
            <text:p>0.003431819733132</text:p>
          </table:table-cell>
          <table:table-cell office:value-type="float" office:value="0.0394294765104696" calcext:value-type="float">
            <text:p>0.03942947651047</text:p>
          </table:table-cell>
          <table:table-cell office:value-type="float" office:value="0.000494102381960028" calcext:value-type="float">
            <text:p>0.00049410238196</text:p>
          </table:table-cell>
          <table:table-cell office:value-type="float" office:value="0.000261926651000976" calcext:value-type="float">
            <text:p>0.000261926651001</text:p>
          </table:table-cell>
          <table:table-cell office:value-type="float" office:value="0.0000124618917786145" calcext:value-type="float">
            <text:p>1.24618917786145E-05</text:p>
          </table:table-cell>
          <table:table-cell office:value-type="float" office:value="0.000376629829406738" calcext:value-type="float">
            <text:p>0.000376629829407</text:p>
          </table:table-cell>
          <table:table-cell office:value-type="float" office:value="0.0000361310663734134" calcext:value-type="float">
            <text:p>3.61310663734134E-05</text:p>
          </table:table-cell>
        </table:table-row>
        <table:table-row table:style-name="ro1">
          <table:table-cell office:value-type="string" calcext:value-type="string">
            <text:p>Isotonic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XGBoost</text:p>
          </table:table-cell>
          <table:table-cell office:value-type="float" office:value="2" calcext:value-type="float">
            <text:p>2</text:p>
          </table:table-cell>
          <table:table-cell office:value-type="float" office:value="9090" calcext:value-type="float">
            <text:p>909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966025" calcext:value-type="float">
            <text:p>0.966025</text:p>
          </table:table-cell>
          <table:table-cell office:value-type="float" office:value="0.00171168370650398" calcext:value-type="float">
            <text:p>0.001711683706504</text:p>
          </table:table-cell>
          <table:table-cell office:value-type="float" office:value="0.151685611437609" calcext:value-type="float">
            <text:p>0.151685611437609</text:p>
          </table:table-cell>
          <table:table-cell office:value-type="float" office:value="0.0331359862354562" calcext:value-type="float">
            <text:p>0.033135986235456</text:p>
          </table:table-cell>
          <table:table-cell office:value-type="float" office:value="0.0113623005050505" calcext:value-type="float">
            <text:p>0.011362300505051</text:p>
          </table:table-cell>
          <table:table-cell office:value-type="float" office:value="0.00257374304706186" calcext:value-type="float">
            <text:p>0.002573743047062</text:p>
          </table:table-cell>
          <table:table-cell office:value-type="float" office:value="0.0281662202380952" calcext:value-type="float">
            <text:p>0.028166220238095</text:p>
          </table:table-cell>
          <table:table-cell office:value-type="float" office:value="0.00330464056967312" calcext:value-type="float">
            <text:p>0.003304640569673</text:p>
          </table:table-cell>
          <table:table-cell office:value-type="float" office:value="0.786626262626263" calcext:value-type="float">
            <text:p>0.786626262626263</text:p>
          </table:table-cell>
          <table:table-cell office:value-type="float" office:value="0.143799652173813" calcext:value-type="float">
            <text:p>0.143799652173813</text:p>
          </table:table-cell>
          <table:table-cell office:value-type="float" office:value="0.0885122652293145" calcext:value-type="float">
            <text:p>0.088512265229315</text:p>
          </table:table-cell>
          <table:table-cell office:value-type="float" office:value="0.0284009227210861" calcext:value-type="float">
            <text:p>0.028400922721086</text:p>
          </table:table-cell>
          <table:table-cell office:value-type="float" office:value="0.80375479773856" calcext:value-type="float">
            <text:p>0.80375479773856</text:p>
          </table:table-cell>
          <table:table-cell office:value-type="float" office:value="0.0376703662972469" calcext:value-type="float">
            <text:p>0.037670366297247</text:p>
          </table:table-cell>
          <table:table-cell office:value-type="float" office:value="0.025443867461174" calcext:value-type="float">
            <text:p>0.025443867461174</text:p>
          </table:table-cell>
          <table:table-cell office:value-type="float" office:value="0.00435213692846511" calcext:value-type="float">
            <text:p>0.004352136928465</text:p>
          </table:table-cell>
          <table:table-cell office:value-type="float" office:value="0.968721676730342" calcext:value-type="float">
            <text:p>0.968721676730342</text:p>
          </table:table-cell>
          <table:table-cell office:value-type="float" office:value="0.00497892699435433" calcext:value-type="float">
            <text:p>0.004978926994354</text:p>
          </table:table-cell>
          <table:table-cell office:value-type="float" office:value="0.00432413853713555" calcext:value-type="float">
            <text:p>0.004324138537136</text:p>
          </table:table-cell>
          <table:table-cell office:value-type="float" office:value="0.00410721874751295" calcext:value-type="float">
            <text:p>0.004107218747513</text:p>
          </table:table-cell>
          <table:table-cell office:value-type="float" office:value="0.0271139435868017" calcext:value-type="float">
            <text:p>0.027113943586802</text:p>
          </table:table-cell>
          <table:table-cell office:value-type="float" office:value="0.000769951468710832" calcext:value-type="float">
            <text:p>0.000769951468711</text:p>
          </table:table-cell>
          <table:table-cell office:value-type="float" office:value="0.000235795974731445" calcext:value-type="float">
            <text:p>0.000235795974731</text:p>
          </table:table-cell>
          <table:table-cell office:value-type="float" office:value="0.000016275839878858" calcext:value-type="float">
            <text:p>1.6275839878858E-05</text:p>
          </table:table-cell>
          <table:table-cell office:value-type="float" office:value="0.00036625862121582" calcext:value-type="float">
            <text:p>0.000366258621216</text:p>
          </table:table-cell>
          <table:table-cell office:value-type="float" office:value="0.0000220103381339362" calcext:value-type="float">
            <text:p>2.20103381339362E-05</text:p>
          </table:table-cell>
        </table:table-row>
        <table:table-row table:style-name="ro1">
          <table:table-cell office:value-type="string" calcext:value-type="string">
            <text:p>Isotonic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mondrian_forest</text:p>
          </table:table-cell>
          <table:table-cell office:value-type="float" office:value="2" calcext:value-type="float">
            <text:p>2</text:p>
          </table:table-cell>
          <table:table-cell office:value-type="float" office:value="9031" calcext:value-type="float">
            <text:p>9031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9522875" calcext:value-type="float">
            <text:p>0.9522875</text:p>
          </table:table-cell>
          <table:table-cell office:value-type="float" office:value="0.00205315644530292" calcext:value-type="float">
            <text:p>0.002053156445303</text:p>
          </table:table-cell>
          <table:table-cell office:value-type="float" office:value="0.176120790500968" calcext:value-type="float">
            <text:p>0.176120790500968</text:p>
          </table:table-cell>
          <table:table-cell office:value-type="float" office:value="0.0220919024568391" calcext:value-type="float">
            <text:p>0.022091902456839</text:p>
          </table:table-cell>
          <table:table-cell office:value-type="float" office:value="0.0142351275252525" calcext:value-type="float">
            <text:p>0.014235127525253</text:p>
          </table:table-cell>
          <table:table-cell office:value-type="float" office:value="0.00180495899335121" calcext:value-type="float">
            <text:p>0.001804958993351</text:p>
          </table:table-cell>
          <table:table-cell office:value-type="float" office:value="0.0272621587988379" calcext:value-type="float">
            <text:p>0.027262158798838</text:p>
          </table:table-cell>
          <table:table-cell office:value-type="float" office:value="0.00172857511502247" calcext:value-type="float">
            <text:p>0.001728575115022</text:p>
          </table:table-cell>
          <table:table-cell office:value-type="float" office:value="0.843050505050505" calcext:value-type="float">
            <text:p>0.843050505050505</text:p>
          </table:table-cell>
          <table:table-cell office:value-type="float" office:value="0.0900647918076216" calcext:value-type="float">
            <text:p>0.090064791807622</text:p>
          </table:table-cell>
          <table:table-cell office:value-type="float" office:value="0.134819846586234" calcext:value-type="float">
            <text:p>0.134819846586234</text:p>
          </table:table-cell>
          <table:table-cell office:value-type="float" office:value="0.0249954125540119" calcext:value-type="float">
            <text:p>0.024995412554012</text:p>
          </table:table-cell>
          <table:table-cell office:value-type="float" office:value="0.775434711474845" calcext:value-type="float">
            <text:p>0.775434711474845</text:p>
          </table:table-cell>
          <table:table-cell office:value-type="float" office:value="0.0210586936940339" calcext:value-type="float">
            <text:p>0.021058693694034</text:p>
          </table:table-cell>
          <table:table-cell office:value-type="float" office:value="0.0345512375373625" calcext:value-type="float">
            <text:p>0.034551237537363</text:p>
          </table:table-cell>
          <table:table-cell office:value-type="float" office:value="0.00298067120032109" calcext:value-type="float">
            <text:p>0.002980671200321</text:p>
          </table:table-cell>
          <table:table-cell office:value-type="float" office:value="0.956360254535329" calcext:value-type="float">
            <text:p>0.956360254535329</text:p>
          </table:table-cell>
          <table:table-cell office:value-type="float" office:value="0.00294270944503501" calcext:value-type="float">
            <text:p>0.002942709445035</text:p>
          </table:table-cell>
          <table:table-cell office:value-type="float" office:value="0.00425072378509437" calcext:value-type="float">
            <text:p>0.004250723785094</text:p>
          </table:table-cell>
          <table:table-cell office:value-type="float" office:value="0.003987845845763" calcext:value-type="float">
            <text:p>0.003987845845763</text:p>
          </table:table-cell>
          <table:table-cell office:value-type="float" office:value="0.036583681526617" calcext:value-type="float">
            <text:p>0.036583681526617</text:p>
          </table:table-cell>
          <table:table-cell office:value-type="float" office:value="0.000451819551107857" calcext:value-type="float">
            <text:p>0.000451819551108</text:p>
          </table:table-cell>
          <table:table-cell office:value-type="float" office:value="0.000263595581054687" calcext:value-type="float">
            <text:p>0.000263595581055</text:p>
          </table:table-cell>
          <table:table-cell office:value-type="float" office:value="0.0000152865792568359" calcext:value-type="float">
            <text:p>1.52865792568359E-05</text:p>
          </table:table-cell>
          <table:table-cell office:value-type="float" office:value="0.000364899635314941" calcext:value-type="float">
            <text:p>0.000364899635315</text:p>
          </table:table-cell>
          <table:table-cell office:value-type="float" office:value="0.0000203705698411118" calcext:value-type="float">
            <text:p>2.03705698411118E-05</text:p>
          </table:table-cell>
        </table:table-row>
        <table:table-row table:style-name="ro1">
          <table:table-cell office:value-type="string" calcext:value-type="string">
            <text:p>Isotonic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random_forest</text:p>
          </table:table-cell>
          <table:table-cell office:value-type="float" office:value="2" calcext:value-type="float">
            <text:p>2</text:p>
          </table:table-cell>
          <table:table-cell office:value-type="float" office:value="9090" calcext:value-type="float">
            <text:p>909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9616" calcext:value-type="float">
            <text:p>0.9616</text:p>
          </table:table-cell>
          <table:table-cell office:value-type="float" office:value="0.00174284250579331" calcext:value-type="float">
            <text:p>0.001742842505793</text:p>
          </table:table-cell>
          <table:table-cell office:value-type="float" office:value="0.160427806014654" calcext:value-type="float">
            <text:p>0.160427806014654</text:p>
          </table:table-cell>
          <table:table-cell office:value-type="float" office:value="0.0441790046482279" calcext:value-type="float">
            <text:p>0.044179004648228</text:p>
          </table:table-cell>
          <table:table-cell office:value-type="float" office:value="0.0134798421717172" calcext:value-type="float">
            <text:p>0.013479842171717</text:p>
          </table:table-cell>
          <table:table-cell office:value-type="float" office:value="0.00296031096081762" calcext:value-type="float">
            <text:p>0.002960310960818</text:p>
          </table:table-cell>
          <table:table-cell office:value-type="float" office:value="0.027649375" calcext:value-type="float">
            <text:p>0.027649375</text:p>
          </table:table-cell>
          <table:table-cell office:value-type="float" office:value="0.00311551292810438" calcext:value-type="float">
            <text:p>0.003115512928104</text:p>
          </table:table-cell>
          <table:table-cell office:value-type="float" office:value="0.717010101010101" calcext:value-type="float">
            <text:p>0.717010101010101</text:p>
          </table:table-cell>
          <table:table-cell office:value-type="float" office:value="0.267675842066883" calcext:value-type="float">
            <text:p>0.267675842066883</text:p>
          </table:table-cell>
          <table:table-cell office:value-type="float" office:value="0.107152581512705" calcext:value-type="float">
            <text:p>0.107152581512705</text:p>
          </table:table-cell>
          <table:table-cell office:value-type="float" office:value="0.0155184067153232" calcext:value-type="float">
            <text:p>0.015518406715323</text:p>
          </table:table-cell>
          <table:table-cell office:value-type="float" office:value="0.789836225711151" calcext:value-type="float">
            <text:p>0.789836225711151</text:p>
          </table:table-cell>
          <table:table-cell office:value-type="float" office:value="0.0264256588914265" calcext:value-type="float">
            <text:p>0.026425658891427</text:p>
          </table:table-cell>
          <table:table-cell office:value-type="float" office:value="0.0292418814090377" calcext:value-type="float">
            <text:p>0.029241881409038</text:p>
          </table:table-cell>
          <table:table-cell office:value-type="float" office:value="0.00492024487292435" calcext:value-type="float">
            <text:p>0.004920244872924</text:p>
          </table:table-cell>
          <table:table-cell office:value-type="float" office:value="0.963790388423886" calcext:value-type="float">
            <text:p>0.963790388423886</text:p>
          </table:table-cell>
          <table:table-cell office:value-type="float" office:value="0.00554109042057816" calcext:value-type="float">
            <text:p>0.005541090420578</text:p>
          </table:table-cell>
          <table:table-cell office:value-type="float" office:value="0.00467405716645623" calcext:value-type="float">
            <text:p>0.004674057166456</text:p>
          </table:table-cell>
          <table:table-cell office:value-type="float" office:value="0.00329513979812292" calcext:value-type="float">
            <text:p>0.003295139798123</text:p>
          </table:table-cell>
          <table:table-cell office:value-type="float" office:value="0.0302527387105853" calcext:value-type="float">
            <text:p>0.030252738710585</text:p>
          </table:table-cell>
          <table:table-cell office:value-type="float" office:value="0.000705725378052634" calcext:value-type="float">
            <text:p>0.000705725378053</text:p>
          </table:table-cell>
          <table:table-cell office:value-type="float" office:value="0.000278496742248535" calcext:value-type="float">
            <text:p>0.000278496742249</text:p>
          </table:table-cell>
          <table:table-cell office:value-type="float" office:value="0.0000272253301641157" calcext:value-type="float">
            <text:p>2.72253301641157E-05</text:p>
          </table:table-cell>
          <table:table-cell office:value-type="float" office:value="0.000361561775207519" calcext:value-type="float">
            <text:p>0.000361561775208</text:p>
          </table:table-cell>
          <table:table-cell office:value-type="float" office:value="0.0000157934188803102" calcext:value-type="float">
            <text:p>1.57934188803102E-05</text:p>
          </table:table-cell>
        </table:table-row>
        <table:table-row table:style-name="ro1">
          <table:table-cell office:value-type="string" calcext:value-type="string">
            <text:p>Isotonic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1layer_NN</text:p>
          </table:table-cell>
          <table:table-cell office:value-type="float" office:value="2" calcext:value-type="float">
            <text:p>2</text:p>
          </table:table-cell>
          <table:table-cell office:value-type="float" office:value="9090" calcext:value-type="float">
            <text:p>909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9685875" calcext:value-type="float">
            <text:p>0.9685875</text:p>
          </table:table-cell>
          <table:table-cell office:value-type="float" office:value="0.00121342318806482" calcext:value-type="float">
            <text:p>0.001213423188065</text:p>
          </table:table-cell>
          <table:table-cell office:value-type="float" office:value="0.157167876701942" calcext:value-type="float">
            <text:p>0.157167876701942</text:p>
          </table:table-cell>
          <table:table-cell office:value-type="float" office:value="0.0508099143825981" calcext:value-type="float">
            <text:p>0.050809914382598</text:p>
          </table:table-cell>
          <table:table-cell office:value-type="float" office:value="0.0120657234848485" calcext:value-type="float">
            <text:p>0.012065723484849</text:p>
          </table:table-cell>
          <table:table-cell office:value-type="float" office:value="0.00431037782056642" calcext:value-type="float">
            <text:p>0.004310377820566</text:p>
          </table:table-cell>
          <table:table-cell office:value-type="float" office:value="0.0278575595238095" calcext:value-type="float">
            <text:p>0.02785755952381</text:p>
          </table:table-cell>
          <table:table-cell office:value-type="float" office:value="0.00377625573278333" calcext:value-type="float">
            <text:p>0.003776255732783</text:p>
          </table:table-cell>
          <table:table-cell office:value-type="float" office:value="0.83760606060606" calcext:value-type="float">
            <text:p>0.83760606060606</text:p>
          </table:table-cell>
          <table:table-cell office:value-type="float" office:value="0.0996148621943004" calcext:value-type="float">
            <text:p>0.0996148621943</text:p>
          </table:table-cell>
          <table:table-cell office:value-type="float" office:value="0.0711018764195187" calcext:value-type="float">
            <text:p>0.071101876419519</text:p>
          </table:table-cell>
          <table:table-cell office:value-type="float" office:value="0.0234738638953392" calcext:value-type="float">
            <text:p>0.023473863895339</text:p>
          </table:table-cell>
          <table:table-cell office:value-type="float" office:value="0.834814925077856" calcext:value-type="float">
            <text:p>0.834814925077856</text:p>
          </table:table-cell>
          <table:table-cell office:value-type="float" office:value="0.0321387312128865" calcext:value-type="float">
            <text:p>0.032138731212887</text:p>
          </table:table-cell>
          <table:table-cell office:value-type="float" office:value="0.024693573468238" calcext:value-type="float">
            <text:p>0.024693573468238</text:p>
          </table:table-cell>
          <table:table-cell office:value-type="float" office:value="0.0051776927675363" calcext:value-type="float">
            <text:p>0.005177692767536</text:p>
          </table:table-cell>
          <table:table-cell office:value-type="float" office:value="0.970904412776875" calcext:value-type="float">
            <text:p>0.970904412776875</text:p>
          </table:table-cell>
          <table:table-cell office:value-type="float" office:value="0.00572318750491188" calcext:value-type="float">
            <text:p>0.005723187504912</text:p>
          </table:table-cell>
          <table:table-cell office:value-type="float" office:value="0.0049762118540031" calcext:value-type="float">
            <text:p>0.004976211854003</text:p>
          </table:table-cell>
          <table:table-cell office:value-type="float" office:value="0.00470737872402109" calcext:value-type="float">
            <text:p>0.004707378724021</text:p>
          </table:table-cell>
          <table:table-cell office:value-type="float" office:value="0.0263846664252054" calcext:value-type="float">
            <text:p>0.026384666425205</text:p>
          </table:table-cell>
          <table:table-cell office:value-type="float" office:value="0.000870103753869828" calcext:value-type="float">
            <text:p>0.00087010375387</text:p>
          </table:table-cell>
          <table:table-cell office:value-type="float" office:value="0.000239467620849609" calcext:value-type="float">
            <text:p>0.00023946762085</text:p>
          </table:table-cell>
          <table:table-cell office:value-type="float" office:value="0.0000089837380463625" calcext:value-type="float">
            <text:p>8.9837380463625E-06</text:p>
          </table:table-cell>
          <table:table-cell office:value-type="float" office:value="0.000364041328430176" calcext:value-type="float">
            <text:p>0.00036404132843</text:p>
          </table:table-cell>
          <table:table-cell office:value-type="float" office:value="0.0000193230050240999" calcext:value-type="float">
            <text:p>1.93230050240999E-05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AdaBoost</text:p>
          </table:table-cell>
          <table:table-cell office:value-type="float" office:value="2" calcext:value-type="float">
            <text:p>2</text:p>
          </table:table-cell>
          <table:table-cell office:value-type="float" office:value="9090" calcext:value-type="float">
            <text:p>909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9498875" calcext:value-type="float">
            <text:p>0.9498875</text:p>
          </table:table-cell>
          <table:table-cell office:value-type="float" office:value="0.000917518543560705" calcext:value-type="float">
            <text:p>0.000917518543561</text:p>
          </table:table-cell>
          <table:table-cell office:value-type="float" office:value="0.139895540377534" calcext:value-type="float">
            <text:p>0.139895540377534</text:p>
          </table:table-cell>
          <table:table-cell office:value-type="float" office:value="0.00152800199410639" calcext:value-type="float">
            <text:p>0.001528001994106</text:p>
          </table:table-cell>
          <table:table-cell office:value-type="float" office:value="0.0180371608621392" calcext:value-type="float">
            <text:p>0.018037160862139</text:p>
          </table:table-cell>
          <table:table-cell office:value-type="float" office:value="0.0015547171340952" calcext:value-type="float">
            <text:p>0.001554717134095</text:p>
          </table:table-cell>
          <table:table-cell office:value-type="float" office:value="0.0258851825503343" calcext:value-type="float">
            <text:p>0.025885182550334</text:p>
          </table:table-cell>
          <table:table-cell office:value-type="float" office:value="0.00196459228862035" calcext:value-type="float">
            <text:p>0.00196459228862</text:p>
          </table:table-cell>
          <table:table-cell office:value-type="float" office:value="0.384880952380952" calcext:value-type="float">
            <text:p>0.384880952380952</text:p>
          </table:table-cell>
          <table:table-cell office:value-type="float" office:value="0.0591369891812337" calcext:value-type="float">
            <text:p>0.059136989181234</text:p>
          </table:table-cell>
          <table:table-cell office:value-type="float" office:value="0.156141995016922" calcext:value-type="float">
            <text:p>0.156141995016922</text:p>
          </table:table-cell>
          <table:table-cell office:value-type="float" office:value="0.00739031919596149" calcext:value-type="float">
            <text:p>0.007390319195961</text:p>
          </table:table-cell>
          <table:table-cell office:value-type="float" office:value="0.761609445491562" calcext:value-type="float">
            <text:p>0.761609445491562</text:p>
          </table:table-cell>
          <table:table-cell office:value-type="float" office:value="0.00909675970376782" calcext:value-type="float">
            <text:p>0.009096759703768</text:p>
          </table:table-cell>
          <table:table-cell office:value-type="float" office:value="0.0416481806577574" calcext:value-type="float">
            <text:p>0.041648180657757</text:p>
          </table:table-cell>
          <table:table-cell office:value-type="float" office:value="0.00352251763481554" calcext:value-type="float">
            <text:p>0.003522517634816</text:p>
          </table:table-cell>
          <table:table-cell office:value-type="float" office:value="0.94849239001307" calcext:value-type="float">
            <text:p>0.94849239001307</text:p>
          </table:table-cell>
          <table:table-cell office:value-type="float" office:value="0.00369604159237147" calcext:value-type="float">
            <text:p>0.003696041592371</text:p>
          </table:table-cell>
          <table:table-cell office:value-type="float" office:value="0.00333415051851837" calcext:value-type="float">
            <text:p>0.003334150518518</text:p>
          </table:table-cell>
          <table:table-cell office:value-type="float" office:value="0.00259811741223009" calcext:value-type="float">
            <text:p>0.00259811741223</text:p>
          </table:table-cell>
          <table:table-cell office:value-type="float" office:value="0.0386449409351096" calcext:value-type="float">
            <text:p>0.03864494093511</text:p>
          </table:table-cell>
          <table:table-cell office:value-type="float" office:value="0.000412524114317424" calcext:value-type="float">
            <text:p>0.000412524114317</text:p>
          </table:table-cell>
          <table:table-cell office:value-type="float" office:value="0.0010077953338623" calcext:value-type="float">
            <text:p>0.001007795333862</text:p>
          </table:table-cell>
          <table:table-cell office:value-type="float" office:value="0.0000866263649098281" calcext:value-type="float">
            <text:p>8.66263649098281E-05</text:p>
          </table:table-cell>
          <table:table-cell office:value-type="float" office:value="0.00309014320373535" calcext:value-type="float">
            <text:p>0.003090143203735</text:p>
          </table:table-cell>
          <table:table-cell office:value-type="float" office:value="0.000480936916615027" calcext:value-type="float">
            <text:p>0.000480936916615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XGBoost</text:p>
          </table:table-cell>
          <table:table-cell office:value-type="float" office:value="2" calcext:value-type="float">
            <text:p>2</text:p>
          </table:table-cell>
          <table:table-cell office:value-type="float" office:value="9090" calcext:value-type="float">
            <text:p>909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9670875" calcext:value-type="float">
            <text:p>0.9670875</text:p>
          </table:table-cell>
          <table:table-cell office:value-type="float" office:value="0.00105252672175105" calcext:value-type="float">
            <text:p>0.001052526721751</text:p>
          </table:table-cell>
          <table:table-cell office:value-type="float" office:value="0.0999513807751756" calcext:value-type="float">
            <text:p>0.099951380775176</text:p>
          </table:table-cell>
          <table:table-cell office:value-type="float" office:value="0.00200276147087283" calcext:value-type="float">
            <text:p>0.002002761470873</text:p>
          </table:table-cell>
          <table:table-cell office:value-type="float" office:value="0.017801875" calcext:value-type="float">
            <text:p>0.017801875</text:p>
          </table:table-cell>
          <table:table-cell office:value-type="float" office:value="0.00145868550771496" calcext:value-type="float">
            <text:p>0.001458685507715</text:p>
          </table:table-cell>
          <table:table-cell office:value-type="float" office:value="0.0276572619047619" calcext:value-type="float">
            <text:p>0.027657261904762</text:p>
          </table:table-cell>
          <table:table-cell office:value-type="float" office:value="0.00201470458693709" calcext:value-type="float">
            <text:p>0.002014704586937</text:p>
          </table:table-cell>
          <table:table-cell office:value-type="float" office:value="0.558232323232323" calcext:value-type="float">
            <text:p>0.558232323232323</text:p>
          </table:table-cell>
          <table:table-cell office:value-type="float" office:value="0.0791992197555642" calcext:value-type="float">
            <text:p>0.079199219755564</text:p>
          </table:table-cell>
          <table:table-cell office:value-type="float" office:value="0.0963303089996855" calcext:value-type="float">
            <text:p>0.096330308999686</text:p>
          </table:table-cell>
          <table:table-cell office:value-type="float" office:value="0.00913732990613188" calcext:value-type="float">
            <text:p>0.009137329906132</text:p>
          </table:table-cell>
          <table:table-cell office:value-type="float" office:value="0.793134765035965" calcext:value-type="float">
            <text:p>0.793134765035965</text:p>
          </table:table-cell>
          <table:table-cell office:value-type="float" office:value="0.0125912176376343" calcext:value-type="float">
            <text:p>0.012591217637634</text:p>
          </table:table-cell>
          <table:table-cell office:value-type="float" office:value="0.0284916379907937" calcext:value-type="float">
            <text:p>0.028491637990794</text:p>
          </table:table-cell>
          <table:table-cell office:value-type="float" office:value="0.00385162505071059" calcext:value-type="float">
            <text:p>0.003851625050711</text:p>
          </table:table-cell>
          <table:table-cell office:value-type="float" office:value="0.965644877598546" calcext:value-type="float">
            <text:p>0.965644877598546</text:p>
          </table:table-cell>
          <table:table-cell office:value-type="float" office:value="0.00396667386980299" calcext:value-type="float">
            <text:p>0.003966673869803</text:p>
          </table:table-cell>
          <table:table-cell office:value-type="float" office:value="0.00422997857436018" calcext:value-type="float">
            <text:p>0.00422997857436</text:p>
          </table:table-cell>
          <table:table-cell office:value-type="float" office:value="0.00253330780327741" calcext:value-type="float">
            <text:p>0.002533307803277</text:p>
          </table:table-cell>
          <table:table-cell office:value-type="float" office:value="0.0265307024949189" calcext:value-type="float">
            <text:p>0.026530702494919</text:p>
          </table:table-cell>
          <table:table-cell office:value-type="float" office:value="0.000630577816866434" calcext:value-type="float">
            <text:p>0.000630577816866</text:p>
          </table:table-cell>
          <table:table-cell office:value-type="float" office:value="0.00102341175079346" calcext:value-type="float">
            <text:p>0.001023411750793</text:p>
          </table:table-cell>
          <table:table-cell office:value-type="float" office:value="0.0000898918671874644" calcext:value-type="float">
            <text:p>8.98918671874644E-05</text:p>
          </table:table-cell>
          <table:table-cell office:value-type="float" office:value="0.00277519226074219" calcext:value-type="float">
            <text:p>0.002775192260742</text:p>
          </table:table-cell>
          <table:table-cell office:value-type="float" office:value="0.000435413891516406" calcext:value-type="float">
            <text:p>0.000435413891516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mondrian_forest</text:p>
          </table:table-cell>
          <table:table-cell office:value-type="float" office:value="2" calcext:value-type="float">
            <text:p>2</text:p>
          </table:table-cell>
          <table:table-cell office:value-type="float" office:value="9031" calcext:value-type="float">
            <text:p>9031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9532" calcext:value-type="float">
            <text:p>0.9532</text:p>
          </table:table-cell>
          <table:table-cell office:value-type="float" office:value="0.00085024506271229" calcext:value-type="float">
            <text:p>0.000850245062712</text:p>
          </table:table-cell>
          <table:table-cell office:value-type="float" office:value="0.157608029689651" calcext:value-type="float">
            <text:p>0.157608029689651</text:p>
          </table:table-cell>
          <table:table-cell office:value-type="float" office:value="0.00941727901852604" calcext:value-type="float">
            <text:p>0.009417279018526</text:p>
          </table:table-cell>
          <table:table-cell office:value-type="float" office:value="0.0252115777834281" calcext:value-type="float">
            <text:p>0.025211577783428</text:p>
          </table:table-cell>
          <table:table-cell office:value-type="float" office:value="0.00988459778727707" calcext:value-type="float">
            <text:p>0.009884597787277</text:p>
          </table:table-cell>
          <table:table-cell office:value-type="float" office:value="0.0339285222335465" calcext:value-type="float">
            <text:p>0.033928522233547</text:p>
          </table:table-cell>
          <table:table-cell office:value-type="float" office:value="0.0102470909224377" calcext:value-type="float">
            <text:p>0.010247090922438</text:p>
          </table:table-cell>
          <table:table-cell office:value-type="float" office:value="0.443525252525252" calcext:value-type="float">
            <text:p>0.443525252525252</text:p>
          </table:table-cell>
          <table:table-cell office:value-type="float" office:value="0.125659147721043" calcext:value-type="float">
            <text:p>0.125659147721043</text:p>
          </table:table-cell>
          <table:table-cell office:value-type="float" office:value="0.141563823923545" calcext:value-type="float">
            <text:p>0.141563823923545</text:p>
          </table:table-cell>
          <table:table-cell office:value-type="float" office:value="0.0407012621672454" calcext:value-type="float">
            <text:p>0.040701262167246</text:p>
          </table:table-cell>
          <table:table-cell office:value-type="float" office:value="0.764674058649037" calcext:value-type="float">
            <text:p>0.764674058649037</text:p>
          </table:table-cell>
          <table:table-cell office:value-type="float" office:value="0.0353648625906125" calcext:value-type="float">
            <text:p>0.035364862590613</text:p>
          </table:table-cell>
          <table:table-cell office:value-type="float" office:value="0.0454951738080626" calcext:value-type="float">
            <text:p>0.045495173808063</text:p>
          </table:table-cell>
          <table:table-cell office:value-type="float" office:value="0.0136226941571661" calcext:value-type="float">
            <text:p>0.013622694157166</text:p>
          </table:table-cell>
          <table:table-cell office:value-type="float" office:value="0.945629727376934" calcext:value-type="float">
            <text:p>0.945629727376934</text:p>
          </table:table-cell>
          <table:table-cell office:value-type="float" office:value="0.0144613210028812" calcext:value-type="float">
            <text:p>0.014461321002881</text:p>
          </table:table-cell>
          <table:table-cell office:value-type="float" office:value="0.0104958924838858" calcext:value-type="float">
            <text:p>0.010495892483886</text:p>
          </table:table-cell>
          <table:table-cell office:value-type="float" office:value="0.012436324244743" calcext:value-type="float">
            <text:p>0.012436324244743</text:p>
          </table:table-cell>
          <table:table-cell office:value-type="float" office:value="0.0367850199249645" calcext:value-type="float">
            <text:p>0.036785019924965</text:p>
          </table:table-cell>
          <table:table-cell office:value-type="float" office:value="0.00139937339635987" calcext:value-type="float">
            <text:p>0.00139937339636</text:p>
          </table:table-cell>
          <table:table-cell office:value-type="float" office:value="0.00181074142456055" calcext:value-type="float">
            <text:p>0.001810741424561</text:p>
          </table:table-cell>
          <table:table-cell office:value-type="float" office:value="0.000236350676046445" calcext:value-type="float">
            <text:p>0.000236350676046</text:p>
          </table:table-cell>
          <table:table-cell office:value-type="float" office:value="0.00351436138153076" calcext:value-type="float">
            <text:p>0.003514361381531</text:p>
          </table:table-cell>
          <table:table-cell office:value-type="float" office:value="0.00114948104722835" calcext:value-type="float">
            <text:p>0.001149481047228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random_forest</text:p>
          </table:table-cell>
          <table:table-cell office:value-type="float" office:value="2" calcext:value-type="float">
            <text:p>2</text:p>
          </table:table-cell>
          <table:table-cell office:value-type="float" office:value="9090" calcext:value-type="float">
            <text:p>909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9624625" calcext:value-type="float">
            <text:p>0.9624625</text:p>
          </table:table-cell>
          <table:table-cell office:value-type="float" office:value="0.00174010097088902" calcext:value-type="float">
            <text:p>0.001740100970889</text:p>
          </table:table-cell>
          <table:table-cell office:value-type="float" office:value="0.113866528070528" calcext:value-type="float">
            <text:p>0.113866528070528</text:p>
          </table:table-cell>
          <table:table-cell office:value-type="float" office:value="0.00195232144271997" calcext:value-type="float">
            <text:p>0.00195232144272</text:p>
          </table:table-cell>
          <table:table-cell office:value-type="float" office:value="0.0159332093690021" calcext:value-type="float">
            <text:p>0.015933209369002</text:p>
          </table:table-cell>
          <table:table-cell office:value-type="float" office:value="0.00274988957899886" calcext:value-type="float">
            <text:p>0.002749889578999</text:p>
          </table:table-cell>
          <table:table-cell office:value-type="float" office:value="0.0282677378447312" calcext:value-type="float">
            <text:p>0.028267737844731</text:p>
          </table:table-cell>
          <table:table-cell office:value-type="float" office:value="0.00413658561436781" calcext:value-type="float">
            <text:p>0.004136585614368</text:p>
          </table:table-cell>
          <table:table-cell office:value-type="float" office:value="0.843545454545455" calcext:value-type="float">
            <text:p>0.843545454545455</text:p>
          </table:table-cell>
          <table:table-cell office:value-type="float" office:value="0.0440971329154003" calcext:value-type="float">
            <text:p>0.0440971329154</text:p>
          </table:table-cell>
          <table:table-cell office:value-type="float" office:value="0.115962334803191" calcext:value-type="float">
            <text:p>0.115962334803191</text:p>
          </table:table-cell>
          <table:table-cell office:value-type="float" office:value="0.0132869341336309" calcext:value-type="float">
            <text:p>0.013286934133631</text:p>
          </table:table-cell>
          <table:table-cell office:value-type="float" office:value="0.77494979436307" calcext:value-type="float">
            <text:p>0.77494979436307</text:p>
          </table:table-cell>
          <table:table-cell office:value-type="float" office:value="0.0164992548417634" calcext:value-type="float">
            <text:p>0.016499254841763</text:p>
          </table:table-cell>
          <table:table-cell office:value-type="float" office:value="0.0322909128089063" calcext:value-type="float">
            <text:p>0.032290912808906</text:p>
          </table:table-cell>
          <table:table-cell office:value-type="float" office:value="0.0053856647294263" calcext:value-type="float">
            <text:p>0.005385664729426</text:p>
          </table:table-cell>
          <table:table-cell office:value-type="float" office:value="0.9604723703613" calcext:value-type="float">
            <text:p>0.9604723703613</text:p>
          </table:table-cell>
          <table:table-cell office:value-type="float" office:value="0.00559880942650929" calcext:value-type="float">
            <text:p>0.005598809426509</text:p>
          </table:table-cell>
          <table:table-cell office:value-type="float" office:value="0.00515757319146798" calcext:value-type="float">
            <text:p>0.005157573191468</text:p>
          </table:table-cell>
          <table:table-cell office:value-type="float" office:value="0.00410299691388955" calcext:value-type="float">
            <text:p>0.00410299691389</text:p>
          </table:table-cell>
          <table:table-cell office:value-type="float" office:value="0.0294852143761019" calcext:value-type="float">
            <text:p>0.029485214376102</text:p>
          </table:table-cell>
          <table:table-cell office:value-type="float" office:value="0.000601823619045936" calcext:value-type="float">
            <text:p>0.000601823619046</text:p>
          </table:table-cell>
          <table:table-cell office:value-type="float" office:value="0.00598039627075195" calcext:value-type="float">
            <text:p>0.005980396270752</text:p>
          </table:table-cell>
          <table:table-cell office:value-type="float" office:value="0.00108865659039482" calcext:value-type="float">
            <text:p>0.001088656590395</text:p>
          </table:table-cell>
          <table:table-cell office:value-type="float" office:value="0.0037358283996582" calcext:value-type="float">
            <text:p>0.003735828399658</text:p>
          </table:table-cell>
          <table:table-cell office:value-type="float" office:value="0.000631770574638486" calcext:value-type="float">
            <text:p>0.000631770574638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1layer_NN</text:p>
          </table:table-cell>
          <table:table-cell office:value-type="float" office:value="2" calcext:value-type="float">
            <text:p>2</text:p>
          </table:table-cell>
          <table:table-cell office:value-type="float" office:value="9090" calcext:value-type="float">
            <text:p>909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9683625" calcext:value-type="float">
            <text:p>0.9683625</text:p>
          </table:table-cell>
          <table:table-cell office:value-type="float" office:value="0.000864922122377351" calcext:value-type="float">
            <text:p>0.000864922122377</text:p>
          </table:table-cell>
          <table:table-cell office:value-type="float" office:value="0.102883900112359" calcext:value-type="float">
            <text:p>0.102883900112359</text:p>
          </table:table-cell>
          <table:table-cell office:value-type="float" office:value="0.00192985707516508" calcext:value-type="float">
            <text:p>0.001929857075165</text:p>
          </table:table-cell>
          <table:table-cell office:value-type="float" office:value="0.0174180056822137" calcext:value-type="float">
            <text:p>0.017418005682214</text:p>
          </table:table-cell>
          <table:table-cell office:value-type="float" office:value="0.00263483101943017" calcext:value-type="float">
            <text:p>0.00263483101943</text:p>
          </table:table-cell>
          <table:table-cell office:value-type="float" office:value="0.0278405772319578" calcext:value-type="float">
            <text:p>0.027840577231958</text:p>
          </table:table-cell>
          <table:table-cell office:value-type="float" office:value="0.00243005587759041" calcext:value-type="float">
            <text:p>0.00243005587759</text:p>
          </table:table-cell>
          <table:table-cell office:value-type="float" office:value="0.675555555555556" calcext:value-type="float">
            <text:p>0.675555555555556</text:p>
          </table:table-cell>
          <table:table-cell office:value-type="float" office:value="0.080378265584313" calcext:value-type="float">
            <text:p>0.080378265584313</text:p>
          </table:table-cell>
          <table:table-cell office:value-type="float" office:value="0.0640486915975331" calcext:value-type="float">
            <text:p>0.064048691597533</text:p>
          </table:table-cell>
          <table:table-cell office:value-type="float" office:value="0.0133831777176139" calcext:value-type="float">
            <text:p>0.013383177717614</text:p>
          </table:table-cell>
          <table:table-cell office:value-type="float" office:value="0.828560739517522" calcext:value-type="float">
            <text:p>0.828560739517522</text:p>
          </table:table-cell>
          <table:table-cell office:value-type="float" office:value="0.020406882920415" calcext:value-type="float">
            <text:p>0.020406882920415</text:p>
          </table:table-cell>
          <table:table-cell office:value-type="float" office:value="0.0265533951302046" calcext:value-type="float">
            <text:p>0.026553395130205</text:p>
          </table:table-cell>
          <table:table-cell office:value-type="float" office:value="0.00472444227834439" calcext:value-type="float">
            <text:p>0.004724442278344</text:p>
          </table:table-cell>
          <table:table-cell office:value-type="float" office:value="0.968869842417837" calcext:value-type="float">
            <text:p>0.968869842417837</text:p>
          </table:table-cell>
          <table:table-cell office:value-type="float" office:value="0.00503372375284896" calcext:value-type="float">
            <text:p>0.005033723752849</text:p>
          </table:table-cell>
          <table:table-cell office:value-type="float" office:value="0.00378338115558478" calcext:value-type="float">
            <text:p>0.003783381155585</text:p>
          </table:table-cell>
          <table:table-cell office:value-type="float" office:value="0.00400475734373976" calcext:value-type="float">
            <text:p>0.00400475734374</text:p>
          </table:table-cell>
          <table:table-cell office:value-type="float" office:value="0.0258030092685675" calcext:value-type="float">
            <text:p>0.025803009268568</text:p>
          </table:table-cell>
          <table:table-cell office:value-type="float" office:value="0.000612931487415158" calcext:value-type="float">
            <text:p>0.000612931487415</text:p>
          </table:table-cell>
          <table:table-cell office:value-type="float" office:value="0.000998353958129883" calcext:value-type="float">
            <text:p>0.00099835395813</text:p>
          </table:table-cell>
          <table:table-cell office:value-type="float" office:value="0.0000845063882848716" calcext:value-type="float">
            <text:p>8.45063882848716E-05</text:p>
          </table:table-cell>
          <table:table-cell office:value-type="float" office:value="0.00302841663360596" calcext:value-type="float">
            <text:p>0.003028416633606</text:p>
          </table:table-cell>
          <table:table-cell office:value-type="float" office:value="0.000460273726695978" calcext:value-type="float">
            <text:p>0.000460273726696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AdaBoost</text:p>
          </table:table-cell>
          <table:table-cell office:value-type="float" office:value="2" calcext:value-type="float">
            <text:p>2</text:p>
          </table:table-cell>
          <table:table-cell office:value-type="float" office:value="9090" calcext:value-type="float">
            <text:p>909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944425" calcext:value-type="float">
            <text:p>0.944425</text:p>
          </table:table-cell>
          <table:table-cell office:value-type="float" office:value="0.00724908998120145" calcext:value-type="float">
            <text:p>0.007249089981201</text:p>
          </table:table-cell>
          <table:table-cell office:value-type="float" office:value="0.15892152288172" calcext:value-type="float">
            <text:p>0.15892152288172</text:p>
          </table:table-cell>
          <table:table-cell office:value-type="float" office:value="0.0147664341213438" calcext:value-type="float">
            <text:p>0.014766434121344</text:p>
          </table:table-cell>
          <table:table-cell office:value-type="float" office:value="0.0190064222325274" calcext:value-type="float">
            <text:p>0.019006422232527</text:p>
          </table:table-cell>
          <table:table-cell office:value-type="float" office:value="0.00548855152911748" calcext:value-type="float">
            <text:p>0.005488551529117</text:p>
          </table:table-cell>
          <table:table-cell office:value-type="float" office:value="0.0261470845273576" calcext:value-type="float">
            <text:p>0.026147084527358</text:p>
          </table:table-cell>
          <table:table-cell office:value-type="float" office:value="0.00665466806971647" calcext:value-type="float">
            <text:p>0.006654668069716</text:p>
          </table:table-cell>
          <table:table-cell office:value-type="float" office:value="0.165695636227753" calcext:value-type="float">
            <text:p>0.165695636227753</text:p>
          </table:table-cell>
          <table:table-cell office:value-type="float" office:value="0.0801187541716971" calcext:value-type="float">
            <text:p>0.080118754171697</text:p>
          </table:table-cell>
          <table:table-cell office:value-type="float" office:value="0.183159891164877" calcext:value-type="float">
            <text:p>0.183159891164877</text:p>
          </table:table-cell>
          <table:table-cell office:value-type="float" office:value="0.0811201529367955" calcext:value-type="float">
            <text:p>0.081120152936796</text:p>
          </table:table-cell>
          <table:table-cell office:value-type="float" office:value="0.750442948502672" calcext:value-type="float">
            <text:p>0.750442948502672</text:p>
          </table:table-cell>
          <table:table-cell office:value-type="float" office:value="0.0579327048608211" calcext:value-type="float">
            <text:p>0.057932704860821</text:p>
          </table:table-cell>
          <table:table-cell office:value-type="float" office:value="0.0436729379904446" calcext:value-type="float">
            <text:p>0.043672937990445</text:p>
          </table:table-cell>
          <table:table-cell office:value-type="float" office:value="0.00316192813673522" calcext:value-type="float">
            <text:p>0.003161928136735</text:p>
          </table:table-cell>
          <table:table-cell office:value-type="float" office:value="0.944528150291215" calcext:value-type="float">
            <text:p>0.944528150291215</text:p>
          </table:table-cell>
          <table:table-cell office:value-type="float" office:value="0.00594525137367517" calcext:value-type="float">
            <text:p>0.005945251373675</text:p>
          </table:table-cell>
          <table:table-cell office:value-type="float" office:value="0.00322775326151182" calcext:value-type="float">
            <text:p>0.003227753261512</text:p>
          </table:table-cell>
          <table:table-cell office:value-type="float" office:value="0.00156117033407383" calcext:value-type="float">
            <text:p>0.001561170334074</text:p>
          </table:table-cell>
          <table:table-cell office:value-type="float" office:value="0.0416770710487382" calcext:value-type="float">
            <text:p>0.041677071048738</text:p>
          </table:table-cell>
          <table:table-cell office:value-type="float" office:value="0.00190010337233959" calcext:value-type="float">
            <text:p>0.00190010337234</text:p>
          </table:table-cell>
          <table:table-cell office:value-type="float" office:value="0.132688236236572" calcext:value-type="float">
            <text:p>0.132688236236572</text:p>
          </table:table-cell>
          <table:table-cell office:value-type="float" office:value="0.0046711159773718" calcext:value-type="float">
            <text:p>0.004671115977372</text:p>
          </table:table-cell>
          <table:table-cell office:value-type="float" office:value="0.101812243461609" calcext:value-type="float">
            <text:p>0.101812243461609</text:p>
          </table:table-cell>
          <table:table-cell office:value-type="float" office:value="0.000431358407467555" calcext:value-type="float">
            <text:p>0.000431358407468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XGBoost</text:p>
          </table:table-cell>
          <table:table-cell office:value-type="float" office:value="2" calcext:value-type="float">
            <text:p>2</text:p>
          </table:table-cell>
          <table:table-cell office:value-type="float" office:value="9090" calcext:value-type="float">
            <text:p>909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9639625" calcext:value-type="float">
            <text:p>0.9639625</text:p>
          </table:table-cell>
          <table:table-cell office:value-type="float" office:value="0.00432051389047391" calcext:value-type="float">
            <text:p>0.004320513890474</text:p>
          </table:table-cell>
          <table:table-cell office:value-type="float" office:value="0.132209428527646" calcext:value-type="float">
            <text:p>0.132209428527646</text:p>
          </table:table-cell>
          <table:table-cell office:value-type="float" office:value="0.0288034410884262" calcext:value-type="float">
            <text:p>0.028803441088426</text:p>
          </table:table-cell>
          <table:table-cell office:value-type="float" office:value="0.0185550014382433" calcext:value-type="float">
            <text:p>0.018555001438243</text:p>
          </table:table-cell>
          <table:table-cell office:value-type="float" office:value="0.00404347460612191" calcext:value-type="float">
            <text:p>0.004043474606122</text:p>
          </table:table-cell>
          <table:table-cell office:value-type="float" office:value="0.0326767084524694" calcext:value-type="float">
            <text:p>0.032676708452469</text:p>
          </table:table-cell>
          <table:table-cell office:value-type="float" office:value="0.00583149811723194" calcext:value-type="float">
            <text:p>0.005831498117232</text:p>
          </table:table-cell>
          <table:table-cell office:value-type="float" office:value="0.216526377013944" calcext:value-type="float">
            <text:p>0.216526377013944</text:p>
          </table:table-cell>
          <table:table-cell office:value-type="float" office:value="0.111021964972232" calcext:value-type="float">
            <text:p>0.111021964972232</text:p>
          </table:table-cell>
          <table:table-cell office:value-type="float" office:value="0.10041298654811" calcext:value-type="float">
            <text:p>0.10041298654811</text:p>
          </table:table-cell>
          <table:table-cell office:value-type="float" office:value="0.0534503175561181" calcext:value-type="float">
            <text:p>0.053450317556118</text:p>
          </table:table-cell>
          <table:table-cell office:value-type="float" office:value="0.802056561835423" calcext:value-type="float">
            <text:p>0.802056561835423</text:p>
          </table:table-cell>
          <table:table-cell office:value-type="float" office:value="0.070487256967646" calcext:value-type="float">
            <text:p>0.070487256967646</text:p>
          </table:table-cell>
          <table:table-cell office:value-type="float" office:value="0.0306235143678837" calcext:value-type="float">
            <text:p>0.030623514367884</text:p>
          </table:table-cell>
          <table:table-cell office:value-type="float" office:value="0.00475220921152804" calcext:value-type="float">
            <text:p>0.004752209211528</text:p>
          </table:table-cell>
          <table:table-cell office:value-type="float" office:value="0.963130665698398" calcext:value-type="float">
            <text:p>0.963130665698398</text:p>
          </table:table-cell>
          <table:table-cell office:value-type="float" office:value="0.00572770824460801" calcext:value-type="float">
            <text:p>0.005727708244608</text:p>
          </table:table-cell>
          <table:table-cell office:value-type="float" office:value="0.00514498895278377" calcext:value-type="float">
            <text:p>0.005144988952784</text:p>
          </table:table-cell>
          <table:table-cell office:value-type="float" office:value="0.0030303472224415" calcext:value-type="float">
            <text:p>0.003030347222442</text:p>
          </table:table-cell>
          <table:table-cell office:value-type="float" office:value="0.0290131120847744" calcext:value-type="float">
            <text:p>0.029013112084775</text:p>
          </table:table-cell>
          <table:table-cell office:value-type="float" office:value="0.000799039558799639" calcext:value-type="float">
            <text:p>0.0007990395588</text:p>
          </table:table-cell>
          <table:table-cell office:value-type="float" office:value="0.133164381980896" calcext:value-type="float">
            <text:p>0.133164381980896</text:p>
          </table:table-cell>
          <table:table-cell office:value-type="float" office:value="0.0035479087731995" calcext:value-type="float">
            <text:p>0.0035479087732</text:p>
          </table:table-cell>
          <table:table-cell office:value-type="float" office:value="0.101700019836426" calcext:value-type="float">
            <text:p>0.101700019836426</text:p>
          </table:table-cell>
          <table:table-cell office:value-type="float" office:value="0.000619115967808812" calcext:value-type="float">
            <text:p>0.000619115967809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mondrian_forest</text:p>
          </table:table-cell>
          <table:table-cell office:value-type="float" office:value="2" calcext:value-type="float">
            <text:p>2</text:p>
          </table:table-cell>
          <table:table-cell office:value-type="float" office:value="9031" calcext:value-type="float">
            <text:p>9031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9438625" calcext:value-type="float">
            <text:p>0.9438625</text:p>
          </table:table-cell>
          <table:table-cell office:value-type="float" office:value="0.00411317750245069" calcext:value-type="float">
            <text:p>0.004113177502451</text:p>
          </table:table-cell>
          <table:table-cell office:value-type="float" office:value="0.235915008130026" calcext:value-type="float">
            <text:p>0.235915008130026</text:p>
          </table:table-cell>
          <table:table-cell office:value-type="float" office:value="0.0691245863804591" calcext:value-type="float">
            <text:p>0.069124586380459</text:p>
          </table:table-cell>
          <table:table-cell office:value-type="float" office:value="0.0217752328723126" calcext:value-type="float">
            <text:p>0.021775232872313</text:p>
          </table:table-cell>
          <table:table-cell office:value-type="float" office:value="0.00349128058784893" calcext:value-type="float">
            <text:p>0.003491280587849</text:p>
          </table:table-cell>
          <table:table-cell office:value-type="float" office:value="0.025905714124179" calcext:value-type="float">
            <text:p>0.025905714124179</text:p>
          </table:table-cell>
          <table:table-cell office:value-type="float" office:value="0.00396353724131047" calcext:value-type="float">
            <text:p>0.00396353724131</text:p>
          </table:table-cell>
          <table:table-cell office:value-type="float" office:value="0.242418902444847" calcext:value-type="float">
            <text:p>0.242418902444847</text:p>
          </table:table-cell>
          <table:table-cell office:value-type="float" office:value="0.12532443691794" calcext:value-type="float">
            <text:p>0.12532443691794</text:p>
          </table:table-cell>
          <table:table-cell office:value-type="float" office:value="0.151058599076984" calcext:value-type="float">
            <text:p>0.151058599076984</text:p>
          </table:table-cell>
          <table:table-cell office:value-type="float" office:value="0.0498115300658779" calcext:value-type="float">
            <text:p>0.049811530065878</text:p>
          </table:table-cell>
          <table:table-cell office:value-type="float" office:value="0.782220880337873" calcext:value-type="float">
            <text:p>0.782220880337873</text:p>
          </table:table-cell>
          <table:table-cell office:value-type="float" office:value="0.0449814035350085" calcext:value-type="float">
            <text:p>0.044981403535009</text:p>
          </table:table-cell>
          <table:table-cell office:value-type="float" office:value="0.0404021930371583" calcext:value-type="float">
            <text:p>0.040402193037158</text:p>
          </table:table-cell>
          <table:table-cell office:value-type="float" office:value="0.00561289067165995" calcext:value-type="float">
            <text:p>0.00561289067166</text:p>
          </table:table-cell>
          <table:table-cell office:value-type="float" office:value="0.949523481874008" calcext:value-type="float">
            <text:p>0.949523481874008</text:p>
          </table:table-cell>
          <table:table-cell office:value-type="float" office:value="0.0058507314401709" calcext:value-type="float">
            <text:p>0.005850731440171</text:p>
          </table:table-cell>
          <table:table-cell office:value-type="float" office:value="0.0074955375522762" calcext:value-type="float">
            <text:p>0.007495537552276</text:p>
          </table:table-cell>
          <table:table-cell office:value-type="float" office:value="0.00523193527931947" calcext:value-type="float">
            <text:p>0.005231935279319</text:p>
          </table:table-cell>
          <table:table-cell office:value-type="float" office:value="0.0434925460428895" calcext:value-type="float">
            <text:p>0.04349254604289</text:p>
          </table:table-cell>
          <table:table-cell office:value-type="float" office:value="0.00140837223703989" calcext:value-type="float">
            <text:p>0.00140837223704</text:p>
          </table:table-cell>
          <table:table-cell office:value-type="float" office:value="0.133843684196472" calcext:value-type="float">
            <text:p>0.133843684196472</text:p>
          </table:table-cell>
          <table:table-cell office:value-type="float" office:value="0.00389418336394064" calcext:value-type="float">
            <text:p>0.003894183363941</text:p>
          </table:table-cell>
          <table:table-cell office:value-type="float" office:value="0.102483916282654" calcext:value-type="float">
            <text:p>0.102483916282654</text:p>
          </table:table-cell>
          <table:table-cell office:value-type="float" office:value="0.000358244294923121" calcext:value-type="float">
            <text:p>0.000358244294923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random_forest</text:p>
          </table:table-cell>
          <table:table-cell office:value-type="float" office:value="2" calcext:value-type="float">
            <text:p>2</text:p>
          </table:table-cell>
          <table:table-cell office:value-type="float" office:value="9090" calcext:value-type="float">
            <text:p>909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892175" calcext:value-type="float">
            <text:p>0.892175</text:p>
          </table:table-cell>
          <table:table-cell office:value-type="float" office:value="0.00545091735398734" calcext:value-type="float">
            <text:p>0.005450917353987</text:p>
          </table:table-cell>
          <table:table-cell office:value-type="float" office:value="1.4749693239799" calcext:value-type="float">
            <text:p>1.4749693239799</text:p>
          </table:table-cell>
          <table:table-cell office:value-type="float" office:value="0.560133922414567" calcext:value-type="float">
            <text:p>0.560133922414567</text:p>
          </table:table-cell>
          <table:table-cell office:value-type="float" office:value="0.0652288617674704" calcext:value-type="float">
            <text:p>0.06522886176747</text:p>
          </table:table-cell>
          <table:table-cell office:value-type="float" office:value="0.0468738379982464" calcext:value-type="float">
            <text:p>0.046873837998246</text:p>
          </table:table-cell>
          <table:table-cell office:value-type="float" office:value="0.0616505482868443" calcext:value-type="float">
            <text:p>0.061650548286844</text:p>
          </table:table-cell>
          <table:table-cell office:value-type="float" office:value="0.0231468604126242" calcext:value-type="float">
            <text:p>0.023146860412624</text:p>
          </table:table-cell>
          <table:table-cell office:value-type="float" office:value="0.290439049011402" calcext:value-type="float">
            <text:p>0.290439049011402</text:p>
          </table:table-cell>
          <table:table-cell office:value-type="float" office:value="0.110492733129841" calcext:value-type="float">
            <text:p>0.110492733129841</text:p>
          </table:table-cell>
          <table:table-cell office:value-type="float" office:value="0.135880740472975" calcext:value-type="float">
            <text:p>0.135880740472975</text:p>
          </table:table-cell>
          <table:table-cell office:value-type="float" office:value="0.056407117754893" calcext:value-type="float">
            <text:p>0.056407117754893</text:p>
          </table:table-cell>
          <table:table-cell office:value-type="float" office:value="0.905556777919258" calcext:value-type="float">
            <text:p>0.905556777919258</text:p>
          </table:table-cell>
          <table:table-cell office:value-type="float" office:value="0.0299780032757924" calcext:value-type="float">
            <text:p>0.029978003275792</text:p>
          </table:table-cell>
          <table:table-cell office:value-type="float" office:value="0.0351956287209113" calcext:value-type="float">
            <text:p>0.035195628720911</text:p>
          </table:table-cell>
          <table:table-cell office:value-type="float" office:value="0.00580772006348593" calcext:value-type="float">
            <text:p>0.005807720063486</text:p>
          </table:table-cell>
          <table:table-cell office:value-type="float" office:value="0.958287198362041" calcext:value-type="float">
            <text:p>0.958287198362041</text:p>
          </table:table-cell>
          <table:table-cell office:value-type="float" office:value="0.00715706291653092" calcext:value-type="float">
            <text:p>0.007157062916531</text:p>
          </table:table-cell>
          <table:table-cell office:value-type="float" office:value="0.0661121983620409" calcext:value-type="float">
            <text:p>0.066112198362041</text:p>
          </table:table-cell>
          <table:table-cell office:value-type="float" office:value="0.00656027995346711" calcext:value-type="float">
            <text:p>0.006560279953467</text:p>
          </table:table-cell>
          <table:table-cell office:value-type="float" office:value="0.0974760214840782" calcext:value-type="float">
            <text:p>0.097476021484078</text:p>
          </table:table-cell>
          <table:table-cell office:value-type="float" office:value="0.00184924204016952" calcext:value-type="float">
            <text:p>0.00184924204017</text:p>
          </table:table-cell>
          <table:table-cell office:value-type="float" office:value="0.133337664604187" calcext:value-type="float">
            <text:p>0.133337664604187</text:p>
          </table:table-cell>
          <table:table-cell office:value-type="float" office:value="0.00319354991129504" calcext:value-type="float">
            <text:p>0.003193549911295</text:p>
          </table:table-cell>
          <table:table-cell office:value-type="float" office:value="0.0894822597503662" calcext:value-type="float">
            <text:p>0.089482259750366</text:p>
          </table:table-cell>
          <table:table-cell office:value-type="float" office:value="0.000728314728613693" calcext:value-type="float">
            <text:p>0.000728314728614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1layer_NN</text:p>
          </table:table-cell>
          <table:table-cell office:value-type="float" office:value="2" calcext:value-type="float">
            <text:p>2</text:p>
          </table:table-cell>
          <table:table-cell office:value-type="float" office:value="9090" calcext:value-type="float">
            <text:p>909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964675" calcext:value-type="float">
            <text:p>0.964675</text:p>
          </table:table-cell>
          <table:table-cell office:value-type="float" office:value="0.00595503988231813" calcext:value-type="float">
            <text:p>0.005955039882318</text:p>
          </table:table-cell>
          <table:table-cell office:value-type="float" office:value="0.128725326543852" calcext:value-type="float">
            <text:p>0.128725326543852</text:p>
          </table:table-cell>
          <table:table-cell office:value-type="float" office:value="0.018065102406127" calcext:value-type="float">
            <text:p>0.018065102406127</text:p>
          </table:table-cell>
          <table:table-cell office:value-type="float" office:value="0.0178644050609355" calcext:value-type="float">
            <text:p>0.017864405060936</text:p>
          </table:table-cell>
          <table:table-cell office:value-type="float" office:value="0.00560962000789919" calcext:value-type="float">
            <text:p>0.005609620007899</text:p>
          </table:table-cell>
          <table:table-cell office:value-type="float" office:value="0.0299244638394796" calcext:value-type="float">
            <text:p>0.02992446383948</text:p>
          </table:table-cell>
          <table:table-cell office:value-type="float" office:value="0.00634592439648641" calcext:value-type="float">
            <text:p>0.006345924396486</text:p>
          </table:table-cell>
          <table:table-cell office:value-type="float" office:value="0.197919724725804" calcext:value-type="float">
            <text:p>0.197919724725804</text:p>
          </table:table-cell>
          <table:table-cell office:value-type="float" office:value="0.122305745461838" calcext:value-type="float">
            <text:p>0.122305745461838</text:p>
          </table:table-cell>
          <table:table-cell office:value-type="float" office:value="0.0969408940640906" calcext:value-type="float">
            <text:p>0.096940894064091</text:p>
          </table:table-cell>
          <table:table-cell office:value-type="float" office:value="0.059749891013597" calcext:value-type="float">
            <text:p>0.059749891013597</text:p>
          </table:table-cell>
          <table:table-cell office:value-type="float" office:value="0.806347472896747" calcext:value-type="float">
            <text:p>0.806347472896747</text:p>
          </table:table-cell>
          <table:table-cell office:value-type="float" office:value="0.0829549262045977" calcext:value-type="float">
            <text:p>0.082954926204598</text:p>
          </table:table-cell>
          <table:table-cell office:value-type="float" office:value="0.0317038625167291" calcext:value-type="float">
            <text:p>0.031703862516729</text:p>
          </table:table-cell>
          <table:table-cell office:value-type="float" office:value="0.00682431279739565" calcext:value-type="float">
            <text:p>0.006824312797396</text:p>
          </table:table-cell>
          <table:table-cell office:value-type="float" office:value="0.96233668102242" calcext:value-type="float">
            <text:p>0.96233668102242</text:p>
          </table:table-cell>
          <table:table-cell office:value-type="float" office:value="0.00819824234544986" calcext:value-type="float">
            <text:p>0.00819824234545</text:p>
          </table:table-cell>
          <table:table-cell office:value-type="float" office:value="0.00579263379822485" calcext:value-type="float">
            <text:p>0.005792633798225</text:p>
          </table:table-cell>
          <table:table-cell office:value-type="float" office:value="0.00653044832286567" calcext:value-type="float">
            <text:p>0.006530448322866</text:p>
          </table:table-cell>
          <table:table-cell office:value-type="float" office:value="0.0287099458245818" calcext:value-type="float">
            <text:p>0.028709945824582</text:p>
          </table:table-cell>
          <table:table-cell office:value-type="float" office:value="0.00212259763171483" calcext:value-type="float">
            <text:p>0.002122597631715</text:p>
          </table:table-cell>
          <table:table-cell office:value-type="float" office:value="0.134189200401306" calcext:value-type="float">
            <text:p>0.134189200401306</text:p>
          </table:table-cell>
          <table:table-cell office:value-type="float" office:value="0.00430954640366361" calcext:value-type="float">
            <text:p>0.004309546403664</text:p>
          </table:table-cell>
          <table:table-cell office:value-type="float" office:value="0.101695561408997" calcext:value-type="float">
            <text:p>0.101695561408997</text:p>
          </table:table-cell>
          <table:table-cell office:value-type="float" office:value="0.000502477177610111" calcext:value-type="float">
            <text:p>0.0005024771776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AdaBoost</text:p>
          </table:table-cell>
          <table:table-cell office:value-type="float" office:value="2" calcext:value-type="float">
            <text:p>2</text:p>
          </table:table-cell>
          <table:table-cell office:value-type="float" office:value="9090" calcext:value-type="float">
            <text:p>909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9463" calcext:value-type="float">
            <text:p>0.9463</text:p>
          </table:table-cell>
          <table:table-cell office:value-type="float" office:value="0.000559637779679366" calcext:value-type="float">
            <text:p>0.000559637779679</text:p>
          </table:table-cell>
          <table:table-cell office:value-type="float" office:value="0.14350630227318" calcext:value-type="float">
            <text:p>0.14350630227318</text:p>
          </table:table-cell>
          <table:table-cell office:value-type="float" office:value="0.0015657026410812" calcext:value-type="float">
            <text:p>0.001565702641081</text:p>
          </table:table-cell>
          <table:table-cell office:value-type="float" office:value="0.0184498472222222" calcext:value-type="float">
            <text:p>0.018449847222222</text:p>
          </table:table-cell>
          <table:table-cell office:value-type="float" office:value="0.00168906934571" calcext:value-type="float">
            <text:p>0.00168906934571</text:p>
          </table:table-cell>
          <table:table-cell office:value-type="float" office:value="0.0270222023809524" calcext:value-type="float">
            <text:p>0.027022202380952</text:p>
          </table:table-cell>
          <table:table-cell office:value-type="float" office:value="0.00178851080738468" calcext:value-type="float">
            <text:p>0.001788510807385</text:p>
          </table:table-cell>
          <table:table-cell office:value-type="float" office:value="0.38161544011544" calcext:value-type="float">
            <text:p>0.38161544011544</text:p>
          </table:table-cell>
          <table:table-cell office:value-type="float" office:value="0.0488515223531213" calcext:value-type="float">
            <text:p>0.048851522353121</text:p>
          </table:table-cell>
          <table:table-cell office:value-type="float" office:value="0.165578069852954" calcext:value-type="float">
            <text:p>0.165578069852954</text:p>
          </table:table-cell>
          <table:table-cell office:value-type="float" office:value="0.00788757673875513" calcext:value-type="float">
            <text:p>0.007887576738755</text:p>
          </table:table-cell>
          <table:table-cell office:value-type="float" office:value="0.751484412611914" calcext:value-type="float">
            <text:p>0.751484412611914</text:p>
          </table:table-cell>
          <table:table-cell office:value-type="float" office:value="0.0098122587325572" calcext:value-type="float">
            <text:p>0.009812258732557</text:p>
          </table:table-cell>
          <table:table-cell office:value-type="float" office:value="0.0428864921438714" calcext:value-type="float">
            <text:p>0.042886492143872</text:p>
          </table:table-cell>
          <table:table-cell office:value-type="float" office:value="0.00357124378731885" calcext:value-type="float">
            <text:p>0.003571243787319</text:p>
          </table:table-cell>
          <table:table-cell office:value-type="float" office:value="0.94607175050495" calcext:value-type="float">
            <text:p>0.94607175050495</text:p>
          </table:table-cell>
          <table:table-cell office:value-type="float" office:value="0.00388192990307998" calcext:value-type="float">
            <text:p>0.00388192990308</text:p>
          </table:table-cell>
          <table:table-cell office:value-type="float" office:value="0.00325293667118188" calcext:value-type="float">
            <text:p>0.003252936671182</text:p>
          </table:table-cell>
          <table:table-cell office:value-type="float" office:value="0.00206152033379061" calcext:value-type="float">
            <text:p>0.002061520333791</text:p>
          </table:table-cell>
          <table:table-cell office:value-type="float" office:value="0.0402802001242812" calcext:value-type="float">
            <text:p>0.040280200124281</text:p>
          </table:table-cell>
          <table:table-cell office:value-type="float" office:value="0.000411160347095014" calcext:value-type="float">
            <text:p>0.000411160347095</text:p>
          </table:table-cell>
          <table:table-cell office:value-type="float" office:value="0.000569224357604981" calcext:value-type="float">
            <text:p>0.000569224357605</text:p>
          </table:table-cell>
          <table:table-cell office:value-type="float" office:value="0.0000180479522359464" calcext:value-type="float">
            <text:p>1.80479522359464E-05</text:p>
          </table:table-cell>
          <table:table-cell office:value-type="float" office:value="0.00732698440551758" calcext:value-type="float">
            <text:p>0.007326984405518</text:p>
          </table:table-cell>
          <table:table-cell office:value-type="float" office:value="0.00263136070512174" calcext:value-type="float">
            <text:p>0.00263136070512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XGBoost</text:p>
          </table:table-cell>
          <table:table-cell office:value-type="float" office:value="2" calcext:value-type="float">
            <text:p>2</text:p>
          </table:table-cell>
          <table:table-cell office:value-type="float" office:value="9090" calcext:value-type="float">
            <text:p>909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9674" calcext:value-type="float">
            <text:p>0.9674</text:p>
          </table:table-cell>
          <table:table-cell office:value-type="float" office:value="0.000623052521417319" calcext:value-type="float">
            <text:p>0.000623052521417</text:p>
          </table:table-cell>
          <table:table-cell office:value-type="float" office:value="0.103797398208633" calcext:value-type="float">
            <text:p>0.103797398208633</text:p>
          </table:table-cell>
          <table:table-cell office:value-type="float" office:value="0.00198951119934323" calcext:value-type="float">
            <text:p>0.001989511199343</text:p>
          </table:table-cell>
          <table:table-cell office:value-type="float" office:value="0.020407654040404" calcext:value-type="float">
            <text:p>0.020407654040404</text:p>
          </table:table-cell>
          <table:table-cell office:value-type="float" office:value="0.000944840611676695" calcext:value-type="float">
            <text:p>0.000944840611677</text:p>
          </table:table-cell>
          <table:table-cell office:value-type="float" office:value="0.02505375" calcext:value-type="float">
            <text:p>0.02505375</text:p>
          </table:table-cell>
          <table:table-cell office:value-type="float" office:value="0.000593982674106813" calcext:value-type="float">
            <text:p>0.000593982674107</text:p>
          </table:table-cell>
          <table:table-cell office:value-type="float" office:value="0.683181818181818" calcext:value-type="float">
            <text:p>0.683181818181818</text:p>
          </table:table-cell>
          <table:table-cell office:value-type="float" office:value="0.0090365001069876" calcext:value-type="float">
            <text:p>0.009036500106988</text:p>
          </table:table-cell>
          <table:table-cell office:value-type="float" office:value="0.0615499140907386" calcext:value-type="float">
            <text:p>0.061549914090739</text:p>
          </table:table-cell>
          <table:table-cell office:value-type="float" office:value="0.00315142231723522" calcext:value-type="float">
            <text:p>0.003151422317235</text:p>
          </table:table-cell>
          <table:table-cell office:value-type="float" office:value="0.832395230927798" calcext:value-type="float">
            <text:p>0.832395230927798</text:p>
          </table:table-cell>
          <table:table-cell office:value-type="float" office:value="0.00974351079264946" calcext:value-type="float">
            <text:p>0.009743510792649</text:p>
          </table:table-cell>
          <table:table-cell office:value-type="float" office:value="0.0258124497182611" calcext:value-type="float">
            <text:p>0.025812449718261</text:p>
          </table:table-cell>
          <table:table-cell office:value-type="float" office:value="0.00347183654501085" calcext:value-type="float">
            <text:p>0.003471836545011</text:p>
          </table:table-cell>
          <table:table-cell office:value-type="float" office:value="0.969567372423417" calcext:value-type="float">
            <text:p>0.969567372423417</text:p>
          </table:table-cell>
          <table:table-cell office:value-type="float" office:value="0.00358657522756658" calcext:value-type="float">
            <text:p>0.003586575227567</text:p>
          </table:table-cell>
          <table:table-cell office:value-type="float" office:value="0.00336715902413197" calcext:value-type="float">
            <text:p>0.003367159024132</text:p>
          </table:table-cell>
          <table:table-cell office:value-type="float" office:value="0.00311655432017975" calcext:value-type="float">
            <text:p>0.00311655432018</text:p>
          </table:table-cell>
          <table:table-cell office:value-type="float" office:value="0.026464189782884" calcext:value-type="float">
            <text:p>0.026464189782884</text:p>
          </table:table-cell>
          <table:table-cell office:value-type="float" office:value="0.000597269245282174" calcext:value-type="float">
            <text:p>0.000597269245282</text:p>
          </table:table-cell>
          <table:table-cell office:value-type="float" office:value="0.000555419921875" calcext:value-type="float">
            <text:p>0.000555419921875</text:p>
          </table:table-cell>
          <table:table-cell office:value-type="float" office:value="0.00000817311809966368" calcext:value-type="float">
            <text:p>8.17311809966368E-06</text:p>
          </table:table-cell>
          <table:table-cell office:value-type="float" office:value="0.00480926036834717" calcext:value-type="float">
            <text:p>0.004809260368347</text:p>
          </table:table-cell>
          <table:table-cell office:value-type="float" office:value="0.00267889862934174" calcext:value-type="float">
            <text:p>0.00267889862934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mondrian_forest</text:p>
          </table:table-cell>
          <table:table-cell office:value-type="float" office:value="2" calcext:value-type="float">
            <text:p>2</text:p>
          </table:table-cell>
          <table:table-cell office:value-type="float" office:value="9031" calcext:value-type="float">
            <text:p>9031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9535875" calcext:value-type="float">
            <text:p>0.9535875</text:p>
          </table:table-cell>
          <table:table-cell office:value-type="float" office:value="0.000317597316669326" calcext:value-type="float">
            <text:p>0.000317597316669</text:p>
          </table:table-cell>
          <table:table-cell office:value-type="float" office:value="0.131988516827541" calcext:value-type="float">
            <text:p>0.131988516827541</text:p>
          </table:table-cell>
          <table:table-cell office:value-type="float" office:value="0.000961840866915069" calcext:value-type="float">
            <text:p>0.000961840866915</text:p>
          </table:table-cell>
          <table:table-cell office:value-type="float" office:value="0.0200287007575757" calcext:value-type="float">
            <text:p>0.020028700757576</text:p>
          </table:table-cell>
          <table:table-cell office:value-type="float" office:value="0.000844418391813105" calcext:value-type="float">
            <text:p>0.000844418391813</text:p>
          </table:table-cell>
          <table:table-cell office:value-type="float" office:value="0.0233310416666667" calcext:value-type="float">
            <text:p>0.023331041666667</text:p>
          </table:table-cell>
          <table:table-cell office:value-type="float" office:value="0.000459751723068844" calcext:value-type="float">
            <text:p>0.000459751723069</text:p>
          </table:table-cell>
          <table:table-cell office:value-type="float" office:value="0.570323232323232" calcext:value-type="float">
            <text:p>0.570323232323232</text:p>
          </table:table-cell>
          <table:table-cell office:value-type="float" office:value="0.059815571509209" calcext:value-type="float">
            <text:p>0.059815571509209</text:p>
          </table:table-cell>
          <table:table-cell office:value-type="float" office:value="0.106214453670599" calcext:value-type="float">
            <text:p>0.106214453670599</text:p>
          </table:table-cell>
          <table:table-cell office:value-type="float" office:value="0.00164290950453294" calcext:value-type="float">
            <text:p>0.001642909504533</text:p>
          </table:table-cell>
          <table:table-cell office:value-type="float" office:value="0.790782761587668" calcext:value-type="float">
            <text:p>0.790782761587668</text:p>
          </table:table-cell>
          <table:table-cell office:value-type="float" office:value="0.00449545396049877" calcext:value-type="float">
            <text:p>0.004495453960499</text:p>
          </table:table-cell>
          <table:table-cell office:value-type="float" office:value="0.0355567901346791" calcext:value-type="float">
            <text:p>0.035556790134679</text:p>
          </table:table-cell>
          <table:table-cell office:value-type="float" office:value="0.00184338532365595" calcext:value-type="float">
            <text:p>0.001843385323656</text:p>
          </table:table-cell>
          <table:table-cell office:value-type="float" office:value="0.95638339061239" calcext:value-type="float">
            <text:p>0.95638339061239</text:p>
          </table:table-cell>
          <table:table-cell office:value-type="float" office:value="0.00192705742954772" calcext:value-type="float">
            <text:p>0.001927057429548</text:p>
          </table:table-cell>
          <table:table-cell office:value-type="float" office:value="0.00282909005341331" calcext:value-type="float">
            <text:p>0.002829090053413</text:p>
          </table:table-cell>
          <table:table-cell office:value-type="float" office:value="0.0020560070577287" calcext:value-type="float">
            <text:p>0.002056007057729</text:p>
          </table:table-cell>
          <table:table-cell office:value-type="float" office:value="0.0355361981015676" calcext:value-type="float">
            <text:p>0.035536198101568</text:p>
          </table:table-cell>
          <table:table-cell office:value-type="float" office:value="0.000290525186441018" calcext:value-type="float">
            <text:p>0.000290525186441</text:p>
          </table:table-cell>
          <table:table-cell office:value-type="float" office:value="0.000592517852783203" calcext:value-type="float">
            <text:p>0.000592517852783</text:p>
          </table:table-cell>
          <table:table-cell office:value-type="float" office:value="0.0000486280135131536" calcext:value-type="float">
            <text:p>4.86280135131536E-05</text:p>
          </table:table-cell>
          <table:table-cell office:value-type="float" office:value="0.00402851104736328" calcext:value-type="float">
            <text:p>0.004028511047363</text:p>
          </table:table-cell>
          <table:table-cell office:value-type="float" office:value="0.000153084854632817" calcext:value-type="float">
            <text:p>0.00015308485463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random_forest</text:p>
          </table:table-cell>
          <table:table-cell office:value-type="float" office:value="2" calcext:value-type="float">
            <text:p>2</text:p>
          </table:table-cell>
          <table:table-cell office:value-type="float" office:value="9090" calcext:value-type="float">
            <text:p>909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9638625" calcext:value-type="float">
            <text:p>0.9638625</text:p>
          </table:table-cell>
          <table:table-cell office:value-type="float" office:value="0.000683257109569875" calcext:value-type="float">
            <text:p>0.00068325710957</text:p>
          </table:table-cell>
          <table:table-cell office:value-type="float" office:value="0.11102133890626" calcext:value-type="float">
            <text:p>0.11102133890626</text:p>
          </table:table-cell>
          <table:table-cell office:value-type="float" office:value="0.00204930690397583" calcext:value-type="float">
            <text:p>0.002049306903976</text:p>
          </table:table-cell>
          <table:table-cell office:value-type="float" office:value="0.0124936718542408" calcext:value-type="float">
            <text:p>0.012493671854241</text:p>
          </table:table-cell>
          <table:table-cell office:value-type="float" office:value="0.00205848361672194" calcext:value-type="float">
            <text:p>0.002058483616722</text:p>
          </table:table-cell>
          <table:table-cell office:value-type="float" office:value="0.0253373585108102" calcext:value-type="float">
            <text:p>0.02533735851081</text:p>
          </table:table-cell>
          <table:table-cell office:value-type="float" office:value="0.00212714527830437" calcext:value-type="float">
            <text:p>0.002127145278304</text:p>
          </table:table-cell>
          <table:table-cell office:value-type="float" office:value="0.874727272727273" calcext:value-type="float">
            <text:p>0.874727272727273</text:p>
          </table:table-cell>
          <table:table-cell office:value-type="float" office:value="0.0324182473453264" calcext:value-type="float">
            <text:p>0.032418247345326</text:p>
          </table:table-cell>
          <table:table-cell office:value-type="float" office:value="0.101924066502567" calcext:value-type="float">
            <text:p>0.101924066502567</text:p>
          </table:table-cell>
          <table:table-cell office:value-type="float" office:value="0.00645894400042903" calcext:value-type="float">
            <text:p>0.006458944000429</text:p>
          </table:table-cell>
          <table:table-cell office:value-type="float" office:value="0.794892735012765" calcext:value-type="float">
            <text:p>0.794892735012765</text:p>
          </table:table-cell>
          <table:table-cell office:value-type="float" office:value="0.0138007041205834" calcext:value-type="float">
            <text:p>0.013800704120584</text:p>
          </table:table-cell>
          <table:table-cell office:value-type="float" office:value="0.0313210641554679" calcext:value-type="float">
            <text:p>0.031321064155468</text:p>
          </table:table-cell>
          <table:table-cell office:value-type="float" office:value="0.00488409915092708" calcext:value-type="float">
            <text:p>0.004884099150927</text:p>
          </table:table-cell>
          <table:table-cell office:value-type="float" office:value="0.962402570378703" calcext:value-type="float">
            <text:p>0.962402570378703</text:p>
          </table:table-cell>
          <table:table-cell office:value-type="float" office:value="0.00510779175232006" calcext:value-type="float">
            <text:p>0.00510779175232</text:p>
          </table:table-cell>
          <table:table-cell office:value-type="float" office:value="0.00477954840723989" calcext:value-type="float">
            <text:p>0.00477954840724</text:p>
          </table:table-cell>
          <table:table-cell office:value-type="float" office:value="0.00297852845005809" calcext:value-type="float">
            <text:p>0.002978528450058</text:p>
          </table:table-cell>
          <table:table-cell office:value-type="float" office:value="0.0291322097434842" calcext:value-type="float">
            <text:p>0.029132209743484</text:p>
          </table:table-cell>
          <table:table-cell office:value-type="float" office:value="0.000599816464957496" calcext:value-type="float">
            <text:p>0.000599816464957</text:p>
          </table:table-cell>
          <table:table-cell office:value-type="float" office:value="0.000557136535644531" calcext:value-type="float">
            <text:p>0.000557136535645</text:p>
          </table:table-cell>
          <table:table-cell office:value-type="float" office:value="0.00000423792331051941" calcext:value-type="float">
            <text:p>4.23792331051941E-06</text:p>
          </table:table-cell>
          <table:table-cell office:value-type="float" office:value="0.00554707050323486" calcext:value-type="float">
            <text:p>0.005547070503235</text:p>
          </table:table-cell>
          <table:table-cell office:value-type="float" office:value="0.00397636647582462" calcext:value-type="float">
            <text:p>0.00397636647582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1layer_NN</text:p>
          </table:table-cell>
          <table:table-cell office:value-type="float" office:value="2" calcext:value-type="float">
            <text:p>2</text:p>
          </table:table-cell>
          <table:table-cell office:value-type="float" office:value="9090" calcext:value-type="float">
            <text:p>909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961975" calcext:value-type="float">
            <text:p>0.961975</text:p>
          </table:table-cell>
          <table:table-cell office:value-type="float" office:value="0.000561496017597436" calcext:value-type="float">
            <text:p>0.000561496017597</text:p>
          </table:table-cell>
          <table:table-cell office:value-type="float" office:value="0.128112728583074" calcext:value-type="float">
            <text:p>0.128112728583074</text:p>
          </table:table-cell>
          <table:table-cell office:value-type="float" office:value="0.00157941718466996" calcext:value-type="float">
            <text:p>0.00157941718467</text:p>
          </table:table-cell>
          <table:table-cell office:value-type="float" office:value="0.028041244949495" calcext:value-type="float">
            <text:p>0.028041244949495</text:p>
          </table:table-cell>
          <table:table-cell office:value-type="float" office:value="0.00151819558958734" calcext:value-type="float">
            <text:p>0.001518195589587</text:p>
          </table:table-cell>
          <table:table-cell office:value-type="float" office:value="0.0262623214285714" calcext:value-type="float">
            <text:p>0.026262321428572</text:p>
          </table:table-cell>
          <table:table-cell office:value-type="float" office:value="0.00105919817316225" calcext:value-type="float">
            <text:p>0.001059198173162</text:p>
          </table:table-cell>
          <table:table-cell office:value-type="float" office:value="0.732676767676768" calcext:value-type="float">
            <text:p>0.732676767676768</text:p>
          </table:table-cell>
          <table:table-cell office:value-type="float" office:value="0.0758563815078868" calcext:value-type="float">
            <text:p>0.075856381507887</text:p>
          </table:table-cell>
          <table:table-cell office:value-type="float" office:value="0.0545655458435673" calcext:value-type="float">
            <text:p>0.054565545843567</text:p>
          </table:table-cell>
          <table:table-cell office:value-type="float" office:value="0.00255212946046518" calcext:value-type="float">
            <text:p>0.002552129460465</text:p>
          </table:table-cell>
          <table:table-cell office:value-type="float" office:value="0.861804374851872" calcext:value-type="float">
            <text:p>0.861804374851872</text:p>
          </table:table-cell>
          <table:table-cell office:value-type="float" office:value="0.0107592345012528" calcext:value-type="float">
            <text:p>0.010759234501253</text:p>
          </table:table-cell>
          <table:table-cell office:value-type="float" office:value="0.0311787000689757" calcext:value-type="float">
            <text:p>0.031178700068976</text:p>
          </table:table-cell>
          <table:table-cell office:value-type="float" office:value="0.0048441998238311" calcext:value-type="float">
            <text:p>0.004844199823831</text:p>
          </table:table-cell>
          <table:table-cell office:value-type="float" office:value="0.96475311346951" calcext:value-type="float">
            <text:p>0.96475311346951</text:p>
          </table:table-cell>
          <table:table-cell office:value-type="float" office:value="0.00502019192770552" calcext:value-type="float">
            <text:p>0.005020191927706</text:p>
          </table:table-cell>
          <table:table-cell office:value-type="float" office:value="0.00486011503931115" calcext:value-type="float">
            <text:p>0.004860115039311</text:p>
          </table:table-cell>
          <table:table-cell office:value-type="float" office:value="0.00338187127798882" calcext:value-type="float">
            <text:p>0.003381871277989</text:p>
          </table:table-cell>
          <table:table-cell office:value-type="float" office:value="0.0321956378506836" calcext:value-type="float">
            <text:p>0.032195637850684</text:p>
          </table:table-cell>
          <table:table-cell office:value-type="float" office:value="0.000608704376434104" calcext:value-type="float">
            <text:p>0.000608704376434</text:p>
          </table:table-cell>
          <table:table-cell office:value-type="float" office:value="0.000571155548095703" calcext:value-type="float">
            <text:p>0.000571155548096</text:p>
          </table:table-cell>
          <table:table-cell office:value-type="float" office:value="0.0000254678463816183" calcext:value-type="float">
            <text:p>2.54678463816183E-05</text:p>
          </table:table-cell>
          <table:table-cell office:value-type="float" office:value="0.00487697124481201" calcext:value-type="float">
            <text:p>0.004876971244812</text:p>
          </table:table-cell>
          <table:table-cell office:value-type="float" office:value="0.00477880107449058" calcext:value-type="float">
            <text:p>0.004778801074491</text:p>
          </table:table-cell>
        </table:table-row>
        <table:table-row table:style-name="ro1" table:number-rows-repeated="3">
          <table:table-cell table:number-columns-repeated="33"/>
        </table:table-row>
        <table:table-row table:style-name="ro1">
          <table:table-cell table:number-columns-repeated="29"/>
          <table:table-cell office:value-type="string" calcext:value-type="string">
            <text:p>AVG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table:number-columns-repeated="28"/>
          <table:table-cell office:value-type="string" calcext:value-type="string">
            <text:p>GPcalib</text:p>
          </table:table-cell>
          <table:table-cell table:formula="of:=AVERAGE([.AD7:.AD11])" office:value-type="float" office:value="0.162536234855652" calcext:value-type="float">
            <text:p>0.162536234855652</text:p>
          </table:table-cell>
          <table:table-cell/>
          <table:table-cell table:formula="of:=AVERAGE([.AF7:.AF11])" office:value-type="float" office:value="1.05166749000549" calcext:value-type="float">
            <text:p>1.05166749000549</text:p>
          </table:table-cell>
          <table:table-cell/>
        </table:table-row>
        <table:table-row table:style-name="ro1">
          <table:table-cell table:number-columns-repeated="28"/>
          <table:table-cell office:value-type="string" calcext:value-type="string">
            <text:p>GPcalib_lin</text:p>
          </table:table-cell>
          <table:table-cell table:formula="of:=AVERAGE([.AD12:.AD16])" office:value-type="float" office:value="0.162458271980286" calcext:value-type="float">
            <text:p>0.162458271980286</text:p>
          </table:table-cell>
          <table:table-cell/>
          <table:table-cell table:formula="of:=AVERAGE([.AF12:.AF16])" office:value-type="float" office:value="0.960478625297546" calcext:value-type="float">
            <text:p>0.960478625297546</text:p>
          </table:table-cell>
          <table:table-cell/>
        </table:table-row>
        <table:table-row table:style-name="ro1">
          <table:table-cell table:number-columns-repeated="28"/>
          <table:table-cell office:value-type="string" calcext:value-type="string">
            <text:p>GPcalib_approx</text:p>
          </table:table-cell>
          <table:table-cell table:formula="of:=AVERAGE([.AD17:.AD21])" office:value-type="float" office:value="0.122655062675476" calcext:value-type="float">
            <text:p>0.122655062675476</text:p>
          </table:table-cell>
          <table:table-cell/>
          <table:table-cell table:formula="of:=AVERAGE([.AF17:.AF21])" office:value-type="float" office:value="1.04413827896118" calcext:value-type="float">
            <text:p>1.04413827896118</text:p>
          </table:table-cell>
          <table:table-cell/>
        </table:table-row>
        <table:table-row table:style-name="ro1">
          <table:table-cell table:number-columns-repeated="28"/>
          <table:table-cell office:value-type="string" calcext:value-type="string">
            <text:p>Platt</text:p>
          </table:table-cell>
          <table:table-cell table:formula="of:=AVERAGE([.AD23:.AD27])" office:value-type="float" office:value="0.000189452171325684" calcext:value-type="float">
            <text:p>0.000189452171326</text:p>
          </table:table-cell>
          <table:table-cell/>
          <table:table-cell table:formula="of:=AVERAGE([.AF23:.AF27])" office:value-type="float" office:value="0.00170978546142578" calcext:value-type="float">
            <text:p>0.001709785461426</text:p>
          </table:table-cell>
          <table:table-cell/>
        </table:table-row>
        <table:table-row table:style-name="ro1">
          <table:table-cell table:number-columns-repeated="28"/>
          <table:table-cell office:value-type="string" calcext:value-type="string">
            <text:p>Isotonic</text:p>
          </table:table-cell>
          <table:table-cell table:formula="of:=AVERAGE([.AD27:.AD31])" office:value-type="float" office:value="0.000255856513977051" calcext:value-type="float">
            <text:p>0.000255856513977</text:p>
          </table:table-cell>
          <table:table-cell/>
          <table:table-cell table:formula="of:=AVERAGE([.AF27:.AF31])" office:value-type="float" office:value="0.000366678237915039" calcext:value-type="float">
            <text:p>0.000366678237915</text:p>
          </table:table-cell>
          <table:table-cell/>
        </table:table-row>
        <table:table-row table:style-name="ro1">
          <table:table-cell table:number-columns-repeated="28"/>
          <table:table-cell office:value-type="string" calcext:value-type="string">
            <text:p>Beta</text:p>
          </table:table-cell>
          <table:table-cell table:formula="of:=AVERAGE([.AD32:.AD36])" office:value-type="float" office:value="0.00216413974761963" calcext:value-type="float">
            <text:p>0.00216413974762</text:p>
          </table:table-cell>
          <table:table-cell/>
          <table:table-cell table:formula="of:=AVERAGE([.AF32:.AF36])" office:value-type="float" office:value="0.00322878837585449" calcext:value-type="float">
            <text:p>0.003228788375855</text:p>
          </table:table-cell>
          <table:table-cell/>
        </table:table-row>
        <table:table-row table:style-name="ro1">
          <table:table-cell table:number-columns-repeated="28"/>
          <table:table-cell office:value-type="string" calcext:value-type="string">
            <text:p>BBQ</text:p>
          </table:table-cell>
          <table:table-cell table:formula="of:=AVERAGE([.AD37:.AD41])" office:value-type="float" office:value="0.133444633483887" calcext:value-type="float">
            <text:p>0.133444633483887</text:p>
          </table:table-cell>
          <table:table-cell/>
          <table:table-cell table:formula="of:=AVERAGE([.AF37:.AF41])" office:value-type="float" office:value="0.0994348001480103" calcext:value-type="float">
            <text:p>0.09943480014801</text:p>
          </table:table-cell>
          <table:table-cell/>
        </table:table-row>
        <table:table-row table:style-name="ro1">
          <table:table-cell table:number-columns-repeated="28"/>
          <table:table-cell office:value-type="string" calcext:value-type="string">
            <text:p>Temp</text:p>
          </table:table-cell>
          <table:table-cell table:formula="of:=AVERAGE([.AD42:.AD46])" office:value-type="float" office:value="0.000569090843200684" calcext:value-type="float">
            <text:p>0.000569090843201</text:p>
          </table:table-cell>
          <table:table-cell/>
          <table:table-cell table:formula="of:=AVERAGE([.AF42:.AF46])" office:value-type="float" office:value="0.00531775951385498" calcext:value-type="float">
            <text:p>0.00531775951385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2T17:35:54.965587322</dc:date>
    <meta:editing-duration>PT9M33S</meta:editing-duration>
    <meta:editing-cycles>1</meta:editing-cycles>
    <meta:document-statistic meta:table-count="1" meta:cell-count="1544" meta:object-count="0"/>
    <meta:generator>LibreOffice/6.0.7.3$Linux_X86_64 LibreOffice_project/00m0$Build-3</meta:generator>
  </office:meta>
</office:document-meta>
</file>